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69" table:default-cell-style-name="Default"/>
        <table:table-row table:style-name="ro1">
          <table:table-cell table:style-name="ce1" office:value-type="string">
            <text:p>CHICAGO FACE DATABASE</text:p>
          </table:table-cell>
          <table:table-cell table:style-name="ce1" table:number-columns-repeated="3"/>
          <table:table-cell table:number-columns-repeated="65"/>
        </table:table-row>
        <table:table-row table:style-name="ro1">
          <table:table-cell table:style-name="ce1" office:value-type="string">
            <text:p>Version 2.0.3</text:p>
          </table:table-cell>
          <table:table-cell table:style-name="ce1" office:value-type="string">
            <text:p><text:s/>(extrait de 50 visages)</text:p>
          </table:table-cell>
          <table:table-cell table:style-name="ce1" table:number-columns-repeated="2"/>
          <table:table-cell table:number-columns-repeated="65"/>
        </table:table-row>
        <table:table-row table:style-name="ro1">
          <table:table-cell table:style-name="ce1" table:number-columns-repeated="4"/>
          <table:table-cell table:number-columns-repeated="65"/>
        </table:table-row>
        <table:table-row table:style-name="ro1">
          <table:table-cell table:style-name="ce1" office:value-type="string">
            <text:p>Target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NumberofRaters</text:p>
          </table:table-cell>
          <table:table-cell table:style-name="ce1" office:value-type="string">
            <text:p>Female_prop</text:p>
          </table:table-cell>
          <table:table-cell table:style-name="ce1" office:value-type="string">
            <text:p>Male_prop</text:p>
          </table:table-cell>
          <table:table-cell table:style-name="ce1" office:value-type="string">
            <text:p>Asian_prop</text:p>
          </table:table-cell>
          <table:table-cell table:style-name="ce1" office:value-type="string">
            <text:p>Black_prop</text:p>
          </table:table-cell>
          <table:table-cell table:style-name="ce1" office:value-type="string">
            <text:p>Latino_prop</text:p>
          </table:table-cell>
          <table:table-cell table:style-name="ce1" office:value-type="string">
            <text:p>Multi_prop</text:p>
          </table:table-cell>
          <table:table-cell table:style-name="ce1" office:value-type="string">
            <text:p>Other_prop</text:p>
          </table:table-cell>
          <table:table-cell table:style-name="ce1" office:value-type="string">
            <text:p>White_prop</text:p>
          </table:table-cell>
          <table:table-cell table:style-name="ce1" office:value-type="string">
            <text:p>Afraid</text:p>
          </table:table-cell>
          <table:table-cell table:style-name="ce1" office:value-type="string">
            <text:p>Angry</text:p>
          </table:table-cell>
          <table:table-cell table:style-name="ce1" office:value-type="string">
            <text:p>Attractive</text:p>
          </table:table-cell>
          <table:table-cell table:style-name="ce1" office:value-type="string">
            <text:p>Babyface</text:p>
          </table:table-cell>
          <table:table-cell table:style-name="ce1" office:value-type="string">
            <text:p>Disgusted</text:p>
          </table:table-cell>
          <table:table-cell table:style-name="ce1" office:value-type="string">
            <text:p>Dominant</text:p>
          </table:table-cell>
          <table:table-cell table:style-name="ce1" office:value-type="string">
            <text:p>Feminine</text:p>
          </table:table-cell>
          <table:table-cell table:style-name="ce1" office:value-type="string">
            <text:p>Happy</text:p>
          </table:table-cell>
          <table:table-cell table:style-name="ce1" office:value-type="string">
            <text:p>Masculine</text:p>
          </table:table-cell>
          <table:table-cell table:style-name="ce1" office:value-type="string">
            <text:p>Prototypic</text:p>
          </table:table-cell>
          <table:table-cell table:style-name="ce1" office:value-type="string">
            <text:p>Sad</text:p>
          </table:table-cell>
          <table:table-cell table:style-name="ce1" office:value-type="string">
            <text:p>Suitability</text:p>
          </table:table-cell>
          <table:table-cell table:style-name="ce1" office:value-type="string">
            <text:p>Surprised</text:p>
          </table:table-cell>
          <table:table-cell table:style-name="ce1" office:value-type="string">
            <text:p>Threatening</text:p>
          </table:table-cell>
          <table:table-cell table:style-name="ce1" office:value-type="string">
            <text:p>Trustworthy</text:p>
          </table:table-cell>
          <table:table-cell table:style-name="ce1" office:value-type="string">
            <text:p>Unusual</text:p>
          </table:table-cell>
          <table:table-cell table:style-name="ce1" office:value-type="string">
            <text:p>Luminance_median</text:p>
          </table:table-cell>
          <table:table-cell table:style-name="ce1" office:value-type="string">
            <text:p>Nose_Width</text:p>
          </table:table-cell>
          <table:table-cell table:style-name="ce1" office:value-type="string">
            <text:p>Nose_Length</text:p>
          </table:table-cell>
          <table:table-cell table:style-name="ce1" office:value-type="string">
            <text:p>Lip_Thickness</text:p>
          </table:table-cell>
          <table:table-cell table:style-name="ce1" office:value-type="string">
            <text:p>Face_Length</text:p>
          </table:table-cell>
          <table:table-cell table:style-name="ce1" office:value-type="string">
            <text:p>R_Eye_H</text:p>
          </table:table-cell>
          <table:table-cell table:style-name="ce1" office:value-type="string">
            <text:p>L_Eye_H</text:p>
          </table:table-cell>
          <table:table-cell table:style-name="ce1" office:value-type="string">
            <text:p>Avg_Eye_Height</text:p>
          </table:table-cell>
          <table:table-cell table:style-name="ce1" office:value-type="string">
            <text:p>R_Eye_W</text:p>
          </table:table-cell>
          <table:table-cell table:style-name="ce1" office:value-type="string">
            <text:p>L_Eye_W</text:p>
          </table:table-cell>
          <table:table-cell table:style-name="ce1" office:value-type="string">
            <text:p>Avg_Eye_Width</text:p>
          </table:table-cell>
          <table:table-cell table:style-name="ce1" office:value-type="string">
            <text:p>Face_Width_Cheeks</text:p>
          </table:table-cell>
          <table:table-cell table:style-name="ce1" office:value-type="string">
            <text:p>Face_Width_Mouth</text:p>
          </table:table-cell>
          <table:table-cell table:style-name="ce1" office:value-type="string">
            <text:p>Forehead</text:p>
          </table:table-cell>
          <table:table-cell table:style-name="ce1" office:value-type="string">
            <text:p>Pupil_Top_R</text:p>
          </table:table-cell>
          <table:table-cell table:style-name="ce1" office:value-type="string">
            <text:p>Pupil_Top_L</text:p>
          </table:table-cell>
          <table:table-cell table:style-name="ce1" office:value-type="string">
            <text:p>Asymmetry_pupil_top</text:p>
          </table:table-cell>
          <table:table-cell table:style-name="ce1" office:value-type="string">
            <text:p>Pupil_Lip_R</text:p>
          </table:table-cell>
          <table:table-cell table:style-name="ce1" office:value-type="string">
            <text:p>Pupil_Lip_L</text:p>
          </table:table-cell>
          <table:table-cell table:style-name="ce1" office:value-type="string">
            <text:p>Asymmetry_pupil_lip</text:p>
          </table:table-cell>
          <table:table-cell table:style-name="ce1" office:value-type="string">
            <text:p>BottomLip_Chin</text:p>
          </table:table-cell>
          <table:table-cell table:style-name="ce1" office:value-type="string">
            <text:p>Midcheek_Chin_R</text:p>
          </table:table-cell>
          <table:table-cell table:style-name="ce1" office:value-type="string">
            <text:p>Midcheek_Chin_L</text:p>
          </table:table-cell>
          <table:table-cell table:style-name="ce1" office:value-type="string">
            <text:p>Cheeks_avg</text:p>
          </table:table-cell>
          <table:table-cell table:style-name="ce1" office:value-type="string">
            <text:p>Midbrow_Hairline_R</text:p>
          </table:table-cell>
          <table:table-cell table:style-name="ce1" office:value-type="string">
            <text:p>Midbrow_Hairline_L</text:p>
          </table:table-cell>
          <table:table-cell table:style-name="ce1" office:value-type="string">
            <text:p>Faceshape</text:p>
          </table:table-cell>
          <table:table-cell table:style-name="ce1" office:value-type="string">
            <text:p>Heartshapeness</text:p>
          </table:table-cell>
          <table:table-cell table:style-name="ce1" office:value-type="string">
            <text:p>Noseshape</text:p>
          </table:table-cell>
          <table:table-cell table:style-name="ce1" office:value-type="string">
            <text:p>LipFullness</text:p>
          </table:table-cell>
          <table:table-cell table:style-name="ce1" office:value-type="string">
            <text:p>EyeShape</text:p>
          </table:table-cell>
          <table:table-cell table:style-name="ce1" office:value-type="string">
            <text:p>EyeSize</text:p>
          </table:table-cell>
          <table:table-cell table:style-name="ce1" office:value-type="string">
            <text:p>UpperHeadLength</text:p>
          </table:table-cell>
          <table:table-cell table:style-name="ce1" office:value-type="string">
            <text:p>MidfaceLength</text:p>
          </table:table-cell>
          <table:table-cell table:style-name="ce1" office:value-type="string">
            <text:p>ChinLength</text:p>
          </table:table-cell>
          <table:table-cell table:style-name="ce1" office:value-type="string">
            <text:p>ForeheadHeight</text:p>
          </table:table-cell>
          <table:table-cell table:style-name="ce1" office:value-type="string">
            <text:p>CheekboneHeight</text:p>
          </table:table-cell>
          <table:table-cell table:style-name="ce1" office:value-type="string">
            <text:p>CheekboneProminence</text:p>
          </table:table-cell>
          <table:table-cell table:style-name="ce1" office:value-type="string">
            <text:p>FaceRoundness</text:p>
          </table:table-cell>
          <table:table-cell table:style-name="ce1" office:value-type="string">
            <text:p>fWHR</text:p>
          </table:table-cell>
        </table:table-row>
        <table:table-row table:style-name="ro1">
          <table:table-cell office:value-type="string">
            <text:p>AF-204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30.1379310344828">
            <text:p>30,137931034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27586207">
            <text:p>0,827586207</text:p>
          </table:table-cell>
          <table:table-cell office:value-type="float" office:value="0">
            <text:p>0</text:p>
          </table:table-cell>
          <table:table-cell office:value-type="float" office:value="0.068965517">
            <text:p>0,068965517</text:p>
          </table:table-cell>
          <table:table-cell office:value-type="float" office:value="0.103448276">
            <text:p>0,103448276</text:p>
          </table:table-cell>
          <table:table-cell table:number-columns-repeated="2" office:value-type="float" office:value="0">
            <text:p>0</text:p>
          </table:table-cell>
          <table:table-cell office:value-type="float" office:value="2.551724138">
            <text:p>2,551724138</text:p>
          </table:table-cell>
          <table:table-cell office:value-type="float" office:value="1.586206897">
            <text:p>1,586206897</text:p>
          </table:table-cell>
          <table:table-cell office:value-type="float" office:value="3.172413793">
            <text:p>3,172413793</text:p>
          </table:table-cell>
          <table:table-cell office:value-type="float" office:value="2.068965517">
            <text:p>2,068965517</text:p>
          </table:table-cell>
          <table:table-cell office:value-type="float" office:value="1.655172414">
            <text:p>1,655172414</text:p>
          </table:table-cell>
          <table:table-cell office:value-type="float" office:value="1.75862069">
            <text:p>1,75862069</text:p>
          </table:table-cell>
          <table:table-cell office:value-type="float" office:value="4.62962963">
            <text:p>4,62962963</text:p>
          </table:table-cell>
          <table:table-cell office:value-type="float" office:value="1.275862069">
            <text:p>1,275862069</text:p>
          </table:table-cell>
          <table:table-cell office:value-type="float" office:value="1.482758621">
            <text:p>1,482758621</text:p>
          </table:table-cell>
          <table:table-cell office:value-type="float" office:value="2.574468085">
            <text:p>2,574468085</text:p>
          </table:table-cell>
          <table:table-cell office:value-type="float" office:value="3.517241379">
            <text:p>3,517241379</text:p>
          </table:table-cell>
          <table:table-cell office:value-type="string">
            <text:p>.</text:p>
          </table:table-cell>
          <table:table-cell office:value-type="float" office:value="1.137931034">
            <text:p>1,137931034</text:p>
          </table:table-cell>
          <table:table-cell office:value-type="float" office:value="1.206896552">
            <text:p>1,206896552</text:p>
          </table:table-cell>
          <table:table-cell office:value-type="float" office:value="3.310344828">
            <text:p>3,310344828</text:p>
          </table:table-cell>
          <table:table-cell office:value-type="float" office:value="1.517241379">
            <text:p>1,517241379</text:p>
          </table:table-cell>
          <table:table-cell office:value-type="float" office:value="168.5">
            <text:p>168,5</text:p>
          </table:table-cell>
          <table:table-cell office:value-type="float" office:value="252.5">
            <text:p>252,5</text:p>
          </table:table-cell>
          <table:table-cell office:value-type="float" office:value="257.5">
            <text:p>257,5</text:p>
          </table:table-cell>
          <table:table-cell office:value-type="float" office:value="100">
            <text:p>100</text:p>
          </table:table-cell>
          <table:table-cell office:value-type="float" office:value="1179">
            <text:p>1179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150">
            <text:p>150</text:p>
          </table:table-cell>
          <table:table-cell office:value-type="float" office:value="141.5">
            <text:p>141,5</text:p>
          </table:table-cell>
          <table:table-cell office:value-type="float" office:value="145.75">
            <text:p>145,75</text:p>
          </table:table-cell>
          <table:table-cell office:value-type="float" office:value="679">
            <text:p>679</text:p>
          </table:table-cell>
          <table:table-cell office:value-type="float" office:value="605.5">
            <text:p>605,5</text:p>
          </table:table-cell>
          <table:table-cell office:value-type="float" office:value="517.5">
            <text:p>517,5</text:p>
          </table:table-cell>
          <table:table-cell office:value-type="float" office:value="475.5">
            <text:p>475,5</text:p>
          </table:table-cell>
          <table:table-cell office:value-type="float" office:value="480">
            <text:p>480</text:p>
          </table:table-cell>
          <table:table-cell office:value-type="float" office:value="4.5">
            <text:p>4,5</text:p>
          </table:table-cell>
          <table:table-cell office:value-type="float" office:value="335">
            <text:p>335</text:p>
          </table:table-cell>
          <table:table-cell office:value-type="float" office:value="356">
            <text:p>356</text:p>
          </table:table-cell>
          <table:table-cell office:value-type="float" office:value="21">
            <text:p>21</text:p>
          </table:table-cell>
          <table:table-cell office:value-type="float" office:value="212.5">
            <text:p>212,5</text:p>
          </table:table-cell>
          <table:table-cell office:value-type="float" office:value="433">
            <text:p>433</text:p>
          </table:table-cell>
          <table:table-cell office:value-type="float" office:value="444">
            <text:p>444</text:p>
          </table:table-cell>
          <table:table-cell office:value-type="float" office:value="438.5">
            <text:p>438,5</text:p>
          </table:table-cell>
          <table:table-cell office:value-type="float" office:value="339">
            <text:p>339</text:p>
          </table:table-cell>
          <table:table-cell office:value-type="float" office:value="354">
            <text:p>354</text:p>
          </table:table-cell>
          <table:table-cell office:value-type="float" office:value="0.57591179">
            <text:p>0,57591179</text:p>
          </table:table-cell>
          <table:table-cell office:value-type="float" office:value="1.121387283">
            <text:p>1,121387283</text:p>
          </table:table-cell>
          <table:table-cell office:value-type="float" office:value="0.980582524">
            <text:p>0,980582524</text:p>
          </table:table-cell>
          <table:table-cell office:value-type="float" office:value="0.084817642">
            <text:p>0,084817642</text:p>
          </table:table-cell>
          <table:table-cell office:value-type="float" office:value="0.432246998">
            <text:p>0,432246998</text:p>
          </table:table-cell>
          <table:table-cell office:value-type="float" office:value="0.053435115">
            <text:p>0,053435115</text:p>
          </table:table-cell>
          <table:table-cell office:value-type="float" office:value="0.438931298">
            <text:p>0,438931298</text:p>
          </table:table-cell>
          <table:table-cell office:value-type="float" office:value="0.293044953">
            <text:p>0,293044953</text:p>
          </table:table-cell>
          <table:table-cell office:value-type="float" office:value="0.180237489">
            <text:p>0,180237489</text:p>
          </table:table-cell>
          <table:table-cell office:value-type="float" office:value="0.29389313">
            <text:p>0,29389313</text:p>
          </table:table-cell>
          <table:table-cell office:value-type="float" office:value="0.37192536">
            <text:p>0,37192536</text:p>
          </table:table-cell>
          <table:table-cell office:value-type="float" office:value="73.5">
            <text:p>73,5</text:p>
          </table:table-cell>
          <table:table-cell office:value-type="float" office:value="0.513570823">
            <text:p>0,513570823</text:p>
          </table:table-cell>
          <table:table-cell office:value-type="float" office:value="1.935782576">
            <text:p>1,935782576</text:p>
          </table:table-cell>
        </table:table-row>
        <table:table-row table:style-name="ro1">
          <table:table-cell office:value-type="string">
            <text:p>AF-224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8.76">
            <text:p>28,76</text:p>
          </table:table-cell>
          <table:table-cell office:value-type="float" office:value="25">
            <text:p>25</text:p>
          </table:table-cell>
          <table:table-cell office:value-type="float" office:value="0.96">
            <text:p>0,96</text:p>
          </table:table-cell>
          <table:table-cell office:value-type="float" office:value="0.04">
            <text:p>0,04</text:p>
          </table:table-cell>
          <table:table-cell office:value-type="float" office:value="0.96">
            <text:p>0,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1.64">
            <text:p>1,64</text:p>
          </table:table-cell>
          <table:table-cell office:value-type="float" office:value="2.36">
            <text:p>2,36</text:p>
          </table:table-cell>
          <table:table-cell office:value-type="float" office:value="3.24">
            <text:p>3,24</text:p>
          </table:table-cell>
          <table:table-cell office:value-type="float" office:value="1.84">
            <text:p>1,84</text:p>
          </table:table-cell>
          <table:table-cell office:value-type="float" office:value="2.16">
            <text:p>2,16</text:p>
          </table:table-cell>
          <table:table-cell office:value-type="float" office:value="2.8">
            <text:p>2,8</text:p>
          </table:table-cell>
          <table:table-cell office:value-type="float" office:value="4.44">
            <text:p>4,44</text:p>
          </table:table-cell>
          <table:table-cell office:value-type="float" office:value="2.12">
            <text:p>2,12</text:p>
          </table:table-cell>
          <table:table-cell office:value-type="float" office:value="1.8">
            <text:p>1,8</text:p>
          </table:table-cell>
          <table:table-cell office:value-type="float" office:value="4.191489362">
            <text:p>4,191489362</text:p>
          </table:table-cell>
          <table:table-cell office:value-type="float" office:value="2.48">
            <text:p>2,48</text:p>
          </table:table-cell>
          <table:table-cell office:value-type="string">
            <text:p>.</text:p>
          </table:table-cell>
          <table:table-cell office:value-type="float" office:value="1.64">
            <text:p>1,64</text:p>
          </table:table-cell>
          <table:table-cell office:value-type="float" office:value="1.583333333">
            <text:p>1,583333333</text:p>
          </table:table-cell>
          <table:table-cell office:value-type="float" office:value="3.291666667">
            <text:p>3,291666667</text:p>
          </table:table-cell>
          <table:table-cell office:value-type="float" office:value="2.958333333">
            <text:p>2,958333333</text:p>
          </table:table-cell>
          <table:table-cell office:value-type="float" office:value="174.5">
            <text:p>174,5</text:p>
          </table:table-cell>
          <table:table-cell office:value-type="float" office:value="212.5">
            <text:p>212,5</text:p>
          </table:table-cell>
          <table:table-cell office:value-type="float" office:value="262">
            <text:p>262</text:p>
          </table:table-cell>
          <table:table-cell office:value-type="float" office:value="127">
            <text:p>127</text:p>
          </table:table-cell>
          <table:table-cell office:value-type="float" office:value="1230.5">
            <text:p>1230,5</text:p>
          </table:table-cell>
          <table:table-cell office:value-type="float" office:value="48.5">
            <text:p>48,5</text:p>
          </table:table-cell>
          <table:table-cell office:value-type="float" office:value="38">
            <text:p>38</text:p>
          </table:table-cell>
          <table:table-cell office:value-type="float" office:value="43.25">
            <text:p>43,2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3.5">
            <text:p>133,5</text:p>
          </table:table-cell>
          <table:table-cell office:value-type="float" office:value="607">
            <text:p>607</text:p>
          </table:table-cell>
          <table:table-cell office:value-type="float" office:value="519">
            <text:p>519</text:p>
          </table:table-cell>
          <table:table-cell office:value-type="float" office:value="544.5">
            <text:p>544,5</text:p>
          </table:table-cell>
          <table:table-cell office:value-type="float" office:value="547.5">
            <text:p>547,5</text:p>
          </table:table-cell>
          <table:table-cell office:value-type="float" office:value="544">
            <text:p>544</text:p>
          </table:table-cell>
          <table:table-cell office:value-type="float" office:value="3.5">
            <text:p>3,5</text:p>
          </table:table-cell>
          <table:table-cell office:value-type="float" office:value="391">
            <text:p>391</text:p>
          </table:table-cell>
          <table:table-cell office:value-type="float" office:value="388.5">
            <text:p>388,5</text:p>
          </table:table-cell>
          <table:table-cell office:value-type="float" office:value="2.5">
            <text:p>2,5</text:p>
          </table:table-cell>
          <table:table-cell office:value-type="float" office:value="161.5">
            <text:p>161,5</text:p>
          </table:table-cell>
          <table:table-cell office:value-type="float" office:value="452.5">
            <text:p>452,5</text:p>
          </table:table-cell>
          <table:table-cell office:value-type="float" office:value="457">
            <text:p>457</text:p>
          </table:table-cell>
          <table:table-cell office:value-type="float" office:value="454.75">
            <text:p>454,75</text:p>
          </table:table-cell>
          <table:table-cell office:value-type="float" office:value="403.5">
            <text:p>403,5</text:p>
          </table:table-cell>
          <table:table-cell office:value-type="float" office:value="402.5">
            <text:p>402,5</text:p>
          </table:table-cell>
          <table:table-cell office:value-type="float" office:value="0.493295408">
            <text:p>0,493295408</text:p>
          </table:table-cell>
          <table:table-cell office:value-type="float" office:value="1.16955684">
            <text:p>1,16955684</text:p>
          </table:table-cell>
          <table:table-cell office:value-type="float" office:value="0.811068702">
            <text:p>0,811068702</text:p>
          </table:table-cell>
          <table:table-cell office:value-type="float" office:value="0.103210077">
            <text:p>0,103210077</text:p>
          </table:table-cell>
          <table:table-cell office:value-type="float" office:value="0.323970037">
            <text:p>0,323970037</text:p>
          </table:table-cell>
          <table:table-cell office:value-type="float" office:value="0.035148314">
            <text:p>0,035148314</text:p>
          </table:table-cell>
          <table:table-cell office:value-type="float" office:value="0.442503048">
            <text:p>0,442503048</text:p>
          </table:table-cell>
          <table:table-cell office:value-type="float" office:value="0.316741162">
            <text:p>0,316741162</text:p>
          </table:table-cell>
          <table:table-cell office:value-type="float" office:value="0.13124746">
            <text:p>0,13124746</text:p>
          </table:table-cell>
          <table:table-cell office:value-type="float" office:value="0.327509143">
            <text:p>0,327509143</text:p>
          </table:table-cell>
          <table:table-cell office:value-type="float" office:value="0.369565217">
            <text:p>0,369565217</text:p>
          </table:table-cell>
          <table:table-cell office:value-type="float" office:value="88">
            <text:p>88</text:p>
          </table:table-cell>
          <table:table-cell office:value-type="float" office:value="0.421779764">
            <text:p>0,421779764</text:p>
          </table:table-cell>
          <table:table-cell office:value-type="float" office:value="1.821871028">
            <text:p>1,821871028</text:p>
          </table:table-cell>
        </table:table-row>
        <table:table-row table:style-name="ro1">
          <table:table-cell office:value-type="string">
            <text:p>AF-226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9.24">
            <text:p>29,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4">
            <text:p>0,04</text:p>
          </table:table-cell>
          <table:table-cell office:value-type="float" office:value="2.32">
            <text:p>2,32</text:p>
          </table:table-cell>
          <table:table-cell office:value-type="float" office:value="3.08">
            <text:p>3,08</text:p>
          </table:table-cell>
          <table:table-cell office:value-type="float" office:value="3.56">
            <text:p>3,56</text:p>
          </table:table-cell>
          <table:table-cell office:value-type="float" office:value="1.88">
            <text:p>1,88</text:p>
          </table:table-cell>
          <table:table-cell office:value-type="float" office:value="2.12">
            <text:p>2,12</text:p>
          </table:table-cell>
          <table:table-cell office:value-type="float" office:value="2.76">
            <text:p>2,76</text:p>
          </table:table-cell>
          <table:table-cell office:value-type="float" office:value="4.56">
            <text:p>4,56</text:p>
          </table:table-cell>
          <table:table-cell office:value-type="float" office:value="2">
            <text:p>2</text:p>
          </table:table-cell>
          <table:table-cell office:value-type="float" office:value="2.04">
            <text:p>2,04</text:p>
          </table:table-cell>
          <table:table-cell office:value-type="float" office:value="3.744680851">
            <text:p>3,744680851</text:p>
          </table:table-cell>
          <table:table-cell office:value-type="float" office:value="2.52">
            <text:p>2,52</text:p>
          </table:table-cell>
          <table:table-cell office:value-type="string">
            <text:p>.</text:p>
          </table:table-cell>
          <table:table-cell office:value-type="float" office:value="1.72">
            <text:p>1,72</text:p>
          </table:table-cell>
          <table:table-cell office:value-type="float" office:value="2.36">
            <text:p>2,36</text:p>
          </table:table-cell>
          <table:table-cell office:value-type="float" office:value="3.04">
            <text:p>3,04</text:p>
          </table:table-cell>
          <table:table-cell office:value-type="float" office:value="2.72">
            <text:p>2,72</text:p>
          </table:table-cell>
          <table:table-cell office:value-type="float" office:value="161">
            <text:p>161</text:p>
          </table:table-cell>
          <table:table-cell office:value-type="float" office:value="239">
            <text:p>239</text:p>
          </table:table-cell>
          <table:table-cell office:value-type="float" office:value="248.5">
            <text:p>248,5</text:p>
          </table:table-cell>
          <table:table-cell office:value-type="float" office:value="138">
            <text:p>138</text:p>
          </table:table-cell>
          <table:table-cell office:value-type="float" office:value="1132.5">
            <text:p>1132,5</text:p>
          </table:table-cell>
          <table:table-cell table:number-columns-repeated="3" office:value-type="float" office:value="52.5">
            <text:p>52,5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623">
            <text:p>623</text:p>
          </table:table-cell>
          <table:table-cell office:value-type="float" office:value="541.5">
            <text:p>541,5</text:p>
          </table:table-cell>
          <table:table-cell office:value-type="float" office:value="436.5">
            <text:p>436,5</text:p>
          </table:table-cell>
          <table:table-cell office:value-type="float" office:value="429.5">
            <text:p>429,5</text:p>
          </table:table-cell>
          <table:table-cell office:value-type="float" office:value="431">
            <text:p>431</text:p>
          </table:table-cell>
          <table:table-cell office:value-type="float" office:value="1.5">
            <text:p>1,5</text:p>
          </table:table-cell>
          <table:table-cell office:value-type="float" office:value="366">
            <text:p>366</text:p>
          </table:table-cell>
          <table:table-cell office:value-type="float" office:value="365.5">
            <text:p>365,5</text:p>
          </table:table-cell>
          <table:table-cell office:value-type="float" office:value="0.5">
            <text:p>0,5</text:p>
          </table:table-cell>
          <table:table-cell office:value-type="float" office:value="194.5">
            <text:p>194,5</text:p>
          </table:table-cell>
          <table:table-cell office:value-type="float" office:value="481">
            <text:p>481</text:p>
          </table:table-cell>
          <table:table-cell office:value-type="float" office:value="484.5">
            <text:p>484,5</text:p>
          </table:table-cell>
          <table:table-cell office:value-type="float" office:value="482.75">
            <text:p>482,75</text:p>
          </table:table-cell>
          <table:table-cell office:value-type="float" office:value="316.5">
            <text:p>316,5</text:p>
          </table:table-cell>
          <table:table-cell office:value-type="float" office:value="311">
            <text:p>311</text:p>
          </table:table-cell>
          <table:table-cell office:value-type="float" office:value="0.550110375">
            <text:p>0,550110375</text:p>
          </table:table-cell>
          <table:table-cell office:value-type="float" office:value="1.150507849">
            <text:p>1,150507849</text:p>
          </table:table-cell>
          <table:table-cell office:value-type="float" office:value="0.961770624">
            <text:p>0,961770624</text:p>
          </table:table-cell>
          <table:table-cell office:value-type="float" office:value="0.121854305">
            <text:p>0,121854305</text:p>
          </table:table-cell>
          <table:table-cell office:value-type="float" office:value="0.35">
            <text:p>0,35</text:p>
          </table:table-cell>
          <table:table-cell office:value-type="float" office:value="0.046357616">
            <text:p>0,046357616</text:p>
          </table:table-cell>
          <table:table-cell office:value-type="float" office:value="0.385430464">
            <text:p>0,385430464</text:p>
          </table:table-cell>
          <table:table-cell office:value-type="float" office:value="0.322958057">
            <text:p>0,322958057</text:p>
          </table:table-cell>
          <table:table-cell office:value-type="float" office:value="0.171743929">
            <text:p>0,171743929</text:p>
          </table:table-cell>
          <table:table-cell office:value-type="float" office:value="0.277041943">
            <text:p>0,277041943</text:p>
          </table:table-cell>
          <table:table-cell office:value-type="float" office:value="0.426269316">
            <text:p>0,426269316</text:p>
          </table:table-cell>
          <table:table-cell office:value-type="float" office:value="81.5">
            <text:p>81,5</text:p>
          </table:table-cell>
          <table:table-cell office:value-type="float" office:value="0.478145695">
            <text:p>0,478145695</text:p>
          </table:table-cell>
          <table:table-cell office:value-type="float" office:value="1.849024995">
            <text:p>1,849024995</text:p>
          </table:table-cell>
        </table:table-row>
        <table:table-row table:style-name="ro1">
          <table:table-cell office:value-type="string">
            <text:p>AF-238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37.5555555555556">
            <text:p>37,555555555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88888889">
            <text:p>0,888888889</text:p>
          </table:table-cell>
          <table:table-cell office:value-type="float" office:value="0">
            <text:p>0</text:p>
          </table:table-cell>
          <table:table-cell office:value-type="float" office:value="0.074074074">
            <text:p>0,074074074</text:p>
          </table:table-cell>
          <table:table-cell office:value-type="float" office:value="0.037037037">
            <text:p>0,037037037</text:p>
          </table:table-cell>
          <table:table-cell table:number-columns-repeated="2" office:value-type="float" office:value="0">
            <text:p>0</text:p>
          </table:table-cell>
          <table:table-cell office:value-type="float" office:value="2.37037037">
            <text:p>2,37037037</text:p>
          </table:table-cell>
          <table:table-cell office:value-type="float" office:value="2">
            <text:p>2</text:p>
          </table:table-cell>
          <table:table-cell office:value-type="float" office:value="2.888888889">
            <text:p>2,888888889</text:p>
          </table:table-cell>
          <table:table-cell office:value-type="float" office:value="1.259259259">
            <text:p>1,259259259</text:p>
          </table:table-cell>
          <table:table-cell office:value-type="float" office:value="1.846153846">
            <text:p>1,846153846</text:p>
          </table:table-cell>
          <table:table-cell office:value-type="float" office:value="2.269230769">
            <text:p>2,269230769</text:p>
          </table:table-cell>
          <table:table-cell office:value-type="float" office:value="4.037037037">
            <text:p>4,037037037</text:p>
          </table:table-cell>
          <table:table-cell office:value-type="float" office:value="2">
            <text:p>2</text:p>
          </table:table-cell>
          <table:table-cell office:value-type="float" office:value="1.740740741">
            <text:p>1,740740741</text:p>
          </table:table-cell>
          <table:table-cell office:value-type="float" office:value="3.042553191">
            <text:p>3,042553191</text:p>
          </table:table-cell>
          <table:table-cell office:value-type="float" office:value="3.074074074">
            <text:p>3,074074074</text:p>
          </table:table-cell>
          <table:table-cell office:value-type="string">
            <text:p>.</text:p>
          </table:table-cell>
          <table:table-cell office:value-type="float" office:value="1.592592593">
            <text:p>1,592592593</text:p>
          </table:table-cell>
          <table:table-cell office:value-type="float" office:value="1.444444444">
            <text:p>1,444444444</text:p>
          </table:table-cell>
          <table:table-cell office:value-type="float" office:value="3.259259259">
            <text:p>3,259259259</text:p>
          </table:table-cell>
          <table:table-cell office:value-type="float" office:value="1.851851852">
            <text:p>1,851851852</text:p>
          </table:table-cell>
          <table:table-cell office:value-type="float" office:value="175">
            <text:p>175</text:p>
          </table:table-cell>
          <table:table-cell office:value-type="float" office:value="201.5">
            <text:p>201,5</text:p>
          </table:table-cell>
          <table:table-cell office:value-type="float" office:value="265.5">
            <text:p>265,5</text:p>
          </table:table-cell>
          <table:table-cell office:value-type="float" office:value="112.5">
            <text:p>112,5</text:p>
          </table:table-cell>
          <table:table-cell office:value-type="float" office:value="1167.5">
            <text:p>1167,5</text:p>
          </table:table-cell>
          <table:table-cell office:value-type="float" office:value="61.5">
            <text:p>61,5</text:p>
          </table:table-cell>
          <table:table-cell office:value-type="float" office:value="60.5">
            <text:p>60,5</text:p>
          </table:table-cell>
          <table:table-cell office:value-type="float" office:value="61">
            <text:p>61</text:p>
          </table:table-cell>
          <table:table-cell office:value-type="float" office:value="158.5">
            <text:p>158,5</text:p>
          </table:table-cell>
          <table:table-cell office:value-type="float" office:value="163.5">
            <text:p>163,5</text:p>
          </table:table-cell>
          <table:table-cell office:value-type="float" office:value="161">
            <text:p>161</text:p>
          </table:table-cell>
          <table:table-cell office:value-type="float" office:value="564">
            <text:p>564</text:p>
          </table:table-cell>
          <table:table-cell office:value-type="float" office:value="483.5">
            <text:p>483,5</text:p>
          </table:table-cell>
          <table:table-cell office:value-type="float" office:value="443.5">
            <text:p>443,5</text:p>
          </table:table-cell>
          <table:table-cell office:value-type="float" office:value="439">
            <text:p>439</text:p>
          </table:table-cell>
          <table:table-cell office:value-type="float" office:value="432.5">
            <text:p>432,5</text:p>
          </table:table-cell>
          <table:table-cell office:value-type="float" office:value="6.5">
            <text:p>6,5</text:p>
          </table:table-cell>
          <table:table-cell office:value-type="float" office:value="390.5">
            <text:p>390,5</text:p>
          </table:table-cell>
          <table:table-cell office:value-type="float" office:value="389.5">
            <text:p>389,5</text:p>
          </table:table-cell>
          <table:table-cell office:value-type="float" office:value="1">
            <text:p>1</text:p>
          </table:table-cell>
          <table:table-cell office:value-type="float" office:value="207.5">
            <text:p>207,5</text:p>
          </table:table-cell>
          <table:table-cell office:value-type="float" office:value="490.5">
            <text:p>490,5</text:p>
          </table:table-cell>
          <table:table-cell office:value-type="float" office:value="484.5">
            <text:p>484,5</text:p>
          </table:table-cell>
          <table:table-cell office:value-type="float" office:value="487.5">
            <text:p>487,5</text:p>
          </table:table-cell>
          <table:table-cell office:value-type="float" office:value="304.5">
            <text:p>304,5</text:p>
          </table:table-cell>
          <table:table-cell office:value-type="float" office:value="289">
            <text:p>289</text:p>
          </table:table-cell>
          <table:table-cell office:value-type="float" office:value="0.483083512">
            <text:p>0,483083512</text:p>
          </table:table-cell>
          <table:table-cell office:value-type="float" office:value="1.166494312">
            <text:p>1,166494312</text:p>
          </table:table-cell>
          <table:table-cell office:value-type="float" office:value="0.758945386">
            <text:p>0,758945386</text:p>
          </table:table-cell>
          <table:table-cell office:value-type="float" office:value="0.096359743">
            <text:p>0,096359743</text:p>
          </table:table-cell>
          <table:table-cell office:value-type="float" office:value="0.378881988">
            <text:p>0,378881988</text:p>
          </table:table-cell>
          <table:table-cell office:value-type="float" office:value="0.052248394">
            <text:p>0,052248394</text:p>
          </table:table-cell>
          <table:table-cell office:value-type="float" office:value="0.37987152">
            <text:p>0,37987152</text:p>
          </table:table-cell>
          <table:table-cell office:value-type="float" office:value="0.334047109">
            <text:p>0,334047109</text:p>
          </table:table-cell>
          <table:table-cell office:value-type="float" office:value="0.177730193">
            <text:p>0,177730193</text:p>
          </table:table-cell>
          <table:table-cell office:value-type="float" office:value="0.254175589">
            <text:p>0,254175589</text:p>
          </table:table-cell>
          <table:table-cell office:value-type="float" office:value="0.417558887">
            <text:p>0,417558887</text:p>
          </table:table-cell>
          <table:table-cell office:value-type="float" office:value="80.5">
            <text:p>80,5</text:p>
          </table:table-cell>
          <table:table-cell office:value-type="float" office:value="0.414132762">
            <text:p>0,414132762</text:p>
          </table:table-cell>
          <table:table-cell office:value-type="float" office:value="1.573254471">
            <text:p>1,573254471</text:p>
          </table:table-cell>
        </table:table-row>
        <table:table-row table:style-name="ro1">
          <table:table-cell office:value-type="string">
            <text:p>AF-256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63636364">
            <text:p>0,863636364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1">
            <text:p>0,090909091</text:p>
          </table:table-cell>
          <table:table-cell office:value-type="float" office:value="0.045454545">
            <text:p>0,045454545</text:p>
          </table:table-cell>
          <table:table-cell office:value-type="float" office:value="0">
            <text:p>0</text:p>
          </table:table-cell>
          <table:table-cell office:value-type="float" office:value="1.545454545">
            <text:p>1,545454545</text:p>
          </table:table-cell>
          <table:table-cell office:value-type="float" office:value="1.954545455">
            <text:p>1,954545455</text:p>
          </table:table-cell>
          <table:table-cell office:value-type="float" office:value="3.454545455">
            <text:p>3,454545455</text:p>
          </table:table-cell>
          <table:table-cell office:value-type="float" office:value="3">
            <text:p>3</text:p>
          </table:table-cell>
          <table:table-cell office:value-type="float" office:value="1.454545455">
            <text:p>1,454545455</text:p>
          </table:table-cell>
          <table:table-cell office:value-type="float" office:value="1.681818182">
            <text:p>1,681818182</text:p>
          </table:table-cell>
          <table:table-cell office:value-type="float" office:value="4.409090909">
            <text:p>4,409090909</text:p>
          </table:table-cell>
          <table:table-cell office:value-type="float" office:value="1.909090909">
            <text:p>1,909090909</text:p>
          </table:table-cell>
          <table:table-cell office:value-type="float" office:value="1.285714286">
            <text:p>1,285714286</text:p>
          </table:table-cell>
          <table:table-cell office:value-type="float" office:value="2.787234043">
            <text:p>2,787234043</text:p>
          </table:table-cell>
          <table:table-cell office:value-type="float" office:value="1.863636364">
            <text:p>1,863636364</text:p>
          </table:table-cell>
          <table:table-cell office:value-type="string">
            <text:p>.</text:p>
          </table:table-cell>
          <table:table-cell office:value-type="float" office:value="1.409090909">
            <text:p>1,409090909</text:p>
          </table:table-cell>
          <table:table-cell office:value-type="float" office:value="1.590909091">
            <text:p>1,590909091</text:p>
          </table:table-cell>
          <table:table-cell office:value-type="float" office:value="2.954545455">
            <text:p>2,954545455</text:p>
          </table:table-cell>
          <table:table-cell office:value-type="float" office:value="1.772727273">
            <text:p>1,772727273</text:p>
          </table:table-cell>
          <table:table-cell office:value-type="float" office:value="185.5">
            <text:p>185,5</text:p>
          </table:table-cell>
          <table:table-cell office:value-type="float" office:value="224.5">
            <text:p>224,5</text:p>
          </table:table-cell>
          <table:table-cell office:value-type="float" office:value="236">
            <text:p>236</text:p>
          </table:table-cell>
          <table:table-cell office:value-type="float" office:value="109.5">
            <text:p>109,5</text:p>
          </table:table-cell>
          <table:table-cell office:value-type="float" office:value="1168">
            <text:p>1168</text:p>
          </table:table-cell>
          <table:table-cell office:value-type="float" office:value="62">
            <text:p>62</text:p>
          </table:table-cell>
          <table:table-cell office:value-type="float" office:value="61.5">
            <text:p>61,5</text:p>
          </table:table-cell>
          <table:table-cell office:value-type="float" office:value="61.75">
            <text:p>61,75</text:p>
          </table:table-cell>
          <table:table-cell office:value-type="float" office:value="142.5">
            <text:p>142,5</text:p>
          </table:table-cell>
          <table:table-cell office:value-type="float" office:value="145">
            <text:p>145</text:p>
          </table:table-cell>
          <table:table-cell office:value-type="float" office:value="143.75">
            <text:p>143,75</text:p>
          </table:table-cell>
          <table:table-cell office:value-type="float" office:value="609">
            <text:p>609</text:p>
          </table:table-cell>
          <table:table-cell office:value-type="float" office:value="463">
            <text:p>463</text:p>
          </table:table-cell>
          <table:table-cell office:value-type="float" office:value="484">
            <text:p>484</text:p>
          </table:table-cell>
          <table:table-cell office:value-type="float" office:value="478.5">
            <text:p>478,5</text:p>
          </table:table-cell>
          <table:table-cell office:value-type="float" office:value="485.5">
            <text:p>485,5</text:p>
          </table:table-cell>
          <table:table-cell office:value-type="float" office:value="7">
            <text:p>7</text:p>
          </table:table-cell>
          <table:table-cell office:value-type="float" office:value="346.5">
            <text:p>346,5</text:p>
          </table:table-cell>
          <table:table-cell office:value-type="float" office:value="352">
            <text:p>352</text:p>
          </table:table-cell>
          <table:table-cell office:value-type="float" office:value="5.5">
            <text:p>5,5</text:p>
          </table:table-cell>
          <table:table-cell office:value-type="float" office:value="212">
            <text:p>212</text:p>
          </table:table-cell>
          <table:table-cell office:value-type="float" office:value="444.5">
            <text:p>444,5</text:p>
          </table:table-cell>
          <table:table-cell office:value-type="float" office:value="434.5">
            <text:p>434,5</text:p>
          </table:table-cell>
          <table:table-cell office:value-type="float" office:value="439.5">
            <text:p>439,5</text:p>
          </table:table-cell>
          <table:table-cell office:value-type="float" office:value="370.5">
            <text:p>370,5</text:p>
          </table:table-cell>
          <table:table-cell office:value-type="float" office:value="353">
            <text:p>353</text:p>
          </table:table-cell>
          <table:table-cell office:value-type="float" office:value="0.52140411">
            <text:p>0,52140411</text:p>
          </table:table-cell>
          <table:table-cell office:value-type="float" office:value="1.315334773">
            <text:p>1,315334773</text:p>
          </table:table-cell>
          <table:table-cell office:value-type="float" office:value="0.951271186">
            <text:p>0,951271186</text:p>
          </table:table-cell>
          <table:table-cell office:value-type="float" office:value="0.09375">
            <text:p>0,09375</text:p>
          </table:table-cell>
          <table:table-cell office:value-type="float" office:value="0.429565217">
            <text:p>0,429565217</text:p>
          </table:table-cell>
          <table:table-cell office:value-type="float" office:value="0.052868151">
            <text:p>0,052868151</text:p>
          </table:table-cell>
          <table:table-cell office:value-type="float" office:value="0.414383562">
            <text:p>0,414383562</text:p>
          </table:table-cell>
          <table:table-cell office:value-type="float" office:value="0.299015411">
            <text:p>0,299015411</text:p>
          </table:table-cell>
          <table:table-cell office:value-type="float" office:value="0.181506849">
            <text:p>0,181506849</text:p>
          </table:table-cell>
          <table:table-cell office:value-type="float" office:value="0.309717466">
            <text:p>0,309717466</text:p>
          </table:table-cell>
          <table:table-cell office:value-type="float" office:value="0.376284247">
            <text:p>0,376284247</text:p>
          </table:table-cell>
          <table:table-cell office:value-type="float" office:value="146">
            <text:p>146</text:p>
          </table:table-cell>
          <table:table-cell office:value-type="float" office:value="0.39640411">
            <text:p>0,39640411</text:p>
          </table:table-cell>
          <table:table-cell office:value-type="float" office:value="1.928112506">
            <text:p>1,928112506</text:p>
          </table:table-cell>
        </table:table-row>
        <table:table-row table:style-name="ro1">
          <table:table-cell office:value-type="string">
            <text:p>AM-201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3.8">
            <text:p>23,8</text:p>
          </table:table-cell>
          <table:table-cell office:value-type="float" office:value="25">
            <text:p>25</text:p>
          </table:table-cell>
          <table:table-cell office:value-type="float" office:value="0.04">
            <text:p>0,04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24">
            <text:p>1,24</text:p>
          </table:table-cell>
          <table:table-cell office:value-type="float" office:value="2.52">
            <text:p>2,52</text:p>
          </table:table-cell>
          <table:table-cell office:value-type="float" office:value="3.04">
            <text:p>3,04</text:p>
          </table:table-cell>
          <table:table-cell office:value-type="float" office:value="2.625">
            <text:p>2,625</text:p>
          </table:table-cell>
          <table:table-cell office:value-type="float" office:value="2.04">
            <text:p>2,04</text:p>
          </table:table-cell>
          <table:table-cell office:value-type="float" office:value="2.48">
            <text:p>2,48</text:p>
          </table:table-cell>
          <table:table-cell office:value-type="float" office:value="1.541666667">
            <text:p>1,541666667</text:p>
          </table:table-cell>
          <table:table-cell office:value-type="float" office:value="1.48">
            <text:p>1,48</text:p>
          </table:table-cell>
          <table:table-cell office:value-type="float" office:value="4">
            <text:p>4</text:p>
          </table:table-cell>
          <table:table-cell office:value-type="float" office:value="4.558139535">
            <text:p>4,558139535</text:p>
          </table:table-cell>
          <table:table-cell office:value-type="float" office:value="2.4">
            <text:p>2,4</text:p>
          </table:table-cell>
          <table:table-cell office:value-type="string">
            <text:p>.</text:p>
          </table:table-cell>
          <table:table-cell office:value-type="float" office:value="1.36">
            <text:p>1,36</text:p>
          </table:table-cell>
          <table:table-cell office:value-type="float" office:value="1.76">
            <text:p>1,76</text:p>
          </table:table-cell>
          <table:table-cell office:value-type="float" office:value="3.12">
            <text:p>3,12</text:p>
          </table:table-cell>
          <table:table-cell office:value-type="float" office:value="1.88">
            <text:p>1,88</text:p>
          </table:table-cell>
          <table:table-cell office:value-type="float" office:value="166">
            <text:p>166</text:p>
          </table:table-cell>
          <table:table-cell office:value-type="float" office:value="221">
            <text:p>221</text:p>
          </table:table-cell>
          <table:table-cell office:value-type="float" office:value="244">
            <text:p>244</text:p>
          </table:table-cell>
          <table:table-cell office:value-type="float" office:value="125.5">
            <text:p>125,5</text:p>
          </table:table-cell>
          <table:table-cell office:value-type="float" office:value="1165">
            <text:p>1165</text:p>
          </table:table-cell>
          <table:table-cell office:value-type="float" office:value="51">
            <text:p>51</text:p>
          </table:table-cell>
          <table:table-cell office:value-type="float" office:value="46.5">
            <text:p>46,5</text:p>
          </table:table-cell>
          <table:table-cell office:value-type="float" office:value="48.75">
            <text:p>48,7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9.5">
            <text:p>149,5</text:p>
          </table:table-cell>
          <table:table-cell office:value-type="float" office:value="574">
            <text:p>574</text:p>
          </table:table-cell>
          <table:table-cell office:value-type="float" office:value="527.5">
            <text:p>527,5</text:p>
          </table:table-cell>
          <table:table-cell office:value-type="float" office:value="410.5">
            <text:p>410,5</text:p>
          </table:table-cell>
          <table:table-cell office:value-type="float" office:value="406.5">
            <text:p>406,5</text:p>
          </table:table-cell>
          <table:table-cell office:value-type="float" office:value="404">
            <text:p>404</text:p>
          </table:table-cell>
          <table:table-cell office:value-type="float" office:value="2.5">
            <text:p>2,5</text:p>
          </table:table-cell>
          <table:table-cell office:value-type="float" office:value="389.5">
            <text:p>389,5</text:p>
          </table:table-cell>
          <table:table-cell office:value-type="float" office:value="386">
            <text:p>386</text:p>
          </table:table-cell>
          <table:table-cell office:value-type="float" office:value="3.5">
            <text:p>3,5</text:p>
          </table:table-cell>
          <table:table-cell office:value-type="float" office:value="240">
            <text:p>240</text:p>
          </table:table-cell>
          <table:table-cell office:value-type="float" office:value="517">
            <text:p>517</text:p>
          </table:table-cell>
          <table:table-cell office:value-type="float" office:value="516.5">
            <text:p>516,5</text:p>
          </table:table-cell>
          <table:table-cell office:value-type="float" office:value="516.75">
            <text:p>516,75</text:p>
          </table:table-cell>
          <table:table-cell office:value-type="float" office:value="279">
            <text:p>279</text:p>
          </table:table-cell>
          <table:table-cell office:value-type="float" office:value="268">
            <text:p>268</text:p>
          </table:table-cell>
          <table:table-cell office:value-type="float" office:value="0.492703863">
            <text:p>0,492703863</text:p>
          </table:table-cell>
          <table:table-cell office:value-type="float" office:value="1.088151659">
            <text:p>1,088151659</text:p>
          </table:table-cell>
          <table:table-cell office:value-type="float" office:value="0.905737705">
            <text:p>0,905737705</text:p>
          </table:table-cell>
          <table:table-cell office:value-type="float" office:value="0.107725322">
            <text:p>0,107725322</text:p>
          </table:table-cell>
          <table:table-cell office:value-type="float" office:value="0.326086957">
            <text:p>0,326086957</text:p>
          </table:table-cell>
          <table:table-cell office:value-type="float" office:value="0.041845494">
            <text:p>0,041845494</text:p>
          </table:table-cell>
          <table:table-cell office:value-type="float" office:value="0.352360515">
            <text:p>0,352360515</text:p>
          </table:table-cell>
          <table:table-cell office:value-type="float" office:value="0.332832618">
            <text:p>0,332832618</text:p>
          </table:table-cell>
          <table:table-cell office:value-type="float" office:value="0.206008584">
            <text:p>0,206008584</text:p>
          </table:table-cell>
          <table:table-cell office:value-type="float" office:value="0.234763948">
            <text:p>0,234763948</text:p>
          </table:table-cell>
          <table:table-cell office:value-type="float" office:value="0.443562232">
            <text:p>0,443562232</text:p>
          </table:table-cell>
          <table:table-cell office:value-type="float" office:value="46.5">
            <text:p>46,5</text:p>
          </table:table-cell>
          <table:table-cell office:value-type="float" office:value="0.4527897">
            <text:p>0,4527897</text:p>
          </table:table-cell>
          <table:table-cell office:value-type="float" office:value="1.670274767">
            <text:p>1,670274767</text:p>
          </table:table-cell>
        </table:table-row>
        <table:table-row table:style-name="ro1">
          <table:table-cell office:value-type="string">
            <text:p>AM-202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6.2222222222222">
            <text:p>26,22222222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46153846">
            <text:p>0,846153846</text:p>
          </table:table-cell>
          <table:table-cell office:value-type="float" office:value="0">
            <text:p>0</text:p>
          </table:table-cell>
          <table:table-cell office:value-type="float" office:value="0.038461538">
            <text:p>0,038461538</text:p>
          </table:table-cell>
          <table:table-cell office:value-type="float" office:value="0.076923077">
            <text:p>0,076923077</text:p>
          </table:table-cell>
          <table:table-cell office:value-type="float" office:value="0.038461538">
            <text:p>0,038461538</text:p>
          </table:table-cell>
          <table:table-cell office:value-type="float" office:value="0">
            <text:p>0</text:p>
          </table:table-cell>
          <table:table-cell office:value-type="float" office:value="1.846153846">
            <text:p>1,846153846</text:p>
          </table:table-cell>
          <table:table-cell office:value-type="float" office:value="2.888888889">
            <text:p>2,888888889</text:p>
          </table:table-cell>
          <table:table-cell office:value-type="float" office:value="2.777777778">
            <text:p>2,777777778</text:p>
          </table:table-cell>
          <table:table-cell table:number-columns-repeated="2" office:value-type="float" office:value="2.296296296">
            <text:p>2,296296296</text:p>
          </table:table-cell>
          <table:table-cell office:value-type="float" office:value="2.730769231">
            <text:p>2,730769231</text:p>
          </table:table-cell>
          <table:table-cell office:value-type="float" office:value="1.538461538">
            <text:p>1,538461538</text:p>
          </table:table-cell>
          <table:table-cell office:value-type="float" office:value="1.592592593">
            <text:p>1,592592593</text:p>
          </table:table-cell>
          <table:table-cell office:value-type="float" office:value="4.074074074">
            <text:p>4,074074074</text:p>
          </table:table-cell>
          <table:table-cell office:value-type="float" office:value="3.348837209">
            <text:p>3,348837209</text:p>
          </table:table-cell>
          <table:table-cell office:value-type="float" office:value="2.259259259">
            <text:p>2,259259259</text:p>
          </table:table-cell>
          <table:table-cell office:value-type="string">
            <text:p>.</text:p>
          </table:table-cell>
          <table:table-cell office:value-type="float" office:value="1.576923077">
            <text:p>1,576923077</text:p>
          </table:table-cell>
          <table:table-cell office:value-type="float" office:value="2.37037037">
            <text:p>2,37037037</text:p>
          </table:table-cell>
          <table:table-cell office:value-type="float" office:value="3.148148148">
            <text:p>3,148148148</text:p>
          </table:table-cell>
          <table:table-cell office:value-type="float" office:value="2.037037037">
            <text:p>2,037037037</text:p>
          </table:table-cell>
          <table:table-cell office:value-type="float" office:value="137.5">
            <text:p>137,5</text:p>
          </table:table-cell>
          <table:table-cell office:value-type="float" office:value="221.5">
            <text:p>221,5</text:p>
          </table:table-cell>
          <table:table-cell office:value-type="float" office:value="227.5">
            <text:p>227,5</text:p>
          </table:table-cell>
          <table:table-cell office:value-type="float" office:value="114.5">
            <text:p>114,5</text:p>
          </table:table-cell>
          <table:table-cell office:value-type="float" office:value="1037">
            <text:p>1037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2.5">
            <text:p>52,5</text:p>
          </table:table-cell>
          <table:table-cell office:value-type="float" office:value="154.5">
            <text:p>154,5</text:p>
          </table:table-cell>
          <table:table-cell office:value-type="float" office:value="162">
            <text:p>162</text:p>
          </table:table-cell>
          <table:table-cell office:value-type="float" office:value="158.25">
            <text:p>158,25</text:p>
          </table:table-cell>
          <table:table-cell office:value-type="float" office:value="599">
            <text:p>599</text:p>
          </table:table-cell>
          <table:table-cell office:value-type="float" office:value="519.5">
            <text:p>519,5</text:p>
          </table:table-cell>
          <table:table-cell office:value-type="float" office:value="338.5">
            <text:p>338,5</text:p>
          </table:table-cell>
          <table:table-cell office:value-type="float" office:value="364">
            <text:p>364</text:p>
          </table:table-cell>
          <table:table-cell office:value-type="float" office:value="328">
            <text:p>328</text:p>
          </table:table-cell>
          <table:table-cell office:value-type="float" office:value="36">
            <text:p>36</text:p>
          </table:table-cell>
          <table:table-cell office:value-type="float" office:value="360">
            <text:p>360</text:p>
          </table:table-cell>
          <table:table-cell office:value-type="float" office:value="373.5">
            <text:p>373,5</text:p>
          </table:table-cell>
          <table:table-cell office:value-type="float" office:value="13.5">
            <text:p>13,5</text:p>
          </table:table-cell>
          <table:table-cell office:value-type="float" office:value="248">
            <text:p>248</text:p>
          </table:table-cell>
          <table:table-cell office:value-type="float" office:value="455">
            <text:p>455</text:p>
          </table:table-cell>
          <table:table-cell office:value-type="float" office:value="464.5">
            <text:p>464,5</text:p>
          </table:table-cell>
          <table:table-cell office:value-type="float" office:value="459.75">
            <text:p>459,75</text:p>
          </table:table-cell>
          <table:table-cell office:value-type="float" office:value="311.5">
            <text:p>311,5</text:p>
          </table:table-cell>
          <table:table-cell office:value-type="float" office:value="294.5">
            <text:p>294,5</text:p>
          </table:table-cell>
          <table:table-cell office:value-type="float" office:value="0.577627772">
            <text:p>0,577627772</text:p>
          </table:table-cell>
          <table:table-cell office:value-type="float" office:value="1.153031761">
            <text:p>1,153031761</text:p>
          </table:table-cell>
          <table:table-cell office:value-type="float" office:value="0.973626374">
            <text:p>0,973626374</text:p>
          </table:table-cell>
          <table:table-cell office:value-type="float" office:value="0.110414658">
            <text:p>0,110414658</text:p>
          </table:table-cell>
          <table:table-cell office:value-type="float" office:value="0.331753555">
            <text:p>0,331753555</text:p>
          </table:table-cell>
          <table:table-cell office:value-type="float" office:value="0.050626808">
            <text:p>0,050626808</text:p>
          </table:table-cell>
          <table:table-cell office:value-type="float" office:value="0.326422372">
            <text:p>0,326422372</text:p>
          </table:table-cell>
          <table:table-cell office:value-type="float" office:value="0.353664417">
            <text:p>0,353664417</text:p>
          </table:table-cell>
          <table:table-cell office:value-type="float" office:value="0.239151398">
            <text:p>0,239151398</text:p>
          </table:table-cell>
          <table:table-cell office:value-type="float" office:value="0.292189007">
            <text:p>0,292189007</text:p>
          </table:table-cell>
          <table:table-cell office:value-type="float" office:value="0.443346191">
            <text:p>0,443346191</text:p>
          </table:table-cell>
          <table:table-cell office:value-type="float" office:value="79.5">
            <text:p>79,5</text:p>
          </table:table-cell>
          <table:table-cell office:value-type="float" office:value="0.50096432">
            <text:p>0,50096432</text:p>
          </table:table-cell>
          <table:table-cell office:value-type="float" office:value="1.94991669">
            <text:p>1,94991669</text:p>
          </table:table-cell>
        </table:table-row>
        <table:table-row table:style-name="ro1">
          <table:table-cell office:value-type="string">
            <text:p>AM-213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.0714285714286">
            <text:p>28,071428571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785714286">
            <text:p>1,785714286</text:p>
          </table:table-cell>
          <table:table-cell office:value-type="float" office:value="2.321428571">
            <text:p>2,321428571</text:p>
          </table:table-cell>
          <table:table-cell office:value-type="float" office:value="2.142857143">
            <text:p>2,142857143</text:p>
          </table:table-cell>
          <table:table-cell office:value-type="float" office:value="2.285714286">
            <text:p>2,285714286</text:p>
          </table:table-cell>
          <table:table-cell office:value-type="float" office:value="2.111111111">
            <text:p>2,111111111</text:p>
          </table:table-cell>
          <table:table-cell office:value-type="float" office:value="3.25">
            <text:p>3,25</text:p>
          </table:table-cell>
          <table:table-cell office:value-type="float" office:value="1.285714286">
            <text:p>1,285714286</text:p>
          </table:table-cell>
          <table:table-cell office:value-type="float" office:value="2.178571429">
            <text:p>2,178571429</text:p>
          </table:table-cell>
          <table:table-cell office:value-type="float" office:value="3.964285714">
            <text:p>3,964285714</text:p>
          </table:table-cell>
          <table:table-cell office:value-type="float" office:value="4.465116279">
            <text:p>4,465116279</text:p>
          </table:table-cell>
          <table:table-cell office:value-type="float" office:value="2.285714286">
            <text:p>2,285714286</text:p>
          </table:table-cell>
          <table:table-cell office:value-type="string">
            <text:p>.</text:p>
          </table:table-cell>
          <table:table-cell office:value-type="float" office:value="1.678571429">
            <text:p>1,678571429</text:p>
          </table:table-cell>
          <table:table-cell office:value-type="float" office:value="2.428571429">
            <text:p>2,428571429</text:p>
          </table:table-cell>
          <table:table-cell office:value-type="float" office:value="3.142857143">
            <text:p>3,142857143</text:p>
          </table:table-cell>
          <table:table-cell office:value-type="float" office:value="2.185185185">
            <text:p>2,185185185</text:p>
          </table:table-cell>
          <table:table-cell office:value-type="float" office:value="164.5">
            <text:p>164,5</text:p>
          </table:table-cell>
          <table:table-cell office:value-type="float" office:value="252">
            <text:p>252</text:p>
          </table:table-cell>
          <table:table-cell office:value-type="float" office:value="227.5">
            <text:p>227,5</text:p>
          </table:table-cell>
          <table:table-cell office:value-type="float" office:value="103.5">
            <text:p>103,5</text:p>
          </table:table-cell>
          <table:table-cell office:value-type="float" office:value="1148.5">
            <text:p>1148,5</text:p>
          </table:table-cell>
          <table:table-cell office:value-type="float" office:value="37">
            <text:p>37</text:p>
          </table:table-cell>
          <table:table-cell office:value-type="float" office:value="33.5">
            <text:p>33,5</text:p>
          </table:table-cell>
          <table:table-cell office:value-type="float" office:value="35.25">
            <text:p>35,25</text:p>
          </table:table-cell>
          <table:table-cell office:value-type="float" office:value="126.5">
            <text:p>126,5</text:p>
          </table:table-cell>
          <table:table-cell office:value-type="float" office:value="123.5">
            <text:p>123,5</text:p>
          </table:table-cell>
          <table:table-cell office:value-type="float" office:value="125">
            <text:p>125</text:p>
          </table:table-cell>
          <table:table-cell office:value-type="float" office:value="610">
            <text:p>610</text:p>
          </table:table-cell>
          <table:table-cell office:value-type="float" office:value="520.5">
            <text:p>520,5</text:p>
          </table:table-cell>
          <table:table-cell office:value-type="float" office:value="463.5">
            <text:p>463,5</text:p>
          </table:table-cell>
          <table:table-cell office:value-type="float" office:value="477">
            <text:p>477</text:p>
          </table:table-cell>
          <table:table-cell office:value-type="float" office:value="478.5">
            <text:p>478,5</text:p>
          </table:table-cell>
          <table:table-cell office:value-type="float" office:value="1.5">
            <text:p>1,5</text:p>
          </table:table-cell>
          <table:table-cell office:value-type="float" office:value="349.5">
            <text:p>349,5</text:p>
          </table:table-cell>
          <table:table-cell office:value-type="float" office:value="352.5">
            <text:p>352,5</text:p>
          </table:table-cell>
          <table:table-cell office:value-type="float" office:value="3">
            <text:p>3</text:p>
          </table:table-cell>
          <table:table-cell office:value-type="float" office:value="222.5">
            <text:p>222,5</text:p>
          </table:table-cell>
          <table:table-cell office:value-type="float" office:value="445">
            <text:p>445</text:p>
          </table:table-cell>
          <table:table-cell office:value-type="float" office:value="449.5">
            <text:p>449,5</text:p>
          </table:table-cell>
          <table:table-cell office:value-type="float" office:value="447.25">
            <text:p>447,25</text:p>
          </table:table-cell>
          <table:table-cell office:value-type="float" office:value="343">
            <text:p>343</text:p>
          </table:table-cell>
          <table:table-cell office:value-type="float" office:value="364.5">
            <text:p>364,5</text:p>
          </table:table-cell>
          <table:table-cell office:value-type="float" office:value="0.531127558">
            <text:p>0,531127558</text:p>
          </table:table-cell>
          <table:table-cell office:value-type="float" office:value="1.171950048">
            <text:p>1,171950048</text:p>
          </table:table-cell>
          <table:table-cell office:value-type="float" office:value="1.107692308">
            <text:p>1,107692308</text:p>
          </table:table-cell>
          <table:table-cell office:value-type="float" office:value="0.090117545">
            <text:p>0,090117545</text:p>
          </table:table-cell>
          <table:table-cell office:value-type="float" office:value="0.282">
            <text:p>0,282</text:p>
          </table:table-cell>
          <table:table-cell office:value-type="float" office:value="0.030692207">
            <text:p>0,030692207</text:p>
          </table:table-cell>
          <table:table-cell office:value-type="float" office:value="0.403569874">
            <text:p>0,403569874</text:p>
          </table:table-cell>
          <table:table-cell office:value-type="float" office:value="0.305616021">
            <text:p>0,305616021</text:p>
          </table:table-cell>
          <table:table-cell office:value-type="float" office:value="0.193730953">
            <text:p>0,193730953</text:p>
          </table:table-cell>
          <table:table-cell office:value-type="float" office:value="0.308010448">
            <text:p>0,308010448</text:p>
          </table:table-cell>
          <table:table-cell office:value-type="float" office:value="0.389420984">
            <text:p>0,389420984</text:p>
          </table:table-cell>
          <table:table-cell office:value-type="float" office:value="89.5">
            <text:p>89,5</text:p>
          </table:table-cell>
          <table:table-cell office:value-type="float" office:value="0.453199826">
            <text:p>0,453199826</text:p>
          </table:table-cell>
          <table:table-cell office:value-type="float" office:value="1.874880641">
            <text:p>1,874880641</text:p>
          </table:table-cell>
        </table:table-row>
        <table:table-row table:style-name="ro1">
          <table:table-cell office:value-type="string">
            <text:p>AM-217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38461538">
            <text:p>0,538461538</text:p>
          </table:table-cell>
          <table:table-cell office:value-type="float" office:value="0">
            <text:p>0</text:p>
          </table:table-cell>
          <table:table-cell office:value-type="float" office:value="0.076923077">
            <text:p>0,076923077</text:p>
          </table:table-cell>
          <table:table-cell office:value-type="float" office:value="0.307692308">
            <text:p>0,307692308</text:p>
          </table:table-cell>
          <table:table-cell table:number-columns-repeated="2" office:value-type="float" office:value="0.038461538">
            <text:p>0,038461538</text:p>
          </table:table-cell>
          <table:table-cell office:value-type="float" office:value="1.615384615">
            <text:p>1,615384615</text:p>
          </table:table-cell>
          <table:table-cell office:value-type="float" office:value="3.076923077">
            <text:p>3,076923077</text:p>
          </table:table-cell>
          <table:table-cell office:value-type="float" office:value="2.538461538">
            <text:p>2,538461538</text:p>
          </table:table-cell>
          <table:table-cell office:value-type="float" office:value="1.307692308">
            <text:p>1,307692308</text:p>
          </table:table-cell>
          <table:table-cell office:value-type="float" office:value="2.538461538">
            <text:p>2,538461538</text:p>
          </table:table-cell>
          <table:table-cell office:value-type="float" office:value="3.269230769">
            <text:p>3,269230769</text:p>
          </table:table-cell>
          <table:table-cell office:value-type="float" office:value="1.384615385">
            <text:p>1,384615385</text:p>
          </table:table-cell>
          <table:table-cell office:value-type="float" office:value="1.576923077">
            <text:p>1,576923077</text:p>
          </table:table-cell>
          <table:table-cell office:value-type="float" office:value="4.538461538">
            <text:p>4,538461538</text:p>
          </table:table-cell>
          <table:table-cell office:value-type="float" office:value="2.255813953">
            <text:p>2,255813953</text:p>
          </table:table-cell>
          <table:table-cell office:value-type="float" office:value="2.615384615">
            <text:p>2,615384615</text:p>
          </table:table-cell>
          <table:table-cell office:value-type="string">
            <text:p>.</text:p>
          </table:table-cell>
          <table:table-cell office:value-type="float" office:value="1.461538462">
            <text:p>1,461538462</text:p>
          </table:table-cell>
          <table:table-cell office:value-type="float" office:value="3.115384615">
            <text:p>3,115384615</text:p>
          </table:table-cell>
          <table:table-cell office:value-type="float" office:value="3">
            <text:p>3</text:p>
          </table:table-cell>
          <table:table-cell office:value-type="float" office:value="2.64">
            <text:p>2,64</text:p>
          </table:table-cell>
          <table:table-cell office:value-type="float" office:value="160.5">
            <text:p>160,5</text:p>
          </table:table-cell>
          <table:table-cell office:value-type="float" office:value="270.5">
            <text:p>270,5</text:p>
          </table:table-cell>
          <table:table-cell office:value-type="float" office:value="287">
            <text:p>287</text:p>
          </table:table-cell>
          <table:table-cell office:value-type="float" office:value="99">
            <text:p>99</text:p>
          </table:table-cell>
          <table:table-cell office:value-type="float" office:value="1292">
            <text:p>1292</text:p>
          </table:table-cell>
          <table:table-cell office:value-type="float" office:value="69.5">
            <text:p>69,5</text:p>
          </table:table-cell>
          <table:table-cell office:value-type="float" office:value="61.5">
            <text:p>61,5</text:p>
          </table:table-cell>
          <table:table-cell office:value-type="float" office:value="65.5">
            <text:p>65,5</text:p>
          </table:table-cell>
          <table:table-cell office:value-type="float" office:value="168.5">
            <text:p>168,5</text:p>
          </table:table-cell>
          <table:table-cell office:value-type="float" office:value="174.5">
            <text:p>174,5</text:p>
          </table:table-cell>
          <table:table-cell office:value-type="float" office:value="171.5">
            <text:p>171,5</text:p>
          </table:table-cell>
          <table:table-cell office:value-type="float" office:value="633">
            <text:p>633</text:p>
          </table:table-cell>
          <table:table-cell office:value-type="float" office:value="508.5">
            <text:p>508,5</text:p>
          </table:table-cell>
          <table:table-cell office:value-type="float" office:value="491">
            <text:p>491</text:p>
          </table:table-cell>
          <table:table-cell office:value-type="float" office:value="559.5">
            <text:p>559,5</text:p>
          </table:table-cell>
          <table:table-cell office:value-type="float" office:value="471">
            <text:p>471</text:p>
          </table:table-cell>
          <table:table-cell office:value-type="float" office:value="88.5">
            <text:p>88,5</text:p>
          </table:table-cell>
          <table:table-cell office:value-type="float" office:value="447">
            <text:p>447</text:p>
          </table:table-cell>
          <table:table-cell office:value-type="float" office:value="433.5">
            <text:p>433,5</text:p>
          </table:table-cell>
          <table:table-cell office:value-type="float" office:value="13.5">
            <text:p>13,5</text:p>
          </table:table-cell>
          <table:table-cell office:value-type="float" office:value="192.5">
            <text:p>192,5</text:p>
          </table:table-cell>
          <table:table-cell office:value-type="float" office:value="468.5">
            <text:p>468,5</text:p>
          </table:table-cell>
          <table:table-cell office:value-type="float" office:value="472.5">
            <text:p>472,5</text:p>
          </table:table-cell>
          <table:table-cell office:value-type="float" office:value="470.5">
            <text:p>470,5</text:p>
          </table:table-cell>
          <table:table-cell office:value-type="float" office:value="465.5">
            <text:p>465,5</text:p>
          </table:table-cell>
          <table:table-cell office:value-type="float" office:value="481">
            <text:p>481</text:p>
          </table:table-cell>
          <table:table-cell office:value-type="float" office:value="0.48993808">
            <text:p>0,48993808</text:p>
          </table:table-cell>
          <table:table-cell office:value-type="float" office:value="1.244837758">
            <text:p>1,244837758</text:p>
          </table:table-cell>
          <table:table-cell office:value-type="float" office:value="0.942508711">
            <text:p>0,942508711</text:p>
          </table:table-cell>
          <table:table-cell office:value-type="float" office:value="0.076625387">
            <text:p>0,076625387</text:p>
          </table:table-cell>
          <table:table-cell office:value-type="float" office:value="0.381924198">
            <text:p>0,381924198</text:p>
          </table:table-cell>
          <table:table-cell office:value-type="float" office:value="0.050696594">
            <text:p>0,050696594</text:p>
          </table:table-cell>
          <table:table-cell office:value-type="float" office:value="0.38003096">
            <text:p>0,38003096</text:p>
          </table:table-cell>
          <table:table-cell office:value-type="float" office:value="0.340750774">
            <text:p>0,340750774</text:p>
          </table:table-cell>
          <table:table-cell office:value-type="float" office:value="0.148993808">
            <text:p>0,148993808</text:p>
          </table:table-cell>
          <table:table-cell office:value-type="float" office:value="0.36629257">
            <text:p>0,36629257</text:p>
          </table:table-cell>
          <table:table-cell office:value-type="float" office:value="0.364164087">
            <text:p>0,364164087</text:p>
          </table:table-cell>
          <table:table-cell office:value-type="float" office:value="124.5">
            <text:p>124,5</text:p>
          </table:table-cell>
          <table:table-cell office:value-type="float" office:value="0.393575851">
            <text:p>0,393575851</text:p>
          </table:table-cell>
          <table:table-cell office:value-type="float" office:value="1.674801429">
            <text:p>1,674801429</text:p>
          </table:table-cell>
        </table:table-row>
        <table:table-row table:style-name="ro1">
          <table:table-cell office:value-type="string">
            <text:p>AM-230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float" office:value="28.9545454545455">
            <text:p>28,954545454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69565217">
            <text:p>0,869565217</text:p>
          </table:table-cell>
          <table:table-cell office:value-type="float" office:value="0">
            <text:p>0</text:p>
          </table:table-cell>
          <table:table-cell office:value-type="float" office:value="0.086956522">
            <text:p>0,086956522</text:p>
          </table:table-cell>
          <table:table-cell office:value-type="float" office:value="0.043478261">
            <text:p>0,043478261</text:p>
          </table:table-cell>
          <table:table-cell table:number-columns-repeated="2" office:value-type="float" office:value="0">
            <text:p>0</text:p>
          </table:table-cell>
          <table:table-cell office:value-type="float" office:value="1.782608696">
            <text:p>1,782608696</text:p>
          </table:table-cell>
          <table:table-cell office:value-type="float" office:value="2.652173913">
            <text:p>2,652173913</text:p>
          </table:table-cell>
          <table:table-cell office:value-type="float" office:value="2.173913043">
            <text:p>2,173913043</text:p>
          </table:table-cell>
          <table:table-cell office:value-type="float" office:value="2.695652174">
            <text:p>2,695652174</text:p>
          </table:table-cell>
          <table:table-cell office:value-type="float" office:value="2.434782609">
            <text:p>2,434782609</text:p>
          </table:table-cell>
          <table:table-cell office:value-type="float" office:value="2.904761905">
            <text:p>2,904761905</text:p>
          </table:table-cell>
          <table:table-cell office:value-type="float" office:value="1.739130435">
            <text:p>1,739130435</text:p>
          </table:table-cell>
          <table:table-cell office:value-type="float" office:value="2.043478261">
            <text:p>2,043478261</text:p>
          </table:table-cell>
          <table:table-cell office:value-type="float" office:value="4.434782609">
            <text:p>4,434782609</text:p>
          </table:table-cell>
          <table:table-cell office:value-type="float" office:value="3.744186047">
            <text:p>3,744186047</text:p>
          </table:table-cell>
          <table:table-cell office:value-type="float" office:value="2.130434783">
            <text:p>2,130434783</text:p>
          </table:table-cell>
          <table:table-cell office:value-type="string">
            <text:p>.</text:p>
          </table:table-cell>
          <table:table-cell office:value-type="float" office:value="1.47826087">
            <text:p>1,47826087</text:p>
          </table:table-cell>
          <table:table-cell office:value-type="float" office:value="2.47826087">
            <text:p>2,47826087</text:p>
          </table:table-cell>
          <table:table-cell office:value-type="float" office:value="3.086956522">
            <text:p>3,086956522</text:p>
          </table:table-cell>
          <table:table-cell office:value-type="float" office:value="2.260869565">
            <text:p>2,260869565</text:p>
          </table:table-cell>
          <table:table-cell office:value-type="float" office:value="169">
            <text:p>169</text:p>
          </table:table-cell>
          <table:table-cell office:value-type="float" office:value="246">
            <text:p>246</text:p>
          </table:table-cell>
          <table:table-cell office:value-type="float" office:value="196.5">
            <text:p>196,5</text:p>
          </table:table-cell>
          <table:table-cell office:value-type="float" office:value="119">
            <text:p>119</text:p>
          </table:table-cell>
          <table:table-cell office:value-type="float" office:value="1005.5">
            <text:p>1005,5</text:p>
          </table:table-cell>
          <table:table-cell office:value-type="float" office:value="36.5">
            <text:p>36,5</text:p>
          </table:table-cell>
          <table:table-cell office:value-type="float" office:value="37">
            <text:p>37</text:p>
          </table:table-cell>
          <table:table-cell office:value-type="float" office:value="36.75">
            <text:p>36,75</text:p>
          </table:table-cell>
          <table:table-cell office:value-type="float" office:value="142.5">
            <text:p>142,5</text:p>
          </table:table-cell>
          <table:table-cell office:value-type="float" office:value="144.5">
            <text:p>144,5</text:p>
          </table:table-cell>
          <table:table-cell office:value-type="float" office:value="143.5">
            <text:p>143,5</text:p>
          </table:table-cell>
          <table:table-cell office:value-type="float" office:value="617">
            <text:p>617</text:p>
          </table:table-cell>
          <table:table-cell office:value-type="float" office:value="488.5">
            <text:p>488,5</text:p>
          </table:table-cell>
          <table:table-cell office:value-type="float" office:value="371.5">
            <text:p>371,5</text:p>
          </table:table-cell>
          <table:table-cell office:value-type="float" office:value="386.5">
            <text:p>386,5</text:p>
          </table:table-cell>
          <table:table-cell office:value-type="float" office:value="378">
            <text:p>378</text:p>
          </table:table-cell>
          <table:table-cell office:value-type="float" office:value="8.5">
            <text:p>8,5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419">
            <text:p>419</text:p>
          </table:table-cell>
          <table:table-cell office:value-type="float" office:value="422.5">
            <text:p>422,5</text:p>
          </table:table-cell>
          <table:table-cell office:value-type="float" office:value="420.75">
            <text:p>420,75</text:p>
          </table:table-cell>
          <table:table-cell office:value-type="float" office:value="281.5">
            <text:p>281,5</text:p>
          </table:table-cell>
          <table:table-cell office:value-type="float" office:value="279.5">
            <text:p>279,5</text:p>
          </table:table-cell>
          <table:table-cell office:value-type="float" office:value="0.613625062">
            <text:p>0,613625062</text:p>
          </table:table-cell>
          <table:table-cell office:value-type="float" office:value="1.263050154">
            <text:p>1,263050154</text:p>
          </table:table-cell>
          <table:table-cell office:value-type="float" office:value="1.251908397">
            <text:p>1,251908397</text:p>
          </table:table-cell>
          <table:table-cell office:value-type="float" office:value="0.11834908">
            <text:p>0,11834908</text:p>
          </table:table-cell>
          <table:table-cell office:value-type="float" office:value="0.256097561">
            <text:p>0,256097561</text:p>
          </table:table-cell>
          <table:table-cell office:value-type="float" office:value="0.036548981">
            <text:p>0,036548981</text:p>
          </table:table-cell>
          <table:table-cell office:value-type="float" office:value="0.369467926">
            <text:p>0,369467926</text:p>
          </table:table-cell>
          <table:table-cell office:value-type="float" office:value="0.323719543">
            <text:p>0,323719543</text:p>
          </table:table-cell>
          <table:table-cell office:value-type="float" office:value="0.201889607">
            <text:p>0,201889607</text:p>
          </table:table-cell>
          <table:table-cell office:value-type="float" office:value="0.278965689">
            <text:p>0,278965689</text:p>
          </table:table-cell>
          <table:table-cell office:value-type="float" office:value="0.418448533">
            <text:p>0,418448533</text:p>
          </table:table-cell>
          <table:table-cell office:value-type="float" office:value="128.5">
            <text:p>128,5</text:p>
          </table:table-cell>
          <table:table-cell office:value-type="float" office:value="0.485827946">
            <text:p>0,485827946</text:p>
          </table:table-cell>
          <table:table-cell office:value-type="float" office:value="2.102602428">
            <text:p>2,102602428</text:p>
          </table:table-cell>
        </table:table-row>
        <table:table-row table:style-name="ro1">
          <table:table-cell office:value-type="string">
            <text:p>BF-0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8.5851063829787">
            <text:p>28,58510638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8723404">
            <text:p>0,978723404</text:p>
          </table:table-cell>
          <table:table-cell table:number-columns-repeated="2" office:value-type="float" office:value="0.010638298">
            <text:p>0,010638298</text:p>
          </table:table-cell>
          <table:table-cell table:number-columns-repeated="2" office:value-type="float" office:value="0">
            <text:p>0</text:p>
          </table:table-cell>
          <table:table-cell office:value-type="float" office:value="2.591397849">
            <text:p>2,591397849</text:p>
          </table:table-cell>
          <table:table-cell office:value-type="float" office:value="2.698924731">
            <text:p>2,698924731</text:p>
          </table:table-cell>
          <table:table-cell office:value-type="float" office:value="2.989247312">
            <text:p>2,989247312</text:p>
          </table:table-cell>
          <table:table-cell office:value-type="float" office:value="2.150537634">
            <text:p>2,150537634</text:p>
          </table:table-cell>
          <table:table-cell office:value-type="float" office:value="2.559139785">
            <text:p>2,559139785</text:p>
          </table:table-cell>
          <table:table-cell office:value-type="float" office:value="2.62962963">
            <text:p>2,62962963</text:p>
          </table:table-cell>
          <table:table-cell office:value-type="float" office:value="4.054945055">
            <text:p>4,054945055</text:p>
          </table:table-cell>
          <table:table-cell office:value-type="float" office:value="2.279569892">
            <text:p>2,279569892</text:p>
          </table:table-cell>
          <table:table-cell office:value-type="float" office:value="2.537634409">
            <text:p>2,537634409</text:p>
          </table:table-cell>
          <table:table-cell office:value-type="float" office:value="3.795454545">
            <text:p>3,795454545</text:p>
          </table:table-cell>
          <table:table-cell office:value-type="float" office:value="2.440860215">
            <text:p>2,440860215</text:p>
          </table:table-cell>
          <table:table-cell office:value-type="float" office:value="3.5">
            <text:p>3,5</text:p>
          </table:table-cell>
          <table:table-cell office:value-type="float" office:value="3.096774194">
            <text:p>3,096774194</text:p>
          </table:table-cell>
          <table:table-cell office:value-type="float" office:value="2.387096774">
            <text:p>2,387096774</text:p>
          </table:table-cell>
          <table:table-cell office:value-type="float" office:value="3.129032258">
            <text:p>3,129032258</text:p>
          </table:table-cell>
          <table:table-cell office:value-type="float" office:value="3.053763441">
            <text:p>3,053763441</text:p>
          </table:table-cell>
          <table:table-cell office:value-type="float" office:value="118">
            <text:p>118</text:p>
          </table:table-cell>
          <table:table-cell office:value-type="float" office:value="246.5">
            <text:p>246,5</text:p>
          </table:table-cell>
          <table:table-cell office:value-type="float" office:value="230">
            <text:p>230</text:p>
          </table:table-cell>
          <table:table-cell office:value-type="float" office:value="128.5">
            <text:p>128,5</text:p>
          </table:table-cell>
          <table:table-cell office:value-type="float" office:value="987.5">
            <text:p>987,5</text:p>
          </table:table-cell>
          <table:table-cell office:value-type="float" office:value="51">
            <text:p>51</text:p>
          </table:table-cell>
          <table:table-cell office:value-type="float" office:value="50.5">
            <text:p>50,5</text:p>
          </table:table-cell>
          <table:table-cell office:value-type="float" office:value="50.75">
            <text:p>50,75</text:p>
          </table:table-cell>
          <table:table-cell office:value-type="float" office:value="155.5">
            <text:p>155,5</text:p>
          </table:table-cell>
          <table:table-cell office:value-type="float" office:value="153.5">
            <text:p>153,5</text:p>
          </table:table-cell>
          <table:table-cell office:value-type="float" office:value="154.5">
            <text:p>154,5</text:p>
          </table:table-cell>
          <table:table-cell office:value-type="float" office:value="671.5">
            <text:p>671,5</text:p>
          </table:table-cell>
          <table:table-cell office:value-type="float" office:value="571">
            <text:p>571</text:p>
          </table:table-cell>
          <table:table-cell office:value-type="float" office:value="346.5">
            <text:p>346,5</text:p>
          </table:table-cell>
          <table:table-cell office:value-type="float" office:value="291">
            <text:p>291</text:p>
          </table:table-cell>
          <table:table-cell office:value-type="float" office:value="311">
            <text:p>311</text:p>
          </table:table-cell>
          <table:table-cell office:value-type="float" office:value="20">
            <text:p>20</text:p>
          </table:table-cell>
          <table:table-cell office:value-type="float" office:value="343.5">
            <text:p>343,5</text:p>
          </table:table-cell>
          <table:table-cell office:value-type="float" office:value="338">
            <text:p>338</text:p>
          </table:table-cell>
          <table:table-cell office:value-type="float" office:value="5.5">
            <text:p>5,5</text:p>
          </table:table-cell>
          <table:table-cell office:value-type="float" office:value="169.5">
            <text:p>169,5</text:p>
          </table:table-cell>
          <table:table-cell office:value-type="float" office:value="451">
            <text:p>451</text:p>
          </table:table-cell>
          <table:table-cell office:value-type="float" office:value="443">
            <text:p>443</text:p>
          </table:table-cell>
          <table:table-cell office:value-type="float" office:value="447">
            <text:p>447</text:p>
          </table:table-cell>
          <table:table-cell office:value-type="float" office:value="239.5">
            <text:p>239,5</text:p>
          </table:table-cell>
          <table:table-cell office:value-type="float" office:value="252">
            <text:p>252</text:p>
          </table:table-cell>
          <table:table-cell office:value-type="float" office:value="0.68">
            <text:p>0,68</text:p>
          </table:table-cell>
          <table:table-cell office:value-type="float" office:value="1.176007005">
            <text:p>1,176007005</text:p>
          </table:table-cell>
          <table:table-cell office:value-type="float" office:value="1.07173913">
            <text:p>1,07173913</text:p>
          </table:table-cell>
          <table:table-cell office:value-type="float" office:value="0.130126582">
            <text:p>0,130126582</text:p>
          </table:table-cell>
          <table:table-cell office:value-type="float" office:value="0.328478964">
            <text:p>0,328478964</text:p>
          </table:table-cell>
          <table:table-cell office:value-type="float" office:value="0.051392405">
            <text:p>0,051392405</text:p>
          </table:table-cell>
          <table:table-cell office:value-type="float" office:value="0.350886076">
            <text:p>0,350886076</text:p>
          </table:table-cell>
          <table:table-cell office:value-type="float" office:value="0.345063291">
            <text:p>0,345063291</text:p>
          </table:table-cell>
          <table:table-cell office:value-type="float" office:value="0.17164557">
            <text:p>0,17164557</text:p>
          </table:table-cell>
          <table:table-cell office:value-type="float" office:value="0.248860759">
            <text:p>0,248860759</text:p>
          </table:table-cell>
          <table:table-cell office:value-type="float" office:value="0.452658228">
            <text:p>0,452658228</text:p>
          </table:table-cell>
          <table:table-cell office:value-type="float" office:value="0.101772152">
            <text:p>0,101772152</text:p>
          </table:table-cell>
          <table:table-cell office:value-type="float" office:value="0.578227848">
            <text:p>0,578227848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string">
            <text:p>BF-012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6.7765957446809">
            <text:p>26,7765957447</text:p>
          </table:table-cell>
          <table:table-cell office:value-type="float" office:value="94">
            <text:p>94</text:p>
          </table:table-cell>
          <table:table-cell office:value-type="float" office:value="0.989361702">
            <text:p>0,989361702</text:p>
          </table:table-cell>
          <table:table-cell office:value-type="float" office:value="0.010638298">
            <text:p>0,010638298</text:p>
          </table:table-cell>
          <table:table-cell office:value-type="float" office:value="0">
            <text:p>0</text:p>
          </table:table-cell>
          <table:table-cell office:value-type="float" office:value="0.946808511">
            <text:p>0,946808511</text:p>
          </table:table-cell>
          <table:table-cell office:value-type="float" office:value="0">
            <text:p>0</text:p>
          </table:table-cell>
          <table:table-cell office:value-type="float" office:value="0.010638298">
            <text:p>0,010638298</text:p>
          </table:table-cell>
          <table:table-cell office:value-type="float" office:value="0.042553191">
            <text:p>0,042553191</text:p>
          </table:table-cell>
          <table:table-cell office:value-type="float" office:value="0">
            <text:p>0</text:p>
          </table:table-cell>
          <table:table-cell office:value-type="float" office:value="2.569892473">
            <text:p>2,569892473</text:p>
          </table:table-cell>
          <table:table-cell office:value-type="float" office:value="3.333333333">
            <text:p>3,333333333</text:p>
          </table:table-cell>
          <table:table-cell office:value-type="float" office:value="2.161290323">
            <text:p>2,161290323</text:p>
          </table:table-cell>
          <table:table-cell office:value-type="float" office:value="2.88172043">
            <text:p>2,88172043</text:p>
          </table:table-cell>
          <table:table-cell office:value-type="float" office:value="3.032258065">
            <text:p>3,032258065</text:p>
          </table:table-cell>
          <table:table-cell office:value-type="float" office:value="3.28">
            <text:p>3,28</text:p>
          </table:table-cell>
          <table:table-cell office:value-type="float" office:value="3.290322581">
            <text:p>3,290322581</text:p>
          </table:table-cell>
          <table:table-cell office:value-type="float" office:value="1.827956989">
            <text:p>1,827956989</text:p>
          </table:table-cell>
          <table:table-cell office:value-type="float" office:value="3.086021505">
            <text:p>3,086021505</text:p>
          </table:table-cell>
          <table:table-cell office:value-type="float" office:value="3.875">
            <text:p>3,875</text:p>
          </table:table-cell>
          <table:table-cell office:value-type="float" office:value="3.516129032">
            <text:p>3,516129032</text:p>
          </table:table-cell>
          <table:table-cell office:value-type="float" office:value="3.42307692307692">
            <text:p>3,4230769231</text:p>
          </table:table-cell>
          <table:table-cell office:value-type="float" office:value="1.741935484">
            <text:p>1,741935484</text:p>
          </table:table-cell>
          <table:table-cell office:value-type="float" office:value="2.903225806">
            <text:p>2,903225806</text:p>
          </table:table-cell>
          <table:table-cell office:value-type="float" office:value="3.043010753">
            <text:p>3,043010753</text:p>
          </table:table-cell>
          <table:table-cell office:value-type="float" office:value="2.946236559">
            <text:p>2,946236559</text:p>
          </table:table-cell>
          <table:table-cell office:value-type="float" office:value="115.5">
            <text:p>115,5</text:p>
          </table:table-cell>
          <table:table-cell office:value-type="float" office:value="223.5">
            <text:p>223,5</text:p>
          </table:table-cell>
          <table:table-cell office:value-type="float" office:value="220.5">
            <text:p>220,5</text:p>
          </table:table-cell>
          <table:table-cell office:value-type="float" office:value="138">
            <text:p>138</text:p>
          </table:table-cell>
          <table:table-cell office:value-type="float" office:value="1054.5">
            <text:p>1054,5</text:p>
          </table:table-cell>
          <table:table-cell office:value-type="float" office:value="52">
            <text:p>52</text:p>
          </table:table-cell>
          <table:table-cell office:value-type="float" office:value="51.5">
            <text:p>51,5</text:p>
          </table:table-cell>
          <table:table-cell office:value-type="float" office:value="51.75">
            <text:p>51,75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2.5">
            <text:p>152,5</text:p>
          </table:table-cell>
          <table:table-cell office:value-type="float" office:value="738">
            <text:p>738</text:p>
          </table:table-cell>
          <table:table-cell office:value-type="float" office:value="687">
            <text:p>687</text:p>
          </table:table-cell>
          <table:table-cell office:value-type="float" office:value="416.5">
            <text:p>416,5</text:p>
          </table:table-cell>
          <table:table-cell office:value-type="float" office:value="374.5">
            <text:p>374,5</text:p>
          </table:table-cell>
          <table:table-cell office:value-type="float" office:value="324">
            <text:p>324</text:p>
          </table:table-cell>
          <table:table-cell office:value-type="float" office:value="50.5">
            <text:p>50,5</text:p>
          </table:table-cell>
          <table:table-cell office:value-type="float" office:value="310.5">
            <text:p>310,5</text:p>
          </table:table-cell>
          <table:table-cell office:value-type="float" office:value="307.5">
            <text:p>307,5</text:p>
          </table:table-cell>
          <table:table-cell office:value-type="float" office:value="3">
            <text:p>3</text:p>
          </table:table-cell>
          <table:table-cell office:value-type="float" office:value="191.5">
            <text:p>191,5</text:p>
          </table:table-cell>
          <table:table-cell office:value-type="float" office:value="457">
            <text:p>457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313">
            <text:p>313</text:p>
          </table:table-cell>
          <table:table-cell office:value-type="float" office:value="301">
            <text:p>301</text:p>
          </table:table-cell>
          <table:table-cell office:value-type="float" office:value="0.699857752">
            <text:p>0,699857752</text:p>
          </table:table-cell>
          <table:table-cell office:value-type="float" office:value="1.074235808">
            <text:p>1,074235808</text:p>
          </table:table-cell>
          <table:table-cell office:value-type="float" office:value="1.013605442">
            <text:p>1,013605442</text:p>
          </table:table-cell>
          <table:table-cell office:value-type="float" office:value="0.13086771">
            <text:p>0,13086771</text:p>
          </table:table-cell>
          <table:table-cell office:value-type="float" office:value="0.339344262">
            <text:p>0,339344262</text:p>
          </table:table-cell>
          <table:table-cell office:value-type="float" office:value="0.049075391">
            <text:p>0,049075391</text:p>
          </table:table-cell>
          <table:table-cell office:value-type="float" office:value="0.394973921">
            <text:p>0,394973921</text:p>
          </table:table-cell>
          <table:table-cell office:value-type="float" office:value="0.293029872">
            <text:p>0,293029872</text:p>
          </table:table-cell>
          <table:table-cell office:value-type="float" office:value="0.181602655">
            <text:p>0,181602655</text:p>
          </table:table-cell>
          <table:table-cell office:value-type="float" office:value="0.291133239">
            <text:p>0,291133239</text:p>
          </table:table-cell>
          <table:table-cell office:value-type="float" office:value="0.423897582">
            <text:p>0,423897582</text:p>
          </table:table-cell>
          <table:table-cell office:value-type="float" office:value="0.048364154">
            <text:p>0,048364154</text:p>
          </table:table-cell>
          <table:table-cell office:value-type="float" office:value="0.651493599">
            <text:p>0,651493599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string">
            <text:p>BF-014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7.2298850574713">
            <text:p>27,2298850575</text:p>
          </table:table-cell>
          <table:table-cell office:value-type="float" office:value="87">
            <text:p>87</text:p>
          </table:table-cell>
          <table:table-cell office:value-type="float" office:value="0.977011494">
            <text:p>0,977011494</text:p>
          </table:table-cell>
          <table:table-cell office:value-type="float" office:value="0.022988506">
            <text:p>0,022988506</text:p>
          </table:table-cell>
          <table:table-cell office:value-type="float" office:value="0">
            <text:p>0</text:p>
          </table:table-cell>
          <table:table-cell office:value-type="float" office:value="0.954022989">
            <text:p>0,954022989</text:p>
          </table:table-cell>
          <table:table-cell office:value-type="float" office:value="0.034482759">
            <text:p>0,034482759</text:p>
          </table:table-cell>
          <table:table-cell office:value-type="float" office:value="0.011494253">
            <text:p>0,011494253</text:p>
          </table:table-cell>
          <table:table-cell table:number-columns-repeated="2" office:value-type="float" office:value="0">
            <text:p>0</text:p>
          </table:table-cell>
          <table:table-cell office:value-type="float" office:value="2.639534884">
            <text:p>2,639534884</text:p>
          </table:table-cell>
          <table:table-cell office:value-type="float" office:value="2.604651163">
            <text:p>2,604651163</text:p>
          </table:table-cell>
          <table:table-cell office:value-type="float" office:value="2.406976744">
            <text:p>2,406976744</text:p>
          </table:table-cell>
          <table:table-cell office:value-type="float" office:value="2.802325581">
            <text:p>2,802325581</text:p>
          </table:table-cell>
          <table:table-cell office:value-type="float" office:value="2.406976744">
            <text:p>2,406976744</text:p>
          </table:table-cell>
          <table:table-cell office:value-type="float" office:value="2.625">
            <text:p>2,625</text:p>
          </table:table-cell>
          <table:table-cell office:value-type="float" office:value="3.802325581">
            <text:p>3,802325581</text:p>
          </table:table-cell>
          <table:table-cell office:value-type="float" office:value="1.825581395">
            <text:p>1,825581395</text:p>
          </table:table-cell>
          <table:table-cell office:value-type="float" office:value="2.255813953">
            <text:p>2,255813953</text:p>
          </table:table-cell>
          <table:table-cell office:value-type="float" office:value="3.361702128">
            <text:p>3,361702128</text:p>
          </table:table-cell>
          <table:table-cell office:value-type="float" office:value="3.752941176">
            <text:p>3,752941176</text:p>
          </table:table-cell>
          <table:table-cell office:value-type="float" office:value="4.23076923076923">
            <text:p>4,2307692308</text:p>
          </table:table-cell>
          <table:table-cell office:value-type="float" office:value="1.604651163">
            <text:p>1,604651163</text:p>
          </table:table-cell>
          <table:table-cell office:value-type="float" office:value="2.058823529">
            <text:p>2,058823529</text:p>
          </table:table-cell>
          <table:table-cell office:value-type="float" office:value="3.162790698">
            <text:p>3,162790698</text:p>
          </table:table-cell>
          <table:table-cell office:value-type="float" office:value="2.058139535">
            <text:p>2,058139535</text:p>
          </table:table-cell>
          <table:table-cell office:value-type="float" office:value="117.5">
            <text:p>117,5</text:p>
          </table:table-cell>
          <table:table-cell office:value-type="float" office:value="243.5">
            <text:p>243,5</text:p>
          </table:table-cell>
          <table:table-cell office:value-type="float" office:value="219">
            <text:p>219</text:p>
          </table:table-cell>
          <table:table-cell office:value-type="float" office:value="111.5">
            <text:p>111,5</text:p>
          </table:table-cell>
          <table:table-cell office:value-type="float" office:value="1016">
            <text:p>1016</text:p>
          </table:table-cell>
          <table:table-cell office:value-type="float" office:value="56">
            <text:p>56</text:p>
          </table:table-cell>
          <table:table-cell office:value-type="float" office:value="52.5">
            <text:p>52,5</text:p>
          </table:table-cell>
          <table:table-cell office:value-type="float" office:value="54.25">
            <text:p>54,25</text:p>
          </table:table-cell>
          <table:table-cell office:value-type="float" office:value="151">
            <text:p>151</text:p>
          </table:table-cell>
          <table:table-cell office:value-type="float" office:value="146.5">
            <text:p>146,5</text:p>
          </table:table-cell>
          <table:table-cell office:value-type="float" office:value="148.75">
            <text:p>148,75</text:p>
          </table:table-cell>
          <table:table-cell office:value-type="float" office:value="712">
            <text:p>712</text:p>
          </table:table-cell>
          <table:table-cell office:value-type="float" office:value="568.5">
            <text:p>568,5</text:p>
          </table:table-cell>
          <table:table-cell office:value-type="float" office:value="400.5">
            <text:p>400,5</text:p>
          </table:table-cell>
          <table:table-cell office:value-type="float" office:value="418.5">
            <text:p>418,5</text:p>
          </table:table-cell>
          <table:table-cell office:value-type="float" office:value="393">
            <text:p>393</text:p>
          </table:table-cell>
          <table:table-cell office:value-type="float" office:value="25.5">
            <text:p>25,5</text:p>
          </table:table-cell>
          <table:table-cell office:value-type="float" office:value="327.5">
            <text:p>327,5</text:p>
          </table:table-cell>
          <table:table-cell office:value-type="float" office:value="330.5">
            <text:p>330,5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 office:value-type="float" office:value="420.5">
            <text:p>420,5</text:p>
          </table:table-cell>
          <table:table-cell office:value-type="float" office:value="345">
            <text:p>345</text:p>
          </table:table-cell>
          <table:table-cell office:value-type="float" office:value="319">
            <text:p>319</text:p>
          </table:table-cell>
          <table:table-cell office:value-type="float" office:value="0.700787402">
            <text:p>0,700787402</text:p>
          </table:table-cell>
          <table:table-cell office:value-type="float" office:value="1.252418646">
            <text:p>1,252418646</text:p>
          </table:table-cell>
          <table:table-cell office:value-type="float" office:value="1.111872146">
            <text:p>1,111872146</text:p>
          </table:table-cell>
          <table:table-cell office:value-type="float" office:value="0.109744094">
            <text:p>0,109744094</text:p>
          </table:table-cell>
          <table:table-cell office:value-type="float" office:value="0.364705882">
            <text:p>0,364705882</text:p>
          </table:table-cell>
          <table:table-cell office:value-type="float" office:value="0.053395669">
            <text:p>0,053395669</text:p>
          </table:table-cell>
          <table:table-cell office:value-type="float" office:value="0.394192913">
            <text:p>0,394192913</text:p>
          </table:table-cell>
          <table:table-cell office:value-type="float" office:value="0.323818898">
            <text:p>0,323818898</text:p>
          </table:table-cell>
          <table:table-cell office:value-type="float" office:value="0.173228346">
            <text:p>0,173228346</text:p>
          </table:table-cell>
          <table:table-cell office:value-type="float" office:value="0.326771654">
            <text:p>0,326771654</text:p>
          </table:table-cell>
          <table:table-cell office:value-type="float" office:value="0.413877953">
            <text:p>0,413877953</text:p>
          </table:table-cell>
          <table:table-cell office:value-type="float" office:value="0.141240157">
            <text:p>0,141240157</text:p>
          </table:table-cell>
          <table:table-cell office:value-type="float" office:value="0.559547244">
            <text:p>0,559547244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string">
            <text:p>BF-015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9.5360824742268">
            <text:p>29,5360824742</text:p>
          </table:table-cell>
          <table:table-cell office:value-type="float" office:value="98">
            <text:p>98</text:p>
          </table:table-cell>
          <table:table-cell office:value-type="float" office:value="0.989795918">
            <text:p>0,989795918</text:p>
          </table:table-cell>
          <table:table-cell table:number-columns-repeated="2" office:value-type="float" office:value="0.010204082">
            <text:p>0,010204082</text:p>
          </table:table-cell>
          <table:table-cell office:value-type="float" office:value="0.908163265">
            <text:p>0,908163265</text:p>
          </table:table-cell>
          <table:table-cell office:value-type="float" office:value="0.030612245">
            <text:p>0,030612245</text:p>
          </table:table-cell>
          <table:table-cell office:value-type="float" office:value="0.020408163">
            <text:p>0,020408163</text:p>
          </table:table-cell>
          <table:table-cell office:value-type="float" office:value="0.030612245">
            <text:p>0,030612245</text:p>
          </table:table-cell>
          <table:table-cell office:value-type="float" office:value="0">
            <text:p>0</text:p>
          </table:table-cell>
          <table:table-cell office:value-type="float" office:value="2.556701031">
            <text:p>2,556701031</text:p>
          </table:table-cell>
          <table:table-cell office:value-type="float" office:value="3.536082474">
            <text:p>3,536082474</text:p>
          </table:table-cell>
          <table:table-cell office:value-type="float" office:value="3.721649485">
            <text:p>3,721649485</text:p>
          </table:table-cell>
          <table:table-cell office:value-type="float" office:value="2.0625">
            <text:p>2,0625</text:p>
          </table:table-cell>
          <table:table-cell office:value-type="float" office:value="2.804123711">
            <text:p>2,804123711</text:p>
          </table:table-cell>
          <table:table-cell office:value-type="float" office:value="3.4">
            <text:p>3,4</text:p>
          </table:table-cell>
          <table:table-cell office:value-type="float" office:value="4.690721649">
            <text:p>4,690721649</text:p>
          </table:table-cell>
          <table:table-cell office:value-type="float" office:value="1.969072165">
            <text:p>1,969072165</text:p>
          </table:table-cell>
          <table:table-cell office:value-type="float" office:value="2.3125">
            <text:p>2,3125</text:p>
          </table:table-cell>
          <table:table-cell office:value-type="float" office:value="3.15">
            <text:p>3,15</text:p>
          </table:table-cell>
          <table:table-cell office:value-type="float" office:value="3.319587629">
            <text:p>3,319587629</text:p>
          </table:table-cell>
          <table:table-cell office:value-type="float" office:value="3.46153846153846">
            <text:p>3,4615384615</text:p>
          </table:table-cell>
          <table:table-cell office:value-type="float" office:value="1.886597938">
            <text:p>1,886597938</text:p>
          </table:table-cell>
          <table:table-cell office:value-type="float" office:value="2.865979381">
            <text:p>2,865979381</text:p>
          </table:table-cell>
          <table:table-cell office:value-type="float" office:value="3.072164948">
            <text:p>3,072164948</text:p>
          </table:table-cell>
          <table:table-cell office:value-type="float" office:value="3.567010309">
            <text:p>3,567010309</text:p>
          </table:table-cell>
          <table:table-cell office:value-type="float" office:value="121.5">
            <text:p>121,5</text:p>
          </table:table-cell>
          <table:table-cell office:value-type="float" office:value="212.5">
            <text:p>212,5</text:p>
          </table:table-cell>
          <table:table-cell office:value-type="float" office:value="213">
            <text:p>213</text:p>
          </table:table-cell>
          <table:table-cell office:value-type="float" office:value="113">
            <text:p>113</text:p>
          </table:table-cell>
          <table:table-cell office:value-type="float" office:value="951.5">
            <text:p>951,5</text:p>
          </table:table-cell>
          <table:table-cell office:value-type="float" office:value="65.5">
            <text:p>65,5</text:p>
          </table:table-cell>
          <table:table-cell office:value-type="float" office:value="60">
            <text:p>60</text:p>
          </table:table-cell>
          <table:table-cell office:value-type="float" office:value="62.75">
            <text:p>62,75</text:p>
          </table:table-cell>
          <table:table-cell office:value-type="float" office:value="149.5">
            <text:p>149,5</text:p>
          </table:table-cell>
          <table:table-cell office:value-type="float" office:value="148">
            <text:p>148</text:p>
          </table:table-cell>
          <table:table-cell office:value-type="float" office:value="148.75">
            <text:p>148,75</text:p>
          </table:table-cell>
          <table:table-cell office:value-type="float" office:value="613.5">
            <text:p>613,5</text:p>
          </table:table-cell>
          <table:table-cell office:value-type="float" office:value="518">
            <text:p>518</text:p>
          </table:table-cell>
          <table:table-cell office:value-type="float" office:value="365">
            <text:p>365</text:p>
          </table:table-cell>
          <table:table-cell office:value-type="float" office:value="373.5">
            <text:p>373,5</text:p>
          </table:table-cell>
          <table:table-cell office:value-type="float" office:value="367">
            <text:p>367</text:p>
          </table:table-cell>
          <table:table-cell office:value-type="float" office:value="6.5">
            <text:p>6,5</text:p>
          </table:table-cell>
          <table:table-cell office:value-type="float" office:value="324">
            <text:p>324</text:p>
          </table:table-cell>
          <table:table-cell office:value-type="float" office:value="335">
            <text:p>335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float" office:value="413.5">
            <text:p>413,5</text:p>
          </table:table-cell>
          <table:table-cell office:value-type="float" office:value="413">
            <text:p>413</text:p>
          </table:table-cell>
          <table:table-cell office:value-type="float" office:value="413.25">
            <text:p>413,25</text:p>
          </table:table-cell>
          <table:table-cell office:value-type="float" office:value="298.5">
            <text:p>298,5</text:p>
          </table:table-cell>
          <table:table-cell office:value-type="float" office:value="277">
            <text:p>277</text:p>
          </table:table-cell>
          <table:table-cell office:value-type="float" office:value="0.644771414">
            <text:p>0,644771414</text:p>
          </table:table-cell>
          <table:table-cell office:value-type="float" office:value="1.184362934">
            <text:p>1,184362934</text:p>
          </table:table-cell>
          <table:table-cell office:value-type="float" office:value="0.997652582">
            <text:p>0,997652582</text:p>
          </table:table-cell>
          <table:table-cell office:value-type="float" office:value="0.118759853">
            <text:p>0,118759853</text:p>
          </table:table-cell>
          <table:table-cell office:value-type="float" office:value="0.421848739">
            <text:p>0,421848739</text:p>
          </table:table-cell>
          <table:table-cell office:value-type="float" office:value="0.065948502">
            <text:p>0,065948502</text:p>
          </table:table-cell>
          <table:table-cell office:value-type="float" office:value="0.383604834">
            <text:p>0,383604834</text:p>
          </table:table-cell>
          <table:table-cell office:value-type="float" office:value="0.346295323">
            <text:p>0,346295323</text:p>
          </table:table-cell>
          <table:table-cell office:value-type="float" office:value="0.150289017">
            <text:p>0,150289017</text:p>
          </table:table-cell>
          <table:table-cell office:value-type="float" office:value="0.302417236">
            <text:p>0,302417236</text:p>
          </table:table-cell>
          <table:table-cell office:value-type="float" office:value="0.434314241">
            <text:p>0,434314241</text:p>
          </table:table-cell>
          <table:table-cell office:value-type="float" office:value="0.10036784">
            <text:p>0,10036784</text:p>
          </table:table-cell>
          <table:table-cell office:value-type="float" office:value="0.544403573">
            <text:p>0,544403573</text:p>
          </table:table-cell>
          <table:table-cell office:value-type="float" office:value="1.93">
            <text:p>1,93</text:p>
          </table:table-cell>
        </table:table-row>
        <table:table-row table:style-name="ro1">
          <table:table-cell office:value-type="string">
            <text:p>BF-024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36.3076923076923">
            <text:p>36,3076923077</text:p>
          </table:table-cell>
          <table:table-cell office:value-type="float" office:value="91">
            <text:p>91</text:p>
          </table:table-cell>
          <table:table-cell office:value-type="float" office:value="0.989010989">
            <text:p>0,989010989</text:p>
          </table:table-cell>
          <table:table-cell office:value-type="float" office:value="0.010989011">
            <text:p>0,010989011</text:p>
          </table:table-cell>
          <table:table-cell office:value-type="float" office:value="0">
            <text:p>0</text:p>
          </table:table-cell>
          <table:table-cell office:value-type="float" office:value="0.989010989">
            <text:p>0,989010989</text:p>
          </table:table-cell>
          <table:table-cell office:value-type="float" office:value="0">
            <text:p>0</text:p>
          </table:table-cell>
          <table:table-cell office:value-type="float" office:value="0.010989011">
            <text:p>0,010989011</text:p>
          </table:table-cell>
          <table:table-cell table:number-columns-repeated="2"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2.9">
            <text:p>2,9</text:p>
          </table:table-cell>
          <table:table-cell office:value-type="float" office:value="2.3">
            <text:p>2,3</text:p>
          </table:table-cell>
          <table:table-cell office:value-type="float" office:value="1.522222222">
            <text:p>1,522222222</text:p>
          </table:table-cell>
          <table:table-cell office:value-type="float" office:value="2.722222222">
            <text:p>2,722222222</text:p>
          </table:table-cell>
          <table:table-cell office:value-type="float" office:value="3.461538462">
            <text:p>3,461538462</text:p>
          </table:table-cell>
          <table:table-cell office:value-type="float" office:value="3.5">
            <text:p>3,5</text:p>
          </table:table-cell>
          <table:table-cell office:value-type="float" office:value="1.788888889">
            <text:p>1,788888889</text:p>
          </table:table-cell>
          <table:table-cell office:value-type="float" office:value="2.711111111">
            <text:p>2,711111111</text:p>
          </table:table-cell>
          <table:table-cell office:value-type="float" office:value="4.045454545">
            <text:p>4,045454545</text:p>
          </table:table-cell>
          <table:table-cell office:value-type="float" office:value="3.422222222">
            <text:p>3,422222222</text:p>
          </table:table-cell>
          <table:table-cell office:value-type="float" office:value="3.76923076923077">
            <text:p>3,7692307692</text:p>
          </table:table-cell>
          <table:table-cell office:value-type="float" office:value="1.633333333">
            <text:p>1,633333333</text:p>
          </table:table-cell>
          <table:table-cell office:value-type="float" office:value="2.633333333">
            <text:p>2,633333333</text:p>
          </table:table-cell>
          <table:table-cell office:value-type="float" office:value="3.101123596">
            <text:p>3,101123596</text:p>
          </table:table-cell>
          <table:table-cell office:value-type="float" office:value="1.777777778">
            <text:p>1,777777778</text:p>
          </table:table-cell>
          <table:table-cell office:value-type="float" office:value="102.5">
            <text:p>102,5</text:p>
          </table:table-cell>
          <table:table-cell office:value-type="float" office:value="242.5">
            <text:p>242,5</text:p>
          </table:table-cell>
          <table:table-cell office:value-type="float" office:value="223">
            <text:p>223</text:p>
          </table:table-cell>
          <table:table-cell office:value-type="float" office:value="146">
            <text:p>146</text:p>
          </table:table-cell>
          <table:table-cell office:value-type="float" office:value="1060">
            <text:p>1060</text:p>
          </table:table-cell>
          <table:table-cell table:number-columns-repeated="3" office:value-type="float" office:value="55.5">
            <text:p>55,5</text:p>
          </table:table-cell>
          <table:table-cell office:value-type="float" office:value="153.5">
            <text:p>153,5</text:p>
          </table:table-cell>
          <table:table-cell office:value-type="float" office:value="148">
            <text:p>148</text:p>
          </table:table-cell>
          <table:table-cell office:value-type="float" office:value="150.75">
            <text:p>150,75</text:p>
          </table:table-cell>
          <table:table-cell office:value-type="float" office:value="647.5">
            <text:p>647,5</text:p>
          </table:table-cell>
          <table:table-cell office:value-type="float" office:value="571">
            <text:p>571</text:p>
          </table:table-cell>
          <table:table-cell office:value-type="float" office:value="399.5">
            <text:p>399,5</text:p>
          </table:table-cell>
          <table:table-cell office:value-type="float" office:value="387">
            <text:p>387</text:p>
          </table:table-cell>
          <table:table-cell office:value-type="float" office:value="369.5">
            <text:p>369,5</text:p>
          </table:table-cell>
          <table:table-cell office:value-type="float" office:value="17.5">
            <text:p>17,5</text:p>
          </table:table-cell>
          <table:table-cell office:value-type="float" office:value="318.5">
            <text:p>318,5</text:p>
          </table:table-cell>
          <table:table-cell office:value-type="float" office:value="335.5">
            <text:p>335,5</text:p>
          </table:table-cell>
          <table:table-cell office:value-type="float" office:value="17">
            <text:p>17</text:p>
          </table:table-cell>
          <table:table-cell office:value-type="float" office:value="160.5">
            <text:p>160,5</text:p>
          </table:table-cell>
          <table:table-cell office:value-type="float" office:value="450.5">
            <text:p>450,5</text:p>
          </table:table-cell>
          <table:table-cell office:value-type="float" office:value="442">
            <text:p>442</text:p>
          </table:table-cell>
          <table:table-cell office:value-type="float" office:value="446.25">
            <text:p>446,25</text:p>
          </table:table-cell>
          <table:table-cell office:value-type="float" office:value="309.5">
            <text:p>309,5</text:p>
          </table:table-cell>
          <table:table-cell office:value-type="float" office:value="283">
            <text:p>283</text:p>
          </table:table-cell>
          <table:table-cell office:value-type="float" office:value="0.610849057">
            <text:p>0,610849057</text:p>
          </table:table-cell>
          <table:table-cell office:value-type="float" office:value="1.133975482">
            <text:p>1,133975482</text:p>
          </table:table-cell>
          <table:table-cell office:value-type="float" office:value="1.087443946">
            <text:p>1,087443946</text:p>
          </table:table-cell>
          <table:table-cell office:value-type="float" office:value="0.137735849">
            <text:p>0,137735849</text:p>
          </table:table-cell>
          <table:table-cell office:value-type="float" office:value="0.368159204">
            <text:p>0,368159204</text:p>
          </table:table-cell>
          <table:table-cell office:value-type="float" office:value="0.052358491">
            <text:p>0,052358491</text:p>
          </table:table-cell>
          <table:table-cell office:value-type="float" office:value="0.376886792">
            <text:p>0,376886792</text:p>
          </table:table-cell>
          <table:table-cell office:value-type="float" office:value="0.308490566">
            <text:p>0,308490566</text:p>
          </table:table-cell>
          <table:table-cell office:value-type="float" office:value="0.151415094">
            <text:p>0,151415094</text:p>
          </table:table-cell>
          <table:table-cell office:value-type="float" office:value="0.279481132">
            <text:p>0,279481132</text:p>
          </table:table-cell>
          <table:table-cell office:value-type="float" office:value="0.420990566">
            <text:p>0,420990566</text:p>
          </table:table-cell>
          <table:table-cell office:value-type="float" office:value="0.072169811">
            <text:p>0,072169811</text:p>
          </table:table-cell>
          <table:table-cell office:value-type="float" office:value="0.538679245">
            <text:p>0,538679245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string">
            <text:p>BF-029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3.1348314606742">
            <text:p>23,1348314607</text:p>
          </table:table-cell>
          <table:table-cell office:value-type="float" office:value="89">
            <text:p>89</text:p>
          </table:table-cell>
          <table:table-cell office:value-type="float" office:value="0.715909091">
            <text:p>0,715909091</text:p>
          </table:table-cell>
          <table:table-cell office:value-type="float" office:value="0.284090909">
            <text:p>0,284090909</text:p>
          </table:table-cell>
          <table:table-cell office:value-type="float" office:value="0">
            <text:p>0</text:p>
          </table:table-cell>
          <table:table-cell office:value-type="float" office:value="0.988764045">
            <text:p>0,9887640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235955">
            <text:p>0,011235955</text:p>
          </table:table-cell>
          <table:table-cell office:value-type="float" office:value="0">
            <text:p>0</text:p>
          </table:table-cell>
          <table:table-cell office:value-type="float" office:value="3.023529412">
            <text:p>3,023529412</text:p>
          </table:table-cell>
          <table:table-cell office:value-type="float" office:value="3.290697674">
            <text:p>3,290697674</text:p>
          </table:table-cell>
          <table:table-cell office:value-type="float" office:value="2.11627907">
            <text:p>2,11627907</text:p>
          </table:table-cell>
          <table:table-cell office:value-type="float" office:value="3.441860465">
            <text:p>3,441860465</text:p>
          </table:table-cell>
          <table:table-cell office:value-type="float" office:value="2.670588235">
            <text:p>2,670588235</text:p>
          </table:table-cell>
          <table:table-cell office:value-type="float" office:value="3.384615385">
            <text:p>3,384615385</text:p>
          </table:table-cell>
          <table:table-cell office:value-type="float" office:value="3.104651163">
            <text:p>3,104651163</text:p>
          </table:table-cell>
          <table:table-cell office:value-type="float" office:value="1.952941176">
            <text:p>1,952941176</text:p>
          </table:table-cell>
          <table:table-cell office:value-type="float" office:value="3.581395349">
            <text:p>3,581395349</text:p>
          </table:table-cell>
          <table:table-cell office:value-type="float" office:value="4.4">
            <text:p>4,4</text:p>
          </table:table-cell>
          <table:table-cell office:value-type="float" office:value="2.76744186">
            <text:p>2,76744186</text:p>
          </table:table-cell>
          <table:table-cell office:value-type="float" office:value="3.30769230769231">
            <text:p>3,3076923077</text:p>
          </table:table-cell>
          <table:table-cell office:value-type="float" office:value="2.811764706">
            <text:p>2,811764706</text:p>
          </table:table-cell>
          <table:table-cell office:value-type="float" office:value="3.26744186">
            <text:p>3,26744186</text:p>
          </table:table-cell>
          <table:table-cell office:value-type="float" office:value="3.105882353">
            <text:p>3,105882353</text:p>
          </table:table-cell>
          <table:table-cell office:value-type="float" office:value="3.337209302">
            <text:p>3,337209302</text:p>
          </table:table-cell>
          <table:table-cell office:value-type="float" office:value="88">
            <text:p>88</text:p>
          </table:table-cell>
          <table:table-cell office:value-type="float" office:value="244.5">
            <text:p>244,5</text:p>
          </table:table-cell>
          <table:table-cell office:value-type="float" office:value="232">
            <text:p>232</text:p>
          </table:table-cell>
          <table:table-cell office:value-type="float" office:value="172.5">
            <text:p>172,5</text:p>
          </table:table-cell>
          <table:table-cell office:value-type="float" office:value="1136.5">
            <text:p>1136,5</text:p>
          </table:table-cell>
          <table:table-cell office:value-type="float" office:value="69.5">
            <text:p>69,5</text:p>
          </table:table-cell>
          <table:table-cell office:value-type="float" office:value="68">
            <text:p>68</text:p>
          </table:table-cell>
          <table:table-cell office:value-type="float" office:value="68.75">
            <text:p>68,75</text:p>
          </table:table-cell>
          <table:table-cell office:value-type="float" office:value="144.5">
            <text:p>144,5</text:p>
          </table:table-cell>
          <table:table-cell office:value-type="float" office:value="149.5">
            <text:p>149,5</text:p>
          </table:table-cell>
          <table:table-cell office:value-type="float" office:value="147">
            <text:p>147</text:p>
          </table:table-cell>
          <table:table-cell office:value-type="float" office:value="687.5">
            <text:p>687,5</text:p>
          </table:table-cell>
          <table:table-cell office:value-type="float" office:value="619">
            <text:p>619</text:p>
          </table:table-cell>
          <table:table-cell office:value-type="float" office:value="430.5">
            <text:p>430,5</text:p>
          </table:table-cell>
          <table:table-cell office:value-type="float" office:value="416">
            <text:p>416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329.5">
            <text:p>329,5</text:p>
          </table:table-cell>
          <table:table-cell office:value-type="float" office:value="335.5">
            <text:p>335,5</text:p>
          </table:table-cell>
          <table:table-cell office:value-type="float" office:value="6">
            <text:p>6</text:p>
          </table:table-cell>
          <table:table-cell office:value-type="float" office:value="192.5">
            <text:p>192,5</text:p>
          </table:table-cell>
          <table:table-cell office:value-type="float" office:value="508.5">
            <text:p>508,5</text:p>
          </table:table-cell>
          <table:table-cell office:value-type="float" office:value="505.5">
            <text:p>505,5</text:p>
          </table:table-cell>
          <table:table-cell office:value-type="float" office:value="507">
            <text:p>507</text:p>
          </table:table-cell>
          <table:table-cell office:value-type="float" office:value="333">
            <text:p>333</text:p>
          </table:table-cell>
          <table:table-cell office:value-type="float" office:value="332.5">
            <text:p>332,5</text:p>
          </table:table-cell>
          <table:table-cell office:value-type="float" office:value="0.604927409">
            <text:p>0,604927409</text:p>
          </table:table-cell>
          <table:table-cell office:value-type="float" office:value="1.110662359">
            <text:p>1,110662359</text:p>
          </table:table-cell>
          <table:table-cell office:value-type="float" office:value="1.05387931">
            <text:p>1,05387931</text:p>
          </table:table-cell>
          <table:table-cell office:value-type="float" office:value="0.151781786">
            <text:p>0,151781786</text:p>
          </table:table-cell>
          <table:table-cell office:value-type="float" office:value="0.467687075">
            <text:p>0,467687075</text:p>
          </table:table-cell>
          <table:table-cell office:value-type="float" office:value="0.060492741">
            <text:p>0,060492741</text:p>
          </table:table-cell>
          <table:table-cell office:value-type="float" office:value="0.378794545">
            <text:p>0,378794545</text:p>
          </table:table-cell>
          <table:table-cell office:value-type="float" office:value="0.292564892">
            <text:p>0,292564892</text:p>
          </table:table-cell>
          <table:table-cell office:value-type="float" office:value="0.169379674">
            <text:p>0,169379674</text:p>
          </table:table-cell>
          <table:table-cell office:value-type="float" office:value="0.292784866">
            <text:p>0,292784866</text:p>
          </table:table-cell>
          <table:table-cell office:value-type="float" office:value="0.446106467">
            <text:p>0,446106467</text:p>
          </table:table-cell>
          <table:table-cell office:value-type="float" office:value="0.060272767">
            <text:p>0,060272767</text:p>
          </table:table-cell>
          <table:table-cell office:value-type="float" office:value="0.544654641">
            <text:p>0,544654641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string">
            <text:p>BF-034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26.2989690721649">
            <text:p>26,2989690722</text:p>
          </table:table-cell>
          <table:table-cell office:value-type="float" office:value="97">
            <text:p>97</text:p>
          </table:table-cell>
          <table:table-cell office:value-type="float" office:value="0.948453608">
            <text:p>0,948453608</text:p>
          </table:table-cell>
          <table:table-cell office:value-type="float" office:value="0.051546392">
            <text:p>0,051546392</text:p>
          </table:table-cell>
          <table:table-cell office:value-type="float" office:value="0.010309278">
            <text:p>0,010309278</text:p>
          </table:table-cell>
          <table:table-cell office:value-type="float" office:value="0.969072165">
            <text:p>0,969072165</text:p>
          </table:table-cell>
          <table:table-cell office:value-type="float" office:value="0">
            <text:p>0</text:p>
          </table:table-cell>
          <table:table-cell table:number-columns-repeated="2" office:value-type="float" office:value="0.010309278">
            <text:p>0,010309278</text:p>
          </table:table-cell>
          <table:table-cell office:value-type="float" office:value="0">
            <text:p>0</text:p>
          </table:table-cell>
          <table:table-cell office:value-type="float" office:value="2.28125">
            <text:p>2,28125</text:p>
          </table:table-cell>
          <table:table-cell office:value-type="float" office:value="3.103092784">
            <text:p>3,103092784</text:p>
          </table:table-cell>
          <table:table-cell office:value-type="float" office:value="2.237113402">
            <text:p>2,237113402</text:p>
          </table:table-cell>
          <table:table-cell office:value-type="float" office:value="2.989583333">
            <text:p>2,989583333</text:p>
          </table:table-cell>
          <table:table-cell office:value-type="float" office:value="2.536082474">
            <text:p>2,536082474</text:p>
          </table:table-cell>
          <table:table-cell office:value-type="float" office:value="4.08">
            <text:p>4,08</text:p>
          </table:table-cell>
          <table:table-cell office:value-type="float" office:value="3.164948454">
            <text:p>3,164948454</text:p>
          </table:table-cell>
          <table:table-cell office:value-type="float" office:value="2.18556701">
            <text:p>2,18556701</text:p>
          </table:table-cell>
          <table:table-cell office:value-type="float" office:value="3.206185567">
            <text:p>3,206185567</text:p>
          </table:table-cell>
          <table:table-cell office:value-type="float" office:value="4.510638298">
            <text:p>4,510638298</text:p>
          </table:table-cell>
          <table:table-cell office:value-type="float" office:value="2.659793814">
            <text:p>2,659793814</text:p>
          </table:table-cell>
          <table:table-cell office:value-type="float" office:value="3.73076923076923">
            <text:p>3,7307692308</text:p>
          </table:table-cell>
          <table:table-cell office:value-type="float" office:value="1.773195876">
            <text:p>1,773195876</text:p>
          </table:table-cell>
          <table:table-cell office:value-type="float" office:value="2.721649485">
            <text:p>2,721649485</text:p>
          </table:table-cell>
          <table:table-cell office:value-type="float" office:value="3.164948454">
            <text:p>3,164948454</text:p>
          </table:table-cell>
          <table:table-cell office:value-type="float" office:value="2.525773196">
            <text:p>2,525773196</text:p>
          </table:table-cell>
          <table:table-cell office:value-type="float" office:value="86">
            <text:p>86</text:p>
          </table:table-cell>
          <table:table-cell office:value-type="float" office:value="230">
            <text:p>230</text:p>
          </table:table-cell>
          <table:table-cell office:value-type="float" office:value="205">
            <text:p>205</text:p>
          </table:table-cell>
          <table:table-cell office:value-type="float" office:value="105.5">
            <text:p>105,5</text:p>
          </table:table-cell>
          <table:table-cell office:value-type="float" office:value="1008.5">
            <text:p>1008,5</text:p>
          </table:table-cell>
          <table:table-cell office:value-type="float" office:value="48.5">
            <text:p>48,5</text:p>
          </table:table-cell>
          <table:table-cell office:value-type="float" office:value="47.5">
            <text:p>47,5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155.5">
            <text:p>155,5</text:p>
          </table:table-cell>
          <table:table-cell office:value-type="float" office:value="155.75">
            <text:p>155,75</text:p>
          </table:table-cell>
          <table:table-cell office:value-type="float" office:value="684">
            <text:p>684</text:p>
          </table:table-cell>
          <table:table-cell office:value-type="float" office:value="627">
            <text:p>627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40.5">
            <text:p>340,5</text:p>
          </table:table-cell>
          <table:table-cell office:value-type="float" office:value="12.5">
            <text:p>12,5</text:p>
          </table:table-cell>
          <table:table-cell office:value-type="float" office:value="333.5">
            <text:p>333,5</text:p>
          </table:table-cell>
          <table:table-cell office:value-type="float" office:value="325">
            <text:p>325</text:p>
          </table:table-cell>
          <table:table-cell office:value-type="float" office:value="8.5">
            <text:p>8,5</text:p>
          </table:table-cell>
          <table:table-cell office:value-type="float" office:value="238">
            <text:p>238</text:p>
          </table:table-cell>
          <table:table-cell office:value-type="float" office:value="504.5">
            <text:p>504,5</text:p>
          </table:table-cell>
          <table:table-cell office:value-type="float" office:value="493">
            <text:p>493</text:p>
          </table:table-cell>
          <table:table-cell office:value-type="float" office:value="498.75">
            <text:p>498,75</text:p>
          </table:table-cell>
          <table:table-cell office:value-type="float" office:value="259.5">
            <text:p>259,5</text:p>
          </table:table-cell>
          <table:table-cell office:value-type="float" office:value="238">
            <text:p>238</text:p>
          </table:table-cell>
          <table:table-cell office:value-type="float" office:value="0.678235002">
            <text:p>0,678235002</text:p>
          </table:table-cell>
          <table:table-cell office:value-type="float" office:value="1.090909091">
            <text:p>1,090909091</text:p>
          </table:table-cell>
          <table:table-cell office:value-type="float" office:value="1.12195122">
            <text:p>1,12195122</text:p>
          </table:table-cell>
          <table:table-cell office:value-type="float" office:value="0.104610808">
            <text:p>0,104610808</text:p>
          </table:table-cell>
          <table:table-cell office:value-type="float" office:value="0.308186196">
            <text:p>0,308186196</text:p>
          </table:table-cell>
          <table:table-cell office:value-type="float" office:value="0.047595439">
            <text:p>0,047595439</text:p>
          </table:table-cell>
          <table:table-cell office:value-type="float" office:value="0.349033218">
            <text:p>0,349033218</text:p>
          </table:table-cell>
          <table:table-cell office:value-type="float" office:value="0.326474963">
            <text:p>0,326474963</text:p>
          </table:table-cell>
          <table:table-cell office:value-type="float" office:value="0.235994051">
            <text:p>0,235994051</text:p>
          </table:table-cell>
          <table:table-cell office:value-type="float" office:value="0.246653446">
            <text:p>0,246653446</text:p>
          </table:table-cell>
          <table:table-cell office:value-type="float" office:value="0.494546356">
            <text:p>0,494546356</text:p>
          </table:table-cell>
          <table:table-cell office:value-type="float" office:value="0.056519584">
            <text:p>0,056519584</text:p>
          </table:table-cell>
          <table:table-cell office:value-type="float" office:value="0.621715419">
            <text:p>0,621715419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string">
            <text:p>BF-035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0.341176471">
            <text:p>0,341176471</text:p>
          </table:table-cell>
          <table:table-cell office:value-type="float" office:value="0.658823529">
            <text:p>0,658823529</text:p>
          </table:table-cell>
          <table:table-cell office:value-type="float" office:value="0">
            <text:p>0</text:p>
          </table:table-cell>
          <table:table-cell office:value-type="float" office:value="0.964705882">
            <text:p>0,964705882</text:p>
          </table:table-cell>
          <table:table-cell office:value-type="float" office:value="0">
            <text:p>0</text:p>
          </table:table-cell>
          <table:table-cell office:value-type="float" office:value="0.023529412">
            <text:p>0,023529412</text:p>
          </table:table-cell>
          <table:table-cell office:value-type="float" office:value="0.011764706">
            <text:p>0,011764706</text:p>
          </table:table-cell>
          <table:table-cell office:value-type="float" office:value="0">
            <text:p>0</text:p>
          </table:table-cell>
          <table:table-cell office:value-type="float" office:value="1.717647059">
            <text:p>1,717647059</text:p>
          </table:table-cell>
          <table:table-cell office:value-type="float" office:value="2.117647059">
            <text:p>2,117647059</text:p>
          </table:table-cell>
          <table:table-cell office:value-type="float" office:value="2.658823529">
            <text:p>2,658823529</text:p>
          </table:table-cell>
          <table:table-cell office:value-type="float" office:value="3.05952381">
            <text:p>3,05952381</text:p>
          </table:table-cell>
          <table:table-cell office:value-type="float" office:value="1.635294118">
            <text:p>1,635294118</text:p>
          </table:table-cell>
          <table:table-cell office:value-type="float" office:value="2.84">
            <text:p>2,84</text:p>
          </table:table-cell>
          <table:table-cell office:value-type="float" office:value="2.341176471">
            <text:p>2,341176471</text:p>
          </table:table-cell>
          <table:table-cell office:value-type="float" office:value="2.329411765">
            <text:p>2,329411765</text:p>
          </table:table-cell>
          <table:table-cell office:value-type="float" office:value="4.152941176">
            <text:p>4,152941176</text:p>
          </table:table-cell>
          <table:table-cell office:value-type="float" office:value="4.219512195">
            <text:p>4,219512195</text:p>
          </table:table-cell>
          <table:table-cell office:value-type="float" office:value="2.176470588">
            <text:p>2,176470588</text:p>
          </table:table-cell>
          <table:table-cell office:value-type="float" office:value="2.57692307692308">
            <text:p>2,5769230769</text:p>
          </table:table-cell>
          <table:table-cell office:value-type="float" office:value="1.647058824">
            <text:p>1,647058824</text:p>
          </table:table-cell>
          <table:table-cell office:value-type="float" office:value="2.517647059">
            <text:p>2,517647059</text:p>
          </table:table-cell>
          <table:table-cell office:value-type="float" office:value="3.164705882">
            <text:p>3,164705882</text:p>
          </table:table-cell>
          <table:table-cell office:value-type="float" office:value="2.682352941">
            <text:p>2,682352941</text:p>
          </table:table-cell>
          <table:table-cell office:value-type="float" office:value="96">
            <text:p>96</text:p>
          </table:table-cell>
          <table:table-cell office:value-type="float" office:value="252.5">
            <text:p>252,5</text:p>
          </table:table-cell>
          <table:table-cell office:value-type="float" office:value="218">
            <text:p>218</text:p>
          </table:table-cell>
          <table:table-cell office:value-type="float" office:value="142">
            <text:p>142</text:p>
          </table:table-cell>
          <table:table-cell office:value-type="float" office:value="1043">
            <text:p>1043</text:p>
          </table:table-cell>
          <table:table-cell office:value-type="float" office:value="53">
            <text:p>53</text:p>
          </table:table-cell>
          <table:table-cell office:value-type="float" office:value="52.5">
            <text:p>52,5</text:p>
          </table:table-cell>
          <table:table-cell office:value-type="float" office:value="52.75">
            <text:p>52,75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5.5">
            <text:p>145,5</text:p>
          </table:table-cell>
          <table:table-cell office:value-type="float" office:value="620.5">
            <text:p>620,5</text:p>
          </table:table-cell>
          <table:table-cell office:value-type="float" office:value="543">
            <text:p>543</text:p>
          </table:table-cell>
          <table:table-cell office:value-type="float" office:value="410.5">
            <text:p>410,5</text:p>
          </table:table-cell>
          <table:table-cell office:value-type="float" office:value="363">
            <text:p>363</text:p>
          </table:table-cell>
          <table:table-cell office:value-type="float" office:value="345">
            <text:p>345</text:p>
          </table:table-cell>
          <table:table-cell office:value-type="float" office:value="18">
            <text:p>18</text:p>
          </table:table-cell>
          <table:table-cell office:value-type="float" office:value="315">
            <text:p>315</text:p>
          </table:table-cell>
          <table:table-cell office:value-type="float" office:value="326">
            <text:p>326</text:p>
          </table:table-cell>
          <table:table-cell office:value-type="float" office:value="11">
            <text:p>11</text:p>
          </table:table-cell>
          <table:table-cell office:value-type="float" office:value="183.5">
            <text:p>183,5</text:p>
          </table:table-cell>
          <table:table-cell office:value-type="float" office:value="464">
            <text:p>464</text:p>
          </table:table-cell>
          <table:table-cell office:value-type="float" office:value="455">
            <text:p>455</text:p>
          </table:table-cell>
          <table:table-cell office:value-type="float" office:value="459.5">
            <text:p>459,5</text:p>
          </table:table-cell>
          <table:table-cell office:value-type="float" office:value="280">
            <text:p>280</text:p>
          </table:table-cell>
          <table:table-cell office:value-type="float" office:value="256.5">
            <text:p>256,5</text:p>
          </table:table-cell>
          <table:table-cell office:value-type="float" office:value="0.594918504">
            <text:p>0,594918504</text:p>
          </table:table-cell>
          <table:table-cell office:value-type="float" office:value="1.142725599">
            <text:p>1,142725599</text:p>
          </table:table-cell>
          <table:table-cell office:value-type="float" office:value="1.158256881">
            <text:p>1,158256881</text:p>
          </table:table-cell>
          <table:table-cell office:value-type="float" office:value="0.136145733">
            <text:p>0,136145733</text:p>
          </table:table-cell>
          <table:table-cell office:value-type="float" office:value="0.362542955">
            <text:p>0,362542955</text:p>
          </table:table-cell>
          <table:table-cell office:value-type="float" office:value="0.050575264">
            <text:p>0,050575264</text:p>
          </table:table-cell>
          <table:table-cell office:value-type="float" office:value="0.393576222">
            <text:p>0,393576222</text:p>
          </table:table-cell>
          <table:table-cell office:value-type="float" office:value="0.307286673">
            <text:p>0,307286673</text:p>
          </table:table-cell>
          <table:table-cell office:value-type="float" office:value="0.175934803">
            <text:p>0,175934803</text:p>
          </table:table-cell>
          <table:table-cell office:value-type="float" office:value="0.257190796">
            <text:p>0,257190796</text:p>
          </table:table-cell>
          <table:table-cell office:value-type="float" office:value="0.440556088">
            <text:p>0,440556088</text:p>
          </table:table-cell>
          <table:table-cell office:value-type="float" office:value="0.07430489">
            <text:p>0,07430489</text:p>
          </table:table-cell>
          <table:table-cell office:value-type="float" office:value="0.520613615">
            <text:p>0,520613615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string">
            <text:p>BF-220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33.3448275862069">
            <text:p>33,344827586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.233333333">
            <text:p>1,233333333</text:p>
          </table:table-cell>
          <table:table-cell office:value-type="float" office:value="1.366666667">
            <text:p>1,366666667</text:p>
          </table:table-cell>
          <table:table-cell office:value-type="float" office:value="2.266666667">
            <text:p>2,266666667</text:p>
          </table:table-cell>
          <table:table-cell office:value-type="float" office:value="1.566666667">
            <text:p>1,566666667</text:p>
          </table:table-cell>
          <table:table-cell office:value-type="float" office:value="1.3">
            <text:p>1,3</text:p>
          </table:table-cell>
          <table:table-cell office:value-type="float" office:value="2.566666667">
            <text:p>2,566666667</text:p>
          </table:table-cell>
          <table:table-cell office:value-type="float" office:value="3.366666667">
            <text:p>3,366666667</text:p>
          </table:table-cell>
          <table:table-cell office:value-type="float" office:value="2.5">
            <text:p>2,5</text:p>
          </table:table-cell>
          <table:table-cell office:value-type="float" office:value="1.833333333">
            <text:p>1,833333333</text:p>
          </table:table-cell>
          <table:table-cell office:value-type="float" office:value="4.382352941">
            <text:p>4,382352941</text:p>
          </table:table-cell>
          <table:table-cell office:value-type="float" office:value="1.633333333">
            <text:p>1,633333333</text:p>
          </table:table-cell>
          <table:table-cell office:value-type="string">
            <text:p>.</text:p>
          </table:table-cell>
          <table:table-cell office:value-type="float" office:value="1.466666667">
            <text:p>1,466666667</text:p>
          </table:table-cell>
          <table:table-cell office:value-type="float" office:value="1.633333333">
            <text:p>1,633333333</text:p>
          </table:table-cell>
          <table:table-cell office:value-type="float" office:value="3.1">
            <text:p>3,1</text:p>
          </table:table-cell>
          <table:table-cell office:value-type="float" office:value="1.344827586">
            <text:p>1,344827586</text:p>
          </table:table-cell>
          <table:table-cell office:value-type="float" office:value="95.5">
            <text:p>95,5</text:p>
          </table:table-cell>
          <table:table-cell office:value-type="float" office:value="265.5">
            <text:p>265,5</text:p>
          </table:table-cell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office:value-type="float" office:value="1247.5">
            <text:p>1247,5</text:p>
          </table:table-cell>
          <table:table-cell office:value-type="float" office:value="42">
            <text:p>42</text:p>
          </table:table-cell>
          <table:table-cell office:value-type="float" office:value="45.5">
            <text:p>45,5</text:p>
          </table:table-cell>
          <table:table-cell office:value-type="float" office:value="43.75">
            <text:p>43,75</text:p>
          </table:table-cell>
          <table:table-cell office:value-type="float" office:value="162.5">
            <text:p>162,5</text:p>
          </table:table-cell>
          <table:table-cell office:value-type="float" office:value="158">
            <text:p>158</text:p>
          </table:table-cell>
          <table:table-cell office:value-type="float" office:value="160.25">
            <text:p>160,25</text:p>
          </table:table-cell>
          <table:table-cell office:value-type="float" office:value="657">
            <text:p>657</text:p>
          </table:table-cell>
          <table:table-cell office:value-type="float" office:value="486.5">
            <text:p>486,5</text:p>
          </table:table-cell>
          <table:table-cell office:value-type="float" office:value="523">
            <text:p>52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347.5">
            <text:p>347,5</text:p>
          </table:table-cell>
          <table:table-cell office:value-type="float" office:value="346.5">
            <text:p>346,5</text:p>
          </table:table-cell>
          <table:table-cell office:value-type="float" office:value="1">
            <text:p>1</text:p>
          </table:table-cell>
          <table:table-cell office:value-type="float" office:value="203.5">
            <text:p>203,5</text:p>
          </table:table-cell>
          <table:table-cell office:value-type="float" office:value="462.5">
            <text:p>462,5</text:p>
          </table:table-cell>
          <table:table-cell office:value-type="float" office:value="466">
            <text:p>466</text:p>
          </table:table-cell>
          <table:table-cell office:value-type="float" office:value="464.25">
            <text:p>464,25</text:p>
          </table:table-cell>
          <table:table-cell office:value-type="float" office:value="378">
            <text:p>378</text:p>
          </table:table-cell>
          <table:table-cell office:value-type="float" office:value="390">
            <text:p>390</text:p>
          </table:table-cell>
          <table:table-cell office:value-type="float" office:value="0.526653307">
            <text:p>0,526653307</text:p>
          </table:table-cell>
          <table:table-cell office:value-type="float" office:value="1.350462487">
            <text:p>1,350462487</text:p>
          </table:table-cell>
          <table:table-cell office:value-type="float" office:value="1.149350649">
            <text:p>1,149350649</text:p>
          </table:table-cell>
          <table:table-cell office:value-type="float" office:value="0.129058116">
            <text:p>0,129058116</text:p>
          </table:table-cell>
          <table:table-cell office:value-type="float" office:value="0.27301092">
            <text:p>0,27301092</text:p>
          </table:table-cell>
          <table:table-cell office:value-type="float" office:value="0.03507014">
            <text:p>0,03507014</text:p>
          </table:table-cell>
          <table:table-cell office:value-type="float" office:value="0.419238477">
            <text:p>0,419238477</text:p>
          </table:table-cell>
          <table:table-cell office:value-type="float" office:value="0.278156313">
            <text:p>0,278156313</text:p>
          </table:table-cell>
          <table:table-cell office:value-type="float" office:value="0.163126253">
            <text:p>0,163126253</text:p>
          </table:table-cell>
          <table:table-cell office:value-type="float" office:value="0.307815631">
            <text:p>0,307815631</text:p>
          </table:table-cell>
          <table:table-cell office:value-type="float" office:value="0.372144289">
            <text:p>0,372144289</text:p>
          </table:table-cell>
          <table:table-cell office:value-type="float" office:value="170.5">
            <text:p>170,5</text:p>
          </table:table-cell>
          <table:table-cell office:value-type="float" office:value="0.38997996">
            <text:p>0,38997996</text:p>
          </table:table-cell>
          <table:table-cell office:value-type="float" office:value="1.793985695">
            <text:p>1,793985695</text:p>
          </table:table-cell>
        </table:table-row>
        <table:table-row table:style-name="ro1">
          <table:table-cell office:value-type="string">
            <text:p>BF-246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38.6666666666667">
            <text:p>38,666666666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.407407407">
            <text:p>1,407407407</text:p>
          </table:table-cell>
          <table:table-cell office:value-type="float" office:value="2.962962963">
            <text:p>2,962962963</text:p>
          </table:table-cell>
          <table:table-cell office:value-type="float" office:value="2.851851852">
            <text:p>2,851851852</text:p>
          </table:table-cell>
          <table:table-cell office:value-type="float" office:value="1.37037037">
            <text:p>1,37037037</text:p>
          </table:table-cell>
          <table:table-cell office:value-type="float" office:value="3.185185185">
            <text:p>3,185185185</text:p>
          </table:table-cell>
          <table:table-cell office:value-type="float" office:value="3.703703704">
            <text:p>3,703703704</text:p>
          </table:table-cell>
          <table:table-cell office:value-type="float" office:value="4.222222222">
            <text:p>4,222222222</text:p>
          </table:table-cell>
          <table:table-cell office:value-type="float" office:value="2.333333333">
            <text:p>2,333333333</text:p>
          </table:table-cell>
          <table:table-cell office:value-type="float" office:value="2.407407407">
            <text:p>2,407407407</text:p>
          </table:table-cell>
          <table:table-cell office:value-type="float" office:value="4.536585366">
            <text:p>4,536585366</text:p>
          </table:table-cell>
          <table:table-cell office:value-type="float" office:value="1.740740741">
            <text:p>1,740740741</text:p>
          </table:table-cell>
          <table:table-cell office:value-type="string">
            <text:p>.</text:p>
          </table:table-cell>
          <table:table-cell office:value-type="float" office:value="1.62962963">
            <text:p>1,62962963</text:p>
          </table:table-cell>
          <table:table-cell office:value-type="float" office:value="2.962962963">
            <text:p>2,962962963</text:p>
          </table:table-cell>
          <table:table-cell office:value-type="float" office:value="3.076923077">
            <text:p>3,076923077</text:p>
          </table:table-cell>
          <table:table-cell office:value-type="float" office:value="2.407407407">
            <text:p>2,407407407</text:p>
          </table:table-cell>
          <table:table-cell office:value-type="float" office:value="96">
            <text:p>96</text:p>
          </table:table-cell>
          <table:table-cell office:value-type="float" office:value="288.5">
            <text:p>288,5</text:p>
          </table:table-cell>
          <table:table-cell office:value-type="float" office:value="225">
            <text:p>225</text:p>
          </table:table-cell>
          <table:table-cell office:value-type="float" office:value="148.5">
            <text:p>148,5</text:p>
          </table:table-cell>
          <table:table-cell office:value-type="float" office:value="1129.5">
            <text:p>1129,5</text:p>
          </table:table-cell>
          <table:table-cell office:value-type="float" office:value="52.5">
            <text:p>52,5</text:p>
          </table:table-cell>
          <table:table-cell office:value-type="float" office:value="57.5">
            <text:p>57,5</text:p>
          </table:table-cell>
          <table:table-cell office:value-type="float" office:value="55">
            <text:p>55</text:p>
          </table:table-cell>
          <table:table-cell office:value-type="float" office:value="159.5">
            <text:p>159,5</text:p>
          </table:table-cell>
          <table:table-cell office:value-type="float" office:value="161">
            <text:p>161</text:p>
          </table:table-cell>
          <table:table-cell office:value-type="float" office:value="160.25">
            <text:p>160,25</text:p>
          </table:table-cell>
          <table:table-cell office:value-type="float" office:value="615.5">
            <text:p>615,5</text:p>
          </table:table-cell>
          <table:table-cell office:value-type="float" office:value="553">
            <text:p>553</text:p>
          </table:table-cell>
          <table:table-cell office:value-type="float" office:value="429.5">
            <text:p>429,5</text:p>
          </table:table-cell>
          <table:table-cell office:value-type="float" office:value="432">
            <text:p>432</text:p>
          </table:table-cell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  <table:table-cell office:value-type="float" office:value="343.5">
            <text:p>343,5</text:p>
          </table:table-cell>
          <table:table-cell office:value-type="float" office:value="339">
            <text:p>339</text:p>
          </table:table-cell>
          <table:table-cell office:value-type="float" office:value="4.5">
            <text:p>4,5</text:p>
          </table:table-cell>
          <table:table-cell office:value-type="float" office:value="201">
            <text:p>201</text:p>
          </table:table-cell>
          <table:table-cell office:value-type="float" office:value="437.5">
            <text:p>437,5</text:p>
          </table:table-cell>
          <table:table-cell office:value-type="float" office:value="462.5">
            <text:p>462,5</text:p>
          </table:table-cell>
          <table:table-cell office:value-type="float" office:value="450">
            <text:p>450</text:p>
          </table:table-cell>
          <table:table-cell office:value-type="float" office:value="260.5">
            <text:p>260,5</text:p>
          </table:table-cell>
          <table:table-cell office:value-type="float" office:value="288">
            <text:p>288</text:p>
          </table:table-cell>
          <table:table-cell office:value-type="float" office:value="0.544931386">
            <text:p>0,544931386</text:p>
          </table:table-cell>
          <table:table-cell office:value-type="float" office:value="1.113019892">
            <text:p>1,113019892</text:p>
          </table:table-cell>
          <table:table-cell office:value-type="float" office:value="1.282222222">
            <text:p>1,282222222</text:p>
          </table:table-cell>
          <table:table-cell office:value-type="float" office:value="0.131474104">
            <text:p>0,131474104</text:p>
          </table:table-cell>
          <table:table-cell office:value-type="float" office:value="0.343213729">
            <text:p>0,343213729</text:p>
          </table:table-cell>
          <table:table-cell office:value-type="float" office:value="0.048694112">
            <text:p>0,048694112</text:p>
          </table:table-cell>
          <table:table-cell office:value-type="float" office:value="0.380256751">
            <text:p>0,380256751</text:p>
          </table:table-cell>
          <table:table-cell office:value-type="float" office:value="0.302124834">
            <text:p>0,302124834</text:p>
          </table:table-cell>
          <table:table-cell office:value-type="float" office:value="0.177954847">
            <text:p>0,177954847</text:p>
          </table:table-cell>
          <table:table-cell office:value-type="float" office:value="0.242806552">
            <text:p>0,242806552</text:p>
          </table:table-cell>
          <table:table-cell office:value-type="float" office:value="0.398406375">
            <text:p>0,398406375</text:p>
          </table:table-cell>
          <table:table-cell office:value-type="float" office:value="62.5">
            <text:p>62,5</text:p>
          </table:table-cell>
          <table:table-cell office:value-type="float" office:value="0.489597167">
            <text:p>0,489597167</text:p>
          </table:table-cell>
          <table:table-cell office:value-type="float" office:value="1.600400487">
            <text:p>1,600400487</text:p>
          </table:table-cell>
        </table:table-row>
        <table:table-row table:style-name="ro1">
          <table:table-cell office:value-type="string">
            <text:p>BM-001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6.0851063829787">
            <text:p>26,08510638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.913978495">
            <text:p>2,913978495</text:p>
          </table:table-cell>
          <table:table-cell office:value-type="float" office:value="3.223404255">
            <text:p>3,223404255</text:p>
          </table:table-cell>
          <table:table-cell office:value-type="float" office:value="2.849462366">
            <text:p>2,849462366</text:p>
          </table:table-cell>
          <table:table-cell office:value-type="float" office:value="2.170212766">
            <text:p>2,170212766</text:p>
          </table:table-cell>
          <table:table-cell office:value-type="float" office:value="2.159574468">
            <text:p>2,159574468</text:p>
          </table:table-cell>
          <table:table-cell office:value-type="float" office:value="3.230769231">
            <text:p>3,230769231</text:p>
          </table:table-cell>
          <table:table-cell office:value-type="float" office:value="1.404255319">
            <text:p>1,404255319</text:p>
          </table:table-cell>
          <table:table-cell office:value-type="float" office:value="1.893617021">
            <text:p>1,893617021</text:p>
          </table:table-cell>
          <table:table-cell office:value-type="float" office:value="5.25">
            <text:p>5,25</text:p>
          </table:table-cell>
          <table:table-cell office:value-type="float" office:value="3.909090909">
            <text:p>3,909090909</text:p>
          </table:table-cell>
          <table:table-cell office:value-type="float" office:value="2.510638298">
            <text:p>2,510638298</text:p>
          </table:table-cell>
          <table:table-cell office:value-type="float" office:value="3.92307692307692">
            <text:p>3,9230769231</text:p>
          </table:table-cell>
          <table:table-cell office:value-type="float" office:value="2.393617021">
            <text:p>2,393617021</text:p>
          </table:table-cell>
          <table:table-cell office:value-type="float" office:value="3.23655914">
            <text:p>3,23655914</text:p>
          </table:table-cell>
          <table:table-cell office:value-type="float" office:value="3.063829787">
            <text:p>3,063829787</text:p>
          </table:table-cell>
          <table:table-cell office:value-type="float" office:value="2.478723404">
            <text:p>2,478723404</text:p>
          </table:table-cell>
          <table:table-cell office:value-type="float" office:value="82">
            <text:p>82</text:p>
          </table:table-cell>
          <table:table-cell office:value-type="float" office:value="272.5">
            <text:p>272,5</text:p>
          </table:table-cell>
          <table:table-cell office:value-type="float" office:value="210.5">
            <text:p>210,5</text:p>
          </table:table-cell>
          <table:table-cell office:value-type="float" office:value="166">
            <text:p>166</text:p>
          </table:table-cell>
          <table:table-cell office:value-type="float" office:value="1126">
            <text:p>1126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147.5">
            <text:p>147,5</text:p>
          </table:table-cell>
          <table:table-cell office:value-type="float" office:value="144.5">
            <text:p>144,5</text:p>
          </table:table-cell>
          <table:table-cell office:value-type="float" office:value="146">
            <text:p>146</text:p>
          </table:table-cell>
          <table:table-cell office:value-type="float" office:value="673.5">
            <text:p>673,5</text:p>
          </table:table-cell>
          <table:table-cell office:value-type="float" office:value="625">
            <text:p>625</text:p>
          </table:table-cell>
          <table:table-cell office:value-type="float" office:value="417">
            <text:p>417</text:p>
          </table:table-cell>
          <table:table-cell office:value-type="float" office:value="381">
            <text:p>381</text:p>
          </table:table-cell>
          <table:table-cell office:value-type="float" office:value="398">
            <text:p>398</text:p>
          </table:table-cell>
          <table:table-cell office:value-type="float" office:value="17">
            <text:p>17</text:p>
          </table:table-cell>
          <table:table-cell office:value-type="float" office:value="347">
            <text:p>347</text:p>
          </table:table-cell>
          <table:table-cell office:value-type="float" office:value="343.5">
            <text:p>343,5</text:p>
          </table:table-cell>
          <table:table-cell office:value-type="float" office:value="3.5">
            <text:p>3,5</text:p>
          </table:table-cell>
          <table:table-cell office:value-type="float" office:value="185">
            <text:p>185</text:p>
          </table:table-cell>
          <table:table-cell office:value-type="float" office:value="479">
            <text:p>479</text:p>
          </table:table-cell>
          <table:table-cell office:value-type="float" office:value="458.5">
            <text:p>458,5</text:p>
          </table:table-cell>
          <table:table-cell office:value-type="float" office:value="468.75">
            <text:p>468,75</text:p>
          </table:table-cell>
          <table:table-cell office:value-type="float" office:value="295">
            <text:p>295</text:p>
          </table:table-cell>
          <table:table-cell office:value-type="float" office:value="314">
            <text:p>314</text:p>
          </table:table-cell>
          <table:table-cell office:value-type="float" office:value="0.598134991">
            <text:p>0,598134991</text:p>
          </table:table-cell>
          <table:table-cell office:value-type="float" office:value="1.0776">
            <text:p>1,0776</text:p>
          </table:table-cell>
          <table:table-cell office:value-type="float" office:value="1.294536817">
            <text:p>1,294536817</text:p>
          </table:table-cell>
          <table:table-cell office:value-type="float" office:value="0.147424512">
            <text:p>0,147424512</text:p>
          </table:table-cell>
          <table:table-cell office:value-type="float" office:value="0.376712329">
            <text:p>0,376712329</text:p>
          </table:table-cell>
          <table:table-cell office:value-type="float" office:value="0.048845471">
            <text:p>0,048845471</text:p>
          </table:table-cell>
          <table:table-cell office:value-type="float" office:value="0.370337478">
            <text:p>0,370337478</text:p>
          </table:table-cell>
          <table:table-cell office:value-type="float" office:value="0.306616341">
            <text:p>0,306616341</text:p>
          </table:table-cell>
          <table:table-cell office:value-type="float" office:value="0.164298401">
            <text:p>0,164298401</text:p>
          </table:table-cell>
          <table:table-cell office:value-type="float" office:value="0.270426288">
            <text:p>0,270426288</text:p>
          </table:table-cell>
          <table:table-cell office:value-type="float" office:value="0.416296625">
            <text:p>0,416296625</text:p>
          </table:table-cell>
          <table:table-cell office:value-type="float" office:value="0.043072824">
            <text:p>0,043072824</text:p>
          </table:table-cell>
          <table:table-cell office:value-type="float" office:value="0.555062167">
            <text:p>0,555062167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string">
            <text:p>BM-02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7.6197916666667">
            <text:p>37,6197916667</text:p>
          </table:table-cell>
          <table:table-cell office:value-type="float" office:value="96">
            <text:p>96</text:p>
          </table:table-cell>
          <table:table-cell office:value-type="float" office:value="0.010638298">
            <text:p>0,010638298</text:p>
          </table:table-cell>
          <table:table-cell office:value-type="float" office:value="0.989361702">
            <text:p>0,989361702</text:p>
          </table:table-cell>
          <table:table-cell office:value-type="float" office:value="0">
            <text:p>0</text:p>
          </table:table-cell>
          <table:table-cell office:value-type="float" office:value="0.979166667">
            <text:p>0,979166667</text:p>
          </table:table-cell>
          <table:table-cell office:value-type="float" office:value="0.010416667">
            <text:p>0,010416667</text:p>
          </table:table-cell>
          <table:table-cell office:value-type="float" office:value="0">
            <text:p>0</text:p>
          </table:table-cell>
          <table:table-cell office:value-type="float" office:value="0.010416667">
            <text:p>0,010416667</text:p>
          </table:table-cell>
          <table:table-cell office:value-type="float" office:value="0">
            <text:p>0</text:p>
          </table:table-cell>
          <table:table-cell office:value-type="float" office:value="1.849462366">
            <text:p>1,849462366</text:p>
          </table:table-cell>
          <table:table-cell office:value-type="float" office:value="3.440860215">
            <text:p>3,440860215</text:p>
          </table:table-cell>
          <table:table-cell office:value-type="float" office:value="2.64516129">
            <text:p>2,64516129</text:p>
          </table:table-cell>
          <table:table-cell office:value-type="float" office:value="1.408602151">
            <text:p>1,408602151</text:p>
          </table:table-cell>
          <table:table-cell office:value-type="float" office:value="2.967741935">
            <text:p>2,967741935</text:p>
          </table:table-cell>
          <table:table-cell office:value-type="float" office:value="4.448275862">
            <text:p>4,448275862</text:p>
          </table:table-cell>
          <table:table-cell office:value-type="float" office:value="1.365591398">
            <text:p>1,365591398</text:p>
          </table:table-cell>
          <table:table-cell office:value-type="float" office:value="1.838709677">
            <text:p>1,838709677</text:p>
          </table:table-cell>
          <table:table-cell office:value-type="float" office:value="5.423913043">
            <text:p>5,423913043</text:p>
          </table:table-cell>
          <table:table-cell office:value-type="float" office:value="4.125">
            <text:p>4,125</text:p>
          </table:table-cell>
          <table:table-cell office:value-type="float" office:value="2.945652174">
            <text:p>2,945652174</text:p>
          </table:table-cell>
          <table:table-cell office:value-type="float" office:value="3.80769230769231">
            <text:p>3,8076923077</text:p>
          </table:table-cell>
          <table:table-cell office:value-type="float" office:value="1.641304348">
            <text:p>1,641304348</text:p>
          </table:table-cell>
          <table:table-cell office:value-type="float" office:value="3.247311828">
            <text:p>3,247311828</text:p>
          </table:table-cell>
          <table:table-cell office:value-type="float" office:value="2.913978495">
            <text:p>2,913978495</text:p>
          </table:table-cell>
          <table:table-cell office:value-type="float" office:value="3.064516129">
            <text:p>3,064516129</text:p>
          </table:table-cell>
          <table:table-cell office:value-type="float" office:value="67.5">
            <text:p>67,5</text:p>
          </table:table-cell>
          <table:table-cell office:value-type="float" office:value="264.5">
            <text:p>264,5</text:p>
          </table:table-cell>
          <table:table-cell office:value-type="float" office:value="232">
            <text:p>232</text:p>
          </table:table-cell>
          <table:table-cell office:value-type="float" office:value="134">
            <text:p>134</text:p>
          </table:table-cell>
          <table:table-cell office:value-type="float" office:value="1186">
            <text:p>1186</text:p>
          </table:table-cell>
          <table:table-cell office:value-type="float" office:value="56.5">
            <text:p>56,5</text:p>
          </table:table-cell>
          <table:table-cell office:value-type="float" office:value="55">
            <text:p>55</text:p>
          </table:table-cell>
          <table:table-cell office:value-type="float" office:value="55.75">
            <text:p>55,75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688.5">
            <text:p>688,5</text:p>
          </table:table-cell>
          <table:table-cell office:value-type="float" office:value="635">
            <text:p>635</text:p>
          </table:table-cell>
          <table:table-cell office:value-type="float" office:value="528.5">
            <text:p>528,5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office:value-type="float" office:value="10">
            <text:p>10</text:p>
          </table:table-cell>
          <table:table-cell office:value-type="float" office:value="356.5">
            <text:p>356,5</text:p>
          </table:table-cell>
          <table:table-cell office:value-type="float" office:value="356">
            <text:p>356</text:p>
          </table:table-cell>
          <table:table-cell office:value-type="float" office:value="0.5">
            <text:p>0,5</text:p>
          </table:table-cell>
          <table:table-cell office:value-type="float" office:value="209.5">
            <text:p>209,5</text:p>
          </table:table-cell>
          <table:table-cell office:value-type="float" office:value="479.5">
            <text:p>479,5</text:p>
          </table:table-cell>
          <table:table-cell office:value-type="float" office:value="476.5">
            <text:p>476,5</text:p>
          </table:table-cell>
          <table:table-cell office:value-type="float" office:value="478">
            <text:p>478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0.580522766">
            <text:p>0,580522766</text:p>
          </table:table-cell>
          <table:table-cell office:value-type="float" office:value="1.084251969">
            <text:p>1,084251969</text:p>
          </table:table-cell>
          <table:table-cell office:value-type="float" office:value="1.140086207">
            <text:p>1,140086207</text:p>
          </table:table-cell>
          <table:table-cell office:value-type="float" office:value="0.112984823">
            <text:p>0,112984823</text:p>
          </table:table-cell>
          <table:table-cell office:value-type="float" office:value="0.34202454">
            <text:p>0,34202454</text:p>
          </table:table-cell>
          <table:table-cell office:value-type="float" office:value="0.047006745">
            <text:p>0,047006745</text:p>
          </table:table-cell>
          <table:table-cell office:value-type="float" office:value="0.445615514">
            <text:p>0,445615514</text:p>
          </table:table-cell>
          <table:table-cell office:value-type="float" office:value="0.300379427">
            <text:p>0,300379427</text:p>
          </table:table-cell>
          <table:table-cell office:value-type="float" office:value="0.176644182">
            <text:p>0,176644182</text:p>
          </table:table-cell>
          <table:table-cell office:value-type="float" office:value="0.323777403">
            <text:p>0,323777403</text:p>
          </table:table-cell>
          <table:table-cell office:value-type="float" office:value="0.403035413">
            <text:p>0,403035413</text:p>
          </table:table-cell>
          <table:table-cell office:value-type="float" office:value="0.045109612">
            <text:p>0,045109612</text:p>
          </table:table-cell>
          <table:table-cell office:value-type="float" office:value="0.535413153">
            <text:p>0,535413153</text:p>
          </table:table-cell>
          <table:table-cell office:value-type="float" office:value="1.87">
            <text:p>1,87</text:p>
          </table:table-cell>
        </table:table-row>
        <table:table-row table:style-name="ro1">
          <table:table-cell office:value-type="string">
            <text:p>BM-03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5.3707865168539">
            <text:p>35,3707865169</text:p>
          </table:table-cell>
          <table:table-cell office:value-type="float" office:value="89">
            <text:p>89</text:p>
          </table:table-cell>
          <table:table-cell office:value-type="float" office:value="0.02247191">
            <text:p>0,02247191</text:p>
          </table:table-cell>
          <table:table-cell office:value-type="float" office:value="0.97752809">
            <text:p>0,97752809</text:p>
          </table:table-cell>
          <table:table-cell office:value-type="float" office:value="0">
            <text:p>0</text:p>
          </table:table-cell>
          <table:table-cell office:value-type="float" office:value="0.97752809">
            <text:p>0,9775280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1235955">
            <text:p>0,011235955</text:p>
          </table:table-cell>
          <table:table-cell office:value-type="float" office:value="2.375">
            <text:p>2,375</text:p>
          </table:table-cell>
          <table:table-cell office:value-type="float" office:value="3.034090909">
            <text:p>3,034090909</text:p>
          </table:table-cell>
          <table:table-cell office:value-type="float" office:value="2.488636364">
            <text:p>2,488636364</text:p>
          </table:table-cell>
          <table:table-cell office:value-type="float" office:value="1.954545455">
            <text:p>1,954545455</text:p>
          </table:table-cell>
          <table:table-cell office:value-type="float" office:value="2.482758621">
            <text:p>2,482758621</text:p>
          </table:table-cell>
          <table:table-cell office:value-type="float" office:value="4">
            <text:p>4</text:p>
          </table:table-cell>
          <table:table-cell office:value-type="float" office:value="1.568181818">
            <text:p>1,568181818</text:p>
          </table:table-cell>
          <table:table-cell office:value-type="float" office:value="2.195402299">
            <text:p>2,195402299</text:p>
          </table:table-cell>
          <table:table-cell office:value-type="float" office:value="5.333333333">
            <text:p>5,333333333</text:p>
          </table:table-cell>
          <table:table-cell office:value-type="float" office:value="3.902439024">
            <text:p>3,902439024</text:p>
          </table:table-cell>
          <table:table-cell office:value-type="float" office:value="3.127906977">
            <text:p>3,127906977</text:p>
          </table:table-cell>
          <table:table-cell office:value-type="float" office:value="3.8">
            <text:p>3,8</text:p>
          </table:table-cell>
          <table:table-cell office:value-type="float" office:value="1.818181818">
            <text:p>1,818181818</text:p>
          </table:table-cell>
          <table:table-cell office:value-type="float" office:value="3.136363636">
            <text:p>3,136363636</text:p>
          </table:table-cell>
          <table:table-cell office:value-type="float" office:value="3.215909091">
            <text:p>3,215909091</text:p>
          </table:table-cell>
          <table:table-cell office:value-type="float" office:value="3.386363636">
            <text:p>3,386363636</text:p>
          </table:table-cell>
          <table:table-cell office:value-type="float" office:value="89">
            <text:p>89</text:p>
          </table:table-cell>
          <table:table-cell office:value-type="float" office:value="263.5">
            <text:p>263,5</text:p>
          </table:table-cell>
          <table:table-cell office:value-type="float" office:value="203.5">
            <text:p>203,5</text:p>
          </table:table-cell>
          <table:table-cell office:value-type="float" office:value="136.5">
            <text:p>136,5</text:p>
          </table:table-cell>
          <table:table-cell office:value-type="float" office:value="1091.5">
            <text:p>1091,5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1.5">
            <text:p>141,5</text:p>
          </table:table-cell>
          <table:table-cell office:value-type="float" office:value="673">
            <text:p>673</text:p>
          </table:table-cell>
          <table:table-cell office:value-type="float" office:value="631.5">
            <text:p>631,5</text:p>
          </table:table-cell>
          <table:table-cell office:value-type="float" office:value="384.5">
            <text:p>384,5</text:p>
          </table:table-cell>
          <table:table-cell office:value-type="float" office:value="357">
            <text:p>357</text:p>
          </table:table-cell>
          <table:table-cell office:value-type="float" office:value="336">
            <text:p>336</text:p>
          </table:table-cell>
          <table:table-cell office:value-type="float" office:value="21">
            <text:p>21</text:p>
          </table:table-cell>
          <table:table-cell office:value-type="float" office:value="342">
            <text:p>342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243.5">
            <text:p>243,5</text:p>
          </table:table-cell>
          <table:table-cell office:value-type="float" office:value="527">
            <text:p>527</text:p>
          </table:table-cell>
          <table:table-cell office:value-type="float" office:value="508.5">
            <text:p>508,5</text:p>
          </table:table-cell>
          <table:table-cell office:value-type="float" office:value="517.75">
            <text:p>517,75</text:p>
          </table:table-cell>
          <table:table-cell office:value-type="float" office:value="290">
            <text:p>290</text:p>
          </table:table-cell>
          <table:table-cell office:value-type="float" office:value="290.5">
            <text:p>290,5</text:p>
          </table:table-cell>
          <table:table-cell office:value-type="float" office:value="0.616582684">
            <text:p>0,616582684</text:p>
          </table:table-cell>
          <table:table-cell office:value-type="float" office:value="1.065716548">
            <text:p>1,065716548</text:p>
          </table:table-cell>
          <table:table-cell office:value-type="float" office:value="1.294840295">
            <text:p>1,294840295</text:p>
          </table:table-cell>
          <table:table-cell office:value-type="float" office:value="0.125057261">
            <text:p>0,125057261</text:p>
          </table:table-cell>
          <table:table-cell office:value-type="float" office:value="0.325088339">
            <text:p>0,325088339</text:p>
          </table:table-cell>
          <table:table-cell office:value-type="float" office:value="0.042143839">
            <text:p>0,042143839</text:p>
          </table:table-cell>
          <table:table-cell office:value-type="float" office:value="0.352267522">
            <text:p>0,352267522</text:p>
          </table:table-cell>
          <table:table-cell office:value-type="float" office:value="0.311956024">
            <text:p>0,311956024</text:p>
          </table:table-cell>
          <table:table-cell office:value-type="float" office:value="0.223087494">
            <text:p>0,223087494</text:p>
          </table:table-cell>
          <table:table-cell office:value-type="float" office:value="0.265918461">
            <text:p>0,265918461</text:p>
          </table:table-cell>
          <table:table-cell office:value-type="float" office:value="0.474347229">
            <text:p>0,474347229</text:p>
          </table:table-cell>
          <table:table-cell office:value-type="float" office:value="0.038021072">
            <text:p>0,038021072</text:p>
          </table:table-cell>
          <table:table-cell office:value-type="float" office:value="0.578561612">
            <text:p>0,578561612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string">
            <text:p>BM-21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41.2608695652174">
            <text:p>41,260869565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0434783">
            <text:p>0,130434783</text:p>
          </table:table-cell>
          <table:table-cell office:value-type="float" office:value="0.217391304">
            <text:p>0,217391304</text:p>
          </table:table-cell>
          <table:table-cell office:value-type="float" office:value="0.565217391">
            <text:p>0,565217391</text:p>
          </table:table-cell>
          <table:table-cell office:value-type="float" office:value="0.086956522">
            <text:p>0,086956522</text:p>
          </table:table-cell>
          <table:table-cell office:value-type="float" office:value="0">
            <text:p>0</text:p>
          </table:table-cell>
          <table:table-cell office:value-type="float" office:value="1.434782609">
            <text:p>1,434782609</text:p>
          </table:table-cell>
          <table:table-cell office:value-type="float" office:value="1.826086957">
            <text:p>1,826086957</text:p>
          </table:table-cell>
          <table:table-cell office:value-type="float" office:value="2.217391304">
            <text:p>2,217391304</text:p>
          </table:table-cell>
          <table:table-cell office:value-type="float" office:value="1.260869565">
            <text:p>1,260869565</text:p>
          </table:table-cell>
          <table:table-cell office:value-type="float" office:value="1.434782609">
            <text:p>1,434782609</text:p>
          </table:table-cell>
          <table:table-cell office:value-type="float" office:value="2.956521739">
            <text:p>2,956521739</text:p>
          </table:table-cell>
          <table:table-cell office:value-type="float" office:value="1.565217391">
            <text:p>1,565217391</text:p>
          </table:table-cell>
          <table:table-cell office:value-type="float" office:value="2.434782609">
            <text:p>2,434782609</text:p>
          </table:table-cell>
          <table:table-cell office:value-type="float" office:value="4.260869565">
            <text:p>4,260869565</text:p>
          </table:table-cell>
          <table:table-cell office:value-type="float" office:value="1.909090909">
            <text:p>1,909090909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1.260869565">
            <text:p>1,260869565</text:p>
          </table:table-cell>
          <table:table-cell office:value-type="float" office:value="1.565217391">
            <text:p>1,565217391</text:p>
          </table:table-cell>
          <table:table-cell office:value-type="float" office:value="3.217391304">
            <text:p>3,217391304</text:p>
          </table:table-cell>
          <table:table-cell office:value-type="float" office:value="3.130434783">
            <text:p>3,130434783</text:p>
          </table:table-cell>
          <table:table-cell office:value-type="float" office:value="128">
            <text:p>128</text:p>
          </table:table-cell>
          <table:table-cell office:value-type="float" office:value="279.5">
            <text:p>279,5</text:p>
          </table:table-cell>
          <table:table-cell office:value-type="float" office:value="305">
            <text:p>305</text:p>
          </table:table-cell>
          <table:table-cell office:value-type="float" office:value="95">
            <text:p>95</text:p>
          </table:table-cell>
          <table:table-cell office:value-type="float" office:value="1209">
            <text:p>1209</text:p>
          </table:table-cell>
          <table:table-cell office:value-type="float" office:value="52.5">
            <text:p>52,5</text:p>
          </table:table-cell>
          <table:table-cell office:value-type="float" office:value="56.5">
            <text:p>56,5</text:p>
          </table:table-cell>
          <table:table-cell office:value-type="float" office:value="54.5">
            <text:p>54,5</text:p>
          </table:table-cell>
          <table:table-cell office:value-type="float" office:value="157">
            <text:p>157</text:p>
          </table:table-cell>
          <table:table-cell office:value-type="float" office:value="156.5">
            <text:p>156,5</text:p>
          </table:table-cell>
          <table:table-cell office:value-type="float" office:value="156.75">
            <text:p>156,75</text:p>
          </table:table-cell>
          <table:table-cell office:value-type="float" office:value="595.5">
            <text:p>595,5</text:p>
          </table:table-cell>
          <table:table-cell office:value-type="float" office:value="493">
            <text:p>493</text:p>
          </table:table-cell>
          <table:table-cell office:value-type="float" office:value="425.5">
            <text:p>425,5</text:p>
          </table:table-cell>
          <table:table-cell office:value-type="float" office:value="456">
            <text:p>456</text:p>
          </table:table-cell>
          <table:table-cell office:value-type="float" office:value="445">
            <text:p>445</text:p>
          </table:table-cell>
          <table:table-cell office:value-type="float" office:value="11">
            <text:p>11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493">
            <text:p>493</text:p>
          </table:table-cell>
          <table:table-cell office:value-type="float" office:value="504.5">
            <text:p>504,5</text:p>
          </table:table-cell>
          <table:table-cell office:value-type="float" office:value="498.75">
            <text:p>498,75</text:p>
          </table:table-cell>
          <table:table-cell office:value-type="float" office:value="344">
            <text:p>344</text:p>
          </table:table-cell>
          <table:table-cell office:value-type="float" office:value="340">
            <text:p>340</text:p>
          </table:table-cell>
          <table:table-cell office:value-type="float" office:value="0.492555831">
            <text:p>0,492555831</text:p>
          </table:table-cell>
          <table:table-cell office:value-type="float" office:value="1.207910751">
            <text:p>1,207910751</text:p>
          </table:table-cell>
          <table:table-cell office:value-type="float" office:value="0.916393443">
            <text:p>0,916393443</text:p>
          </table:table-cell>
          <table:table-cell office:value-type="float" office:value="0.078577337">
            <text:p>0,078577337</text:p>
          </table:table-cell>
          <table:table-cell office:value-type="float" office:value="0.3476874">
            <text:p>0,3476874</text:p>
          </table:table-cell>
          <table:table-cell office:value-type="float" office:value="0.045078577">
            <text:p>0,045078577</text:p>
          </table:table-cell>
          <table:table-cell office:value-type="float" office:value="0.351943755">
            <text:p>0,351943755</text:p>
          </table:table-cell>
          <table:table-cell office:value-type="float" office:value="0.35318445">
            <text:p>0,35318445</text:p>
          </table:table-cell>
          <table:table-cell office:value-type="float" office:value="0.199338296">
            <text:p>0,199338296</text:p>
          </table:table-cell>
          <table:table-cell office:value-type="float" office:value="0.282878412">
            <text:p>0,282878412</text:p>
          </table:table-cell>
          <table:table-cell office:value-type="float" office:value="0.412531017">
            <text:p>0,412531017</text:p>
          </table:table-cell>
          <table:table-cell office:value-type="float" office:value="102.5">
            <text:p>102,5</text:p>
          </table:table-cell>
          <table:table-cell office:value-type="float" office:value="0.407775021">
            <text:p>0,407775021</text:p>
          </table:table-cell>
          <table:table-cell office:value-type="float" office:value="1.470083117">
            <text:p>1,470083117</text:p>
          </table:table-cell>
        </table:table-row>
        <table:table-row table:style-name="ro1">
          <table:table-cell office:value-type="string">
            <text:p>BM-22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3.5714285714286">
            <text:p>33,571428571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.75">
            <text:p>1,75</text:p>
          </table:table-cell>
          <table:table-cell office:value-type="float" office:value="4.107142857">
            <text:p>4,107142857</text:p>
          </table:table-cell>
          <table:table-cell office:value-type="float" office:value="3">
            <text:p>3</text:p>
          </table:table-cell>
          <table:table-cell office:value-type="float" office:value="2.142857143">
            <text:p>2,142857143</text:p>
          </table:table-cell>
          <table:table-cell office:value-type="float" office:value="3">
            <text:p>3</text:p>
          </table:table-cell>
          <table:table-cell office:value-type="float" office:value="4.740740741">
            <text:p>4,740740741</text:p>
          </table:table-cell>
          <table:table-cell office:value-type="float" office:value="1.148148148">
            <text:p>1,148148148</text:p>
          </table:table-cell>
          <table:table-cell office:value-type="float" office:value="2.142857143">
            <text:p>2,142857143</text:p>
          </table:table-cell>
          <table:table-cell office:value-type="float" office:value="5.615384615">
            <text:p>5,615384615</text:p>
          </table:table-cell>
          <table:table-cell office:value-type="float" office:value="4.177777778">
            <text:p>4,177777778</text:p>
          </table:table-cell>
          <table:table-cell office:value-type="float" office:value="2.384615385">
            <text:p>2,384615385</text:p>
          </table:table-cell>
          <table:table-cell office:value-type="string">
            <text:p>.</text:p>
          </table:table-cell>
          <table:table-cell office:value-type="float" office:value="1.428571429">
            <text:p>1,428571429</text:p>
          </table:table-cell>
          <table:table-cell office:value-type="float" office:value="4.178571429">
            <text:p>4,178571429</text:p>
          </table:table-cell>
          <table:table-cell office:value-type="float" office:value="3.142857143">
            <text:p>3,142857143</text:p>
          </table:table-cell>
          <table:table-cell office:value-type="float" office:value="3.481481481">
            <text:p>3,481481481</text:p>
          </table:table-cell>
          <table:table-cell office:value-type="float" office:value="77.5">
            <text:p>77,5</text:p>
          </table:table-cell>
          <table:table-cell office:value-type="float" office:value="281">
            <text:p>281</text:p>
          </table:table-cell>
          <table:table-cell office:value-type="float" office:value="237.5">
            <text:p>237,5</text:p>
          </table:table-cell>
          <table:table-cell office:value-type="float" office:value="159">
            <text:p>159</text:p>
          </table:table-cell>
          <table:table-cell office:value-type="float" office:value="1194">
            <text:p>1194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167.5">
            <text:p>167,5</text:p>
          </table:table-cell>
          <table:table-cell office:value-type="float" office:value="173.5">
            <text:p>173,5</text:p>
          </table:table-cell>
          <table:table-cell office:value-type="float" office:value="170.5">
            <text:p>170,5</text:p>
          </table:table-cell>
          <table:table-cell office:value-type="float" office:value="656.5">
            <text:p>656,5</text:p>
          </table:table-cell>
          <table:table-cell office:value-type="float" office:value="545">
            <text:p>545</text:p>
          </table:table-cell>
          <table:table-cell office:value-type="float" office:value="441.5">
            <text:p>441,5</text:p>
          </table:table-cell>
          <table:table-cell office:value-type="float" office:value="513.5">
            <text:p>513,5</text:p>
          </table:table-cell>
          <table:table-cell office:value-type="float" office:value="512">
            <text:p>512</text:p>
          </table:table-cell>
          <table:table-cell office:value-type="float" office:value="1.5">
            <text:p>1,5</text:p>
          </table:table-cell>
          <table:table-cell office:value-type="float" office:value="379.5">
            <text:p>379,5</text:p>
          </table:table-cell>
          <table:table-cell office:value-type="float" office:value="380">
            <text:p>380</text:p>
          </table:table-cell>
          <table:table-cell office:value-type="float" office:value="0.5">
            <text:p>0,5</text:p>
          </table:table-cell>
          <table:table-cell office:value-type="float" office:value="270">
            <text:p>270</text:p>
          </table:table-cell>
          <table:table-cell office:value-type="float" office:value="531.5">
            <text:p>531,5</text:p>
          </table:table-cell>
          <table:table-cell office:value-type="float" office:value="535">
            <text:p>535</text:p>
          </table:table-cell>
          <table:table-cell office:value-type="float" office:value="533.25">
            <text:p>533,25</text:p>
          </table:table-cell>
          <table:table-cell office:value-type="float" office:value="409">
            <text:p>409</text:p>
          </table:table-cell>
          <table:table-cell office:value-type="float" office:value="396.5">
            <text:p>396,5</text:p>
          </table:table-cell>
          <table:table-cell office:value-type="float" office:value="0.549832496">
            <text:p>0,549832496</text:p>
          </table:table-cell>
          <table:table-cell office:value-type="float" office:value="1.204587156">
            <text:p>1,204587156</text:p>
          </table:table-cell>
          <table:table-cell office:value-type="float" office:value="1.183157895">
            <text:p>1,183157895</text:p>
          </table:table-cell>
          <table:table-cell office:value-type="float" office:value="0.133165829">
            <text:p>0,133165829</text:p>
          </table:table-cell>
          <table:table-cell office:value-type="float" office:value="0.304985337">
            <text:p>0,304985337</text:p>
          </table:table-cell>
          <table:table-cell office:value-type="float" office:value="0.043551089">
            <text:p>0,043551089</text:p>
          </table:table-cell>
          <table:table-cell office:value-type="float" office:value="0.369765494">
            <text:p>0,369765494</text:p>
          </table:table-cell>
          <table:table-cell office:value-type="float" office:value="0.318048576">
            <text:p>0,318048576</text:p>
          </table:table-cell>
          <table:table-cell office:value-type="float" office:value="0.226130653">
            <text:p>0,226130653</text:p>
          </table:table-cell>
          <table:table-cell office:value-type="float" office:value="0.337311558">
            <text:p>0,337311558</text:p>
          </table:table-cell>
          <table:table-cell office:value-type="float" office:value="0.44660804">
            <text:p>0,44660804</text:p>
          </table:table-cell>
          <table:table-cell office:value-type="float" office:value="111.5">
            <text:p>111,5</text:p>
          </table:table-cell>
          <table:table-cell office:value-type="float" office:value="0.456448911">
            <text:p>0,456448911</text:p>
          </table:table-cell>
          <table:table-cell office:value-type="float" office:value="2.079900476">
            <text:p>2,079900476</text:p>
          </table:table-cell>
        </table:table-row>
        <table:table-row table:style-name="ro1">
          <table:table-cell office:value-type="string">
            <text:p>BM-232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.32">
            <text:p>31,3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office:value-type="float" office:value="1.44">
            <text:p>1,44</text:p>
          </table:table-cell>
          <table:table-cell office:value-type="float" office:value="2">
            <text:p>2</text:p>
          </table:table-cell>
          <table:table-cell office:value-type="float" office:value="3.16">
            <text:p>3,16</text:p>
          </table:table-cell>
          <table:table-cell table:number-columns-repeated="2" office:value-type="float" office:value="1.32">
            <text:p>1,32</text:p>
          </table:table-cell>
          <table:table-cell office:value-type="float" office:value="3.2">
            <text:p>3,2</text:p>
          </table:table-cell>
          <table:table-cell office:value-type="float" office:value="1.2">
            <text:p>1,2</text:p>
          </table:table-cell>
          <table:table-cell office:value-type="float" office:value="1.708333333">
            <text:p>1,708333333</text:p>
          </table:table-cell>
          <table:table-cell office:value-type="float" office:value="4.84">
            <text:p>4,84</text:p>
          </table:table-cell>
          <table:table-cell office:value-type="float" office:value="3.577777778">
            <text:p>3,577777778</text:p>
          </table:table-cell>
          <table:table-cell office:value-type="float" office:value="1.84">
            <text:p>1,8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.96">
            <text:p>1,96</text:p>
          </table:table-cell>
          <table:table-cell office:value-type="float" office:value="3.2">
            <text:p>3,2</text:p>
          </table:table-cell>
          <table:table-cell office:value-type="float" office:value="2.24">
            <text:p>2,24</text:p>
          </table:table-cell>
          <table:table-cell office:value-type="float" office:value="105">
            <text:p>105</text:p>
          </table:table-cell>
          <table:table-cell office:value-type="float" office:value="247.5">
            <text:p>247,5</text:p>
          </table:table-cell>
          <table:table-cell office:value-type="float" office:value="231.5">
            <text:p>231,5</text:p>
          </table:table-cell>
          <table:table-cell office:value-type="float" office:value="136.5">
            <text:p>136,5</text:p>
          </table:table-cell>
          <table:table-cell office:value-type="float" office:value="1201">
            <text:p>1201</text:p>
          </table:table-cell>
          <table:table-cell office:value-type="float" office:value="62">
            <text:p>62</text:p>
          </table:table-cell>
          <table:table-cell office:value-type="float" office:value="66.5">
            <text:p>66,5</text:p>
          </table:table-cell>
          <table:table-cell office:value-type="float" office:value="64.25">
            <text:p>64,25</text:p>
          </table:table-cell>
          <table:table-cell office:value-type="float" office:value="161.5">
            <text:p>161,5</text:p>
          </table:table-cell>
          <table:table-cell office:value-type="float" office:value="166.5">
            <text:p>166,5</text:p>
          </table:table-cell>
          <table:table-cell office:value-type="float" office:value="164">
            <text:p>164</text:p>
          </table:table-cell>
          <table:table-cell office:value-type="float" office:value="660">
            <text:p>660</text:p>
          </table:table-cell>
          <table:table-cell office:value-type="float" office:value="526">
            <text:p>526</text:p>
          </table:table-cell>
          <table:table-cell office:value-type="float" office:value="476.5">
            <text:p>476,5</text:p>
          </table:table-cell>
          <table:table-cell office:value-type="float" office:value="472.5">
            <text:p>472,5</text:p>
          </table:table-cell>
          <table:table-cell office:value-type="float" office:value="475">
            <text:p>475</text:p>
          </table:table-cell>
          <table:table-cell office:value-type="float" office:value="2.5">
            <text:p>2,5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469">
            <text:p>469</text:p>
          </table:table-cell>
          <table:table-cell office:value-type="float" office:value="478">
            <text:p>478</text:p>
          </table:table-cell>
          <table:table-cell office:value-type="float" office:value="473.5">
            <text:p>473,5</text:p>
          </table:table-cell>
          <table:table-cell office:value-type="float" office:value="350">
            <text:p>350</text:p>
          </table:table-cell>
          <table:table-cell office:value-type="float" office:value="362.5">
            <text:p>362,5</text:p>
          </table:table-cell>
          <table:table-cell office:value-type="float" office:value="0.549542048">
            <text:p>0,549542048</text:p>
          </table:table-cell>
          <table:table-cell office:value-type="float" office:value="1.254752852">
            <text:p>1,254752852</text:p>
          </table:table-cell>
          <table:table-cell office:value-type="float" office:value="1.069114471">
            <text:p>1,069114471</text:p>
          </table:table-cell>
          <table:table-cell office:value-type="float" office:value="0.113655287">
            <text:p>0,113655287</text:p>
          </table:table-cell>
          <table:table-cell office:value-type="float" office:value="0.391768293">
            <text:p>0,391768293</text:p>
          </table:table-cell>
          <table:table-cell office:value-type="float" office:value="0.053497086">
            <text:p>0,053497086</text:p>
          </table:table-cell>
          <table:table-cell office:value-type="float" office:value="0.396752706">
            <text:p>0,396752706</text:p>
          </table:table-cell>
          <table:table-cell office:value-type="float" office:value="0.310990841">
            <text:p>0,310990841</text:p>
          </table:table-cell>
          <table:table-cell office:value-type="float" office:value="0.175686928">
            <text:p>0,175686928</text:p>
          </table:table-cell>
          <table:table-cell office:value-type="float" office:value="0.29662781">
            <text:p>0,29662781</text:p>
          </table:table-cell>
          <table:table-cell office:value-type="float" office:value="0.394254788">
            <text:p>0,394254788</text:p>
          </table:table-cell>
          <table:table-cell office:value-type="float" office:value="134">
            <text:p>134</text:p>
          </table:table-cell>
          <table:table-cell office:value-type="float" office:value="0.43796836">
            <text:p>0,43796836</text:p>
          </table:table-cell>
          <table:table-cell office:value-type="float" office:value="1.779424899">
            <text:p>1,779424899</text:p>
          </table:table-cell>
        </table:table-row>
        <table:table-row table:style-name="ro1">
          <table:table-cell office:value-type="string">
            <text:p>BM-235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8.6896551724138">
            <text:p>28,68965517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89655172">
            <text:p>0,689655172</text:p>
          </table:table-cell>
          <table:table-cell office:value-type="float" office:value="0.034482759">
            <text:p>0,034482759</text:p>
          </table:table-cell>
          <table:table-cell office:value-type="float" office:value="0.24137931">
            <text:p>0,24137931</text:p>
          </table:table-cell>
          <table:table-cell office:value-type="float" office:value="0.034482759">
            <text:p>0,034482759</text:p>
          </table:table-cell>
          <table:table-cell office:value-type="float" office:value="0">
            <text:p>0</text:p>
          </table:table-cell>
          <table:table-cell office:value-type="float" office:value="1.642857143">
            <text:p>1,642857143</text:p>
          </table:table-cell>
          <table:table-cell office:value-type="float" office:value="2.24137931">
            <text:p>2,24137931</text:p>
          </table:table-cell>
          <table:table-cell office:value-type="float" office:value="3.206896552">
            <text:p>3,206896552</text:p>
          </table:table-cell>
          <table:table-cell office:value-type="float" office:value="2.275862069">
            <text:p>2,275862069</text:p>
          </table:table-cell>
          <table:table-cell office:value-type="float" office:value="2">
            <text:p>2</text:p>
          </table:table-cell>
          <table:table-cell office:value-type="float" office:value="3.827586207">
            <text:p>3,827586207</text:p>
          </table:table-cell>
          <table:table-cell office:value-type="float" office:value="1.586206897">
            <text:p>1,586206897</text:p>
          </table:table-cell>
          <table:table-cell office:value-type="float" office:value="2.068965517">
            <text:p>2,068965517</text:p>
          </table:table-cell>
          <table:table-cell office:value-type="float" office:value="4.931034483">
            <text:p>4,931034483</text:p>
          </table:table-cell>
          <table:table-cell office:value-type="float" office:value="3.044444444">
            <text:p>3,044444444</text:p>
          </table:table-cell>
          <table:table-cell office:value-type="float" office:value="1.931034483">
            <text:p>1,931034483</text:p>
          </table:table-cell>
          <table:table-cell office:value-type="string">
            <text:p>.</text:p>
          </table:table-cell>
          <table:table-cell office:value-type="float" office:value="2.448275862">
            <text:p>2,448275862</text:p>
          </table:table-cell>
          <table:table-cell office:value-type="float" office:value="2.482758621">
            <text:p>2,482758621</text:p>
          </table:table-cell>
          <table:table-cell office:value-type="float" office:value="3.285714286">
            <text:p>3,285714286</text:p>
          </table:table-cell>
          <table:table-cell office:value-type="float" office:value="1.931034483">
            <text:p>1,931034483</text:p>
          </table:table-cell>
          <table:table-cell office:value-type="float" office:value="128">
            <text:p>128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135">
            <text:p>135</text:p>
          </table:table-cell>
          <table:table-cell office:value-type="float" office:value="1121.5">
            <text:p>1121,5</text:p>
          </table:table-cell>
          <table:table-cell office:value-type="float" office:value="61.5">
            <text:p>61,5</text:p>
          </table:table-cell>
          <table:table-cell office:value-type="float" office:value="62.5">
            <text:p>62,5</text:p>
          </table:table-cell>
          <table:table-cell office:value-type="float" office:value="62">
            <text:p>62</text:p>
          </table:table-cell>
          <table:table-cell office:value-type="float" office:value="172">
            <text:p>172</text:p>
          </table:table-cell>
          <table:table-cell office:value-type="float" office:value="168.5">
            <text:p>168,5</text:p>
          </table:table-cell>
          <table:table-cell office:value-type="float" office:value="170.25">
            <text:p>170,25</text:p>
          </table:table-cell>
          <table:table-cell office:value-type="float" office:value="654">
            <text:p>654</text:p>
          </table:table-cell>
          <table:table-cell office:value-type="float" office:value="512">
            <text:p>512</text:p>
          </table:table-cell>
          <table:table-cell office:value-type="float" office:value="370">
            <text:p>370</text:p>
          </table:table-cell>
          <table:table-cell office:value-type="float" office:value="364.5">
            <text:p>364,5</text:p>
          </table:table-cell>
          <table:table-cell office:value-type="float" office:value="378.5">
            <text:p>378,5</text:p>
          </table:table-cell>
          <table:table-cell office:value-type="float" office:value="14">
            <text:p>14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218.5">
            <text:p>218,5</text:p>
          </table:table-cell>
          <table:table-cell office:value-type="float" office:value="477.5">
            <text:p>477,5</text:p>
          </table:table-cell>
          <table:table-cell office:value-type="float" office:value="466.5">
            <text:p>466,5</text:p>
          </table:table-cell>
          <table:table-cell office:value-type="float" office:value="472">
            <text:p>472</text:p>
          </table:table-cell>
          <table:table-cell office:value-type="float" office:value="269">
            <text:p>269</text:p>
          </table:table-cell>
          <table:table-cell office:value-type="float" office:value="270.5">
            <text:p>270,5</text:p>
          </table:table-cell>
          <table:table-cell office:value-type="float" office:value="0.58314757">
            <text:p>0,58314757</text:p>
          </table:table-cell>
          <table:table-cell office:value-type="float" office:value="1.27734375">
            <text:p>1,27734375</text:p>
          </table:table-cell>
          <table:table-cell office:value-type="float" office:value="0.981884058">
            <text:p>0,981884058</text:p>
          </table:table-cell>
          <table:table-cell office:value-type="float" office:value="0.120374498">
            <text:p>0,120374498</text:p>
          </table:table-cell>
          <table:table-cell office:value-type="float" office:value="0.364170338">
            <text:p>0,364170338</text:p>
          </table:table-cell>
          <table:table-cell office:value-type="float" office:value="0.055283103">
            <text:p>0,055283103</text:p>
          </table:table-cell>
          <table:table-cell office:value-type="float" office:value="0.329915292">
            <text:p>0,329915292</text:p>
          </table:table-cell>
          <table:table-cell office:value-type="float" office:value="0.343736068">
            <text:p>0,343736068</text:p>
          </table:table-cell>
          <table:table-cell office:value-type="float" office:value="0.194828355">
            <text:p>0,194828355</text:p>
          </table:table-cell>
          <table:table-cell office:value-type="float" office:value="0.240526081">
            <text:p>0,240526081</text:p>
          </table:table-cell>
          <table:table-cell office:value-type="float" office:value="0.420864913">
            <text:p>0,420864913</text:p>
          </table:table-cell>
          <table:table-cell office:value-type="float" office:value="142">
            <text:p>142</text:p>
          </table:table-cell>
          <table:table-cell office:value-type="float" office:value="0.456531431">
            <text:p>0,456531431</text:p>
          </table:table-cell>
          <table:table-cell office:value-type="float" office:value="1.794617015">
            <text:p>1,794617015</text:p>
          </table:table-cell>
        </table:table-row>
        <table:table-row table:style-name="ro1">
          <table:table-cell office:value-type="string">
            <text:p>BM-237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5.9615384615385">
            <text:p>25,96153846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23076923">
            <text:p>0,923076923</text:p>
          </table:table-cell>
          <table:table-cell office:value-type="float" office:value="0">
            <text:p>0</text:p>
          </table:table-cell>
          <table:table-cell office:value-type="float" office:value="0.076923077">
            <text:p>0,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1.807692308">
            <text:p>1,807692308</text:p>
          </table:table-cell>
          <table:table-cell office:value-type="float" office:value="1.769230769">
            <text:p>1,769230769</text:p>
          </table:table-cell>
          <table:table-cell office:value-type="float" office:value="3.961538462">
            <text:p>3,961538462</text:p>
          </table:table-cell>
          <table:table-cell office:value-type="float" office:value="2.153846154">
            <text:p>2,153846154</text:p>
          </table:table-cell>
          <table:table-cell office:value-type="float" office:value="1.346153846">
            <text:p>1,346153846</text:p>
          </table:table-cell>
          <table:table-cell office:value-type="float" office:value="3.48">
            <text:p>3,48</text:p>
          </table:table-cell>
          <table:table-cell office:value-type="float" office:value="1.538461538">
            <text:p>1,538461538</text:p>
          </table:table-cell>
          <table:table-cell office:value-type="float" office:value="2.5">
            <text:p>2,5</text:p>
          </table:table-cell>
          <table:table-cell office:value-type="float" office:value="5.192307692">
            <text:p>5,192307692</text:p>
          </table:table-cell>
          <table:table-cell office:value-type="float" office:value="3.408163265">
            <text:p>3,408163265</text:p>
          </table:table-cell>
          <table:table-cell office:value-type="float" office:value="1.692307692">
            <text:p>1,692307692</text:p>
          </table:table-cell>
          <table:table-cell office:value-type="string">
            <text:p>.</text:p>
          </table:table-cell>
          <table:table-cell office:value-type="float" office:value="1.653846154">
            <text:p>1,653846154</text:p>
          </table:table-cell>
          <table:table-cell office:value-type="float" office:value="2.04">
            <text:p>2,04</text:p>
          </table:table-cell>
          <table:table-cell office:value-type="float" office:value="3.230769231">
            <text:p>3,230769231</text:p>
          </table:table-cell>
          <table:table-cell office:value-type="float" office:value="2.923076923">
            <text:p>2,923076923</text:p>
          </table:table-cell>
          <table:table-cell office:value-type="float" office:value="122.5">
            <text:p>122,5</text:p>
          </table:table-cell>
          <table:table-cell office:value-type="float" office:value="271">
            <text:p>271</text:p>
          </table:table-cell>
          <table:table-cell office:value-type="float" office:value="246.5">
            <text:p>246,5</text:p>
          </table:table-cell>
          <table:table-cell office:value-type="float" office:value="169">
            <text:p>169</text:p>
          </table:table-cell>
          <table:table-cell office:value-type="float" office:value="1171">
            <text:p>1171</text:p>
          </table:table-cell>
          <table:table-cell office:value-type="float" office:value="56">
            <text:p>56</text:p>
          </table:table-cell>
          <table:table-cell office:value-type="float" office:value="61.5">
            <text:p>61,5</text:p>
          </table:table-cell>
          <table:table-cell office:value-type="float" office:value="58.75">
            <text:p>58,75</text:p>
          </table:table-cell>
          <table:table-cell office:value-type="float" office:value="156.5">
            <text:p>156,5</text:p>
          </table:table-cell>
          <table:table-cell office:value-type="float" office:value="181.5">
            <text:p>181,5</text:p>
          </table:table-cell>
          <table:table-cell office:value-type="float" office:value="169">
            <text:p>169</text:p>
          </table:table-cell>
          <table:table-cell office:value-type="float" office:value="641">
            <text:p>641</text:p>
          </table:table-cell>
          <table:table-cell office:value-type="float" office:value="514.5">
            <text:p>514,5</text:p>
          </table:table-cell>
          <table:table-cell office:value-type="float" office:value="403">
            <text:p>403</text:p>
          </table:table-cell>
          <table:table-cell office:value-type="float" office:value="455">
            <text:p>455</text:p>
          </table:table-cell>
          <table:table-cell office:value-type="float" office:value="417.5">
            <text:p>417,5</text:p>
          </table:table-cell>
          <table:table-cell office:value-type="float" office:value="37.5">
            <text:p>37,5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507">
            <text:p>507</text:p>
          </table:table-cell>
          <table:table-cell office:value-type="float" office:value="525">
            <text:p>525</text:p>
          </table:table-cell>
          <table:table-cell office:value-type="float" office:value="516">
            <text:p>516</text:p>
          </table:table-cell>
          <table:table-cell office:value-type="float" office:value="334">
            <text:p>334</text:p>
          </table:table-cell>
          <table:table-cell office:value-type="float" office:value="324">
            <text:p>324</text:p>
          </table:table-cell>
          <table:table-cell office:value-type="float" office:value="0.547395389">
            <text:p>0,547395389</text:p>
          </table:table-cell>
          <table:table-cell office:value-type="float" office:value="1.245869776">
            <text:p>1,245869776</text:p>
          </table:table-cell>
          <table:table-cell office:value-type="float" office:value="1.099391481">
            <text:p>1,099391481</text:p>
          </table:table-cell>
          <table:table-cell office:value-type="float" office:value="0.144321093">
            <text:p>0,144321093</text:p>
          </table:table-cell>
          <table:table-cell office:value-type="float" office:value="0.347633136">
            <text:p>0,347633136</text:p>
          </table:table-cell>
          <table:table-cell office:value-type="float" office:value="0.050170794">
            <text:p>0,050170794</text:p>
          </table:table-cell>
          <table:table-cell office:value-type="float" office:value="0.344150299">
            <text:p>0,344150299</text:p>
          </table:table-cell>
          <table:table-cell office:value-type="float" office:value="0.302732707">
            <text:p>0,302732707</text:p>
          </table:table-cell>
          <table:table-cell office:value-type="float" office:value="0.185311699">
            <text:p>0,185311699</text:p>
          </table:table-cell>
          <table:table-cell office:value-type="float" office:value="0.280956447">
            <text:p>0,280956447</text:p>
          </table:table-cell>
          <table:table-cell office:value-type="float" office:value="0.440649018">
            <text:p>0,440649018</text:p>
          </table:table-cell>
          <table:table-cell office:value-type="float" office:value="126.5">
            <text:p>126,5</text:p>
          </table:table-cell>
          <table:table-cell office:value-type="float" office:value="0.439368061">
            <text:p>0,439368061</text:p>
          </table:table-cell>
          <table:table-cell office:value-type="float" office:value="1.755939791">
            <text:p>1,755939791</text:p>
          </table:table-cell>
        </table:table-row>
        <table:table-row table:style-name="ro1">
          <table:table-cell office:value-type="string">
            <text:p>BM-248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20.3846153846154">
            <text:p>20,384615384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692307692">
            <text:p>0,692307692</text:p>
          </table:table-cell>
          <table:table-cell office:value-type="float" office:value="0.038461538">
            <text:p>0,038461538</text:p>
          </table:table-cell>
          <table:table-cell office:value-type="float" office:value="0.269230769">
            <text:p>0,2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1.56">
            <text:p>1,56</text:p>
          </table:table-cell>
          <table:table-cell office:value-type="float" office:value="2.923076923">
            <text:p>2,923076923</text:p>
          </table:table-cell>
          <table:table-cell office:value-type="float" office:value="4.346153846">
            <text:p>4,346153846</text:p>
          </table:table-cell>
          <table:table-cell office:value-type="float" office:value="3.884615385">
            <text:p>3,884615385</text:p>
          </table:table-cell>
          <table:table-cell office:value-type="float" office:value="2.115384615">
            <text:p>2,115384615</text:p>
          </table:table-cell>
          <table:table-cell office:value-type="float" office:value="3.653846154">
            <text:p>3,653846154</text:p>
          </table:table-cell>
          <table:table-cell office:value-type="float" office:value="2.153846154">
            <text:p>2,153846154</text:p>
          </table:table-cell>
          <table:table-cell office:value-type="float" office:value="2.230769231">
            <text:p>2,230769231</text:p>
          </table:table-cell>
          <table:table-cell office:value-type="float" office:value="4.5">
            <text:p>4,5</text:p>
          </table:table-cell>
          <table:table-cell office:value-type="float" office:value="2.6">
            <text:p>2,6</text:p>
          </table:table-cell>
          <table:table-cell office:value-type="float" office:value="2.115384615">
            <text:p>2,115384615</text:p>
          </table:table-cell>
          <table:table-cell office:value-type="string">
            <text:p>.</text:p>
          </table:table-cell>
          <table:table-cell office:value-type="float" office:value="1.653846154">
            <text:p>1,653846154</text:p>
          </table:table-cell>
          <table:table-cell office:value-type="float" office:value="2.56">
            <text:p>2,56</text:p>
          </table:table-cell>
          <table:table-cell office:value-type="float" office:value="3.08">
            <text:p>3,08</text:p>
          </table:table-cell>
          <table:table-cell office:value-type="float" office:value="2.115384615">
            <text:p>2,115384615</text:p>
          </table:table-cell>
          <table:table-cell office:value-type="float" office:value="135">
            <text:p>135</text:p>
          </table:table-cell>
          <table:table-cell office:value-type="float" office:value="237.5">
            <text:p>237,5</text:p>
          </table:table-cell>
          <table:table-cell office:value-type="float" office:value="253.5">
            <text:p>253,5</text:p>
          </table:table-cell>
          <table:table-cell office:value-type="float" office:value="142">
            <text:p>142</text:p>
          </table:table-cell>
          <table:table-cell office:value-type="float" office:value="1230">
            <text:p>1230</text:p>
          </table:table-cell>
          <table:table-cell office:value-type="float" office:value="57.5">
            <text:p>57,5</text:p>
          </table:table-cell>
          <table:table-cell office:value-type="float" office:value="65">
            <text:p>65</text:p>
          </table:table-cell>
          <table:table-cell office:value-type="float" office:value="61.25">
            <text:p>61,25</text:p>
          </table:table-cell>
          <table:table-cell office:value-type="float" office:value="180.5">
            <text:p>180,5</text:p>
          </table:table-cell>
          <table:table-cell office:value-type="float" office:value="178.5">
            <text:p>178,5</text:p>
          </table:table-cell>
          <table:table-cell office:value-type="float" office:value="179.5">
            <text:p>179,5</text:p>
          </table:table-cell>
          <table:table-cell office:value-type="float" office:value="671.5">
            <text:p>671,5</text:p>
          </table:table-cell>
          <table:table-cell office:value-type="float" office:value="505">
            <text:p>505</text:p>
          </table:table-cell>
          <table:table-cell office:value-type="float" office:value="492">
            <text:p>492</text:p>
          </table:table-cell>
          <table:table-cell office:value-type="float" office:value="487.5">
            <text:p>487,5</text:p>
          </table:table-cell>
          <table:table-cell office:value-type="float" office:value="489.5">
            <text:p>489,5</text:p>
          </table:table-cell>
          <table:table-cell office:value-type="float" office:value="2">
            <text:p>2</text:p>
          </table:table-cell>
          <table:table-cell office:value-type="float" office:value="406.5">
            <text:p>406,5</text:p>
          </table:table-cell>
          <table:table-cell office:value-type="float" office:value="397.5">
            <text:p>397,5</text:p>
          </table:table-cell>
          <table:table-cell office:value-type="float" office:value="9">
            <text:p>9</text:p>
          </table:table-cell>
          <table:table-cell office:value-type="float" office:value="185.5">
            <text:p>185,5</text:p>
          </table:table-cell>
          <table:table-cell office:value-type="float" office:value="489">
            <text:p>489</text:p>
          </table:table-cell>
          <table:table-cell office:value-type="float" office:value="488.5">
            <text:p>488,5</text:p>
          </table:table-cell>
          <table:table-cell office:value-type="float" office:value="488.75">
            <text:p>488,75</text:p>
          </table:table-cell>
          <table:table-cell office:value-type="float" office:value="387">
            <text:p>387</text:p>
          </table:table-cell>
          <table:table-cell office:value-type="float" office:value="400.5">
            <text:p>400,5</text:p>
          </table:table-cell>
          <table:table-cell office:value-type="float" office:value="0.545934959">
            <text:p>0,545934959</text:p>
          </table:table-cell>
          <table:table-cell office:value-type="float" office:value="1.32970297">
            <text:p>1,32970297</text:p>
          </table:table-cell>
          <table:table-cell office:value-type="float" office:value="0.936883629">
            <text:p>0,936883629</text:p>
          </table:table-cell>
          <table:table-cell office:value-type="float" office:value="0.115447154">
            <text:p>0,115447154</text:p>
          </table:table-cell>
          <table:table-cell office:value-type="float" office:value="0.341225627">
            <text:p>0,341225627</text:p>
          </table:table-cell>
          <table:table-cell office:value-type="float" office:value="0.049796748">
            <text:p>0,049796748</text:p>
          </table:table-cell>
          <table:table-cell office:value-type="float" office:value="0.4">
            <text:p>0,4</text:p>
          </table:table-cell>
          <table:table-cell office:value-type="float" office:value="0.326829268">
            <text:p>0,326829268</text:p>
          </table:table-cell>
          <table:table-cell office:value-type="float" office:value="0.150813008">
            <text:p>0,150813008</text:p>
          </table:table-cell>
          <table:table-cell office:value-type="float" office:value="0.320121951">
            <text:p>0,320121951</text:p>
          </table:table-cell>
          <table:table-cell office:value-type="float" office:value="0.397357724">
            <text:p>0,397357724</text:p>
          </table:table-cell>
          <table:table-cell office:value-type="float" office:value="166.5">
            <text:p>166,5</text:p>
          </table:table-cell>
          <table:table-cell office:value-type="float" office:value="0.410569106">
            <text:p>0,410569106</text:p>
          </table:table-cell>
          <table:table-cell office:value-type="float" office:value="1.741608327">
            <text:p>1,741608327</text:p>
          </table:table-cell>
        </table:table-row>
        <table:table-row table:style-name="ro1">
          <table:table-cell office:value-type="string">
            <text:p>BM-253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float" office:value="31.875">
            <text:p>31,875</text:p>
          </table:table-cell>
          <table:table-cell office:value-type="float" office:value="24">
            <text:p>24</text:p>
          </table:table-cell>
          <table:table-cell office:value-type="float" office:value="0.125">
            <text:p>0,125</text:p>
          </table:table-cell>
          <table:table-cell office:value-type="float" office:value="0.875">
            <text:p>0,875</text:p>
          </table:table-cell>
          <table:table-cell office:value-type="float" office:value="0">
            <text:p>0</text:p>
          </table:table-cell>
          <table:table-cell office:value-type="float" office:value="0.916666667">
            <text:p>0,916666667</text:p>
          </table:table-cell>
          <table:table-cell office:value-type="float" office:value="0">
            <text:p>0</text:p>
          </table:table-cell>
          <table:table-cell office:value-type="float" office:value="0.083333333">
            <text:p>0,08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2.291666667">
            <text:p>2,291666667</text:p>
          </table:table-cell>
          <table:table-cell office:value-type="float" office:value="2.208333333">
            <text:p>2,208333333</text:p>
          </table:table-cell>
          <table:table-cell office:value-type="float" office:value="2.958333333">
            <text:p>2,958333333</text:p>
          </table:table-cell>
          <table:table-cell office:value-type="float" office:value="2.291666667">
            <text:p>2,291666667</text:p>
          </table:table-cell>
          <table:table-cell office:value-type="float" office:value="1.958333333">
            <text:p>1,958333333</text:p>
          </table:table-cell>
          <table:table-cell office:value-type="float" office:value="3.043478261">
            <text:p>3,043478261</text:p>
          </table:table-cell>
          <table:table-cell office:value-type="float" office:value="3.125">
            <text:p>3,125</text:p>
          </table:table-cell>
          <table:table-cell office:value-type="float" office:value="2.565217391">
            <text:p>2,565217391</text:p>
          </table:table-cell>
          <table:table-cell office:value-type="float" office:value="3.708333333">
            <text:p>3,708333333</text:p>
          </table:table-cell>
          <table:table-cell office:value-type="float" office:value="3.25">
            <text:p>3,25</text:p>
          </table:table-cell>
          <table:table-cell office:value-type="float" office:value="2.5">
            <text:p>2,5</text:p>
          </table:table-cell>
          <table:table-cell office:value-type="string">
            <text:p>.</text:p>
          </table:table-cell>
          <table:table-cell office:value-type="float" office:value="2.043478261">
            <text:p>2,043478261</text:p>
          </table:table-cell>
          <table:table-cell office:value-type="float" office:value="2.739130435">
            <text:p>2,739130435</text:p>
          </table:table-cell>
          <table:table-cell office:value-type="float" office:value="3">
            <text:p>3</text:p>
          </table:table-cell>
          <table:table-cell office:value-type="float" office:value="5.041666667">
            <text:p>5,041666667</text:p>
          </table:table-cell>
          <table:table-cell office:value-type="float" office:value="107">
            <text:p>107</text:p>
          </table:table-cell>
          <table:table-cell office:value-type="float" office:value="237.5">
            <text:p>237,5</text:p>
          </table:table-cell>
          <table:table-cell office:value-type="float" office:value="267.5">
            <text:p>267,5</text:p>
          </table:table-cell>
          <table:table-cell office:value-type="float" office:value="152.5">
            <text:p>152,5</text:p>
          </table:table-cell>
          <table:table-cell office:value-type="float" office:value="1182">
            <text:p>1182</text:p>
          </table:table-cell>
          <table:table-cell office:value-type="float" office:value="63.5">
            <text:p>63,5</text:p>
          </table:table-cell>
          <table:table-cell office:value-type="float" office:value="63">
            <text:p>63</text:p>
          </table:table-cell>
          <table:table-cell office:value-type="float" office:value="63.25">
            <text:p>63,25</text:p>
          </table:table-cell>
          <table:table-cell office:value-type="float" office:value="173.5">
            <text:p>173,5</text:p>
          </table:table-cell>
          <table:table-cell office:value-type="float" office:value="172.5">
            <text:p>172,5</text:p>
          </table:table-cell>
          <table:table-cell office:value-type="float" office:value="173">
            <text:p>173</text:p>
          </table:table-cell>
          <table:table-cell office:value-type="float" office:value="611.5">
            <text:p>611,5</text:p>
          </table:table-cell>
          <table:table-cell office:value-type="float" office:value="482.5">
            <text:p>482,5</text:p>
          </table:table-cell>
          <table:table-cell office:value-type="float" office:value="423.5">
            <text:p>423,5</text:p>
          </table:table-cell>
          <table:table-cell office:value-type="float" office:value="426">
            <text:p>426</text:p>
          </table:table-cell>
          <table:table-cell office:value-type="float" office:value="432">
            <text:p>432</text:p>
          </table:table-cell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  <table:table-cell office:value-type="float" office:value="397.5">
            <text:p>397,5</text:p>
          </table:table-cell>
          <table:table-cell office:value-type="float" office:value="13.5">
            <text:p>13,5</text:p>
          </table:table-cell>
          <table:table-cell office:value-type="float" office:value="198.5">
            <text:p>198,5</text:p>
          </table:table-cell>
          <table:table-cell office:value-type="float" office:value="499.5">
            <text:p>499,5</text:p>
          </table:table-cell>
          <table:table-cell office:value-type="float" office:value="495">
            <text:p>495</text:p>
          </table:table-cell>
          <table:table-cell office:value-type="float" office:value="497.25">
            <text:p>497,25</text:p>
          </table:table-cell>
          <table:table-cell table:number-columns-repeated="2" office:value-type="float" office:value="324.5">
            <text:p>324,5</text:p>
          </table:table-cell>
          <table:table-cell office:value-type="float" office:value="0.517343486">
            <text:p>0,517343486</text:p>
          </table:table-cell>
          <table:table-cell office:value-type="float" office:value="1.267357513">
            <text:p>1,267357513</text:p>
          </table:table-cell>
          <table:table-cell office:value-type="float" office:value="0.887850467">
            <text:p>0,887850467</text:p>
          </table:table-cell>
          <table:table-cell office:value-type="float" office:value="0.129018613">
            <text:p>0,129018613</text:p>
          </table:table-cell>
          <table:table-cell office:value-type="float" office:value="0.365606936">
            <text:p>0,365606936</text:p>
          </table:table-cell>
          <table:table-cell office:value-type="float" office:value="0.053510998">
            <text:p>0,053510998</text:p>
          </table:table-cell>
          <table:table-cell office:value-type="float" office:value="0.358291032">
            <text:p>0,358291032</text:p>
          </table:table-cell>
          <table:table-cell office:value-type="float" office:value="0.342005076">
            <text:p>0,342005076</text:p>
          </table:table-cell>
          <table:table-cell office:value-type="float" office:value="0.167935702">
            <text:p>0,167935702</text:p>
          </table:table-cell>
          <table:table-cell office:value-type="float" office:value="0.274534687">
            <text:p>0,274534687</text:p>
          </table:table-cell>
          <table:table-cell office:value-type="float" office:value="0.420685279">
            <text:p>0,420685279</text:p>
          </table:table-cell>
          <table:table-cell office:value-type="float" office:value="129">
            <text:p>129</text:p>
          </table:table-cell>
          <table:table-cell office:value-type="float" office:value="0.40820643">
            <text:p>0,40820643</text:p>
          </table:table-cell>
          <table:table-cell office:value-type="float" office:value="1.70265457">
            <text:p>1,70265457</text:p>
          </table:table-cell>
        </table:table-row>
        <table:table-row table:style-name="ro1">
          <table:table-cell office:value-type="string">
            <text:p>LF-204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32.1481481481481">
            <text:p>32,148148148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888888889">
            <text:p>0,888888889</text:p>
          </table:table-cell>
          <table:table-cell office:value-type="float" office:value="0.037037037">
            <text:p>0,037037037</text:p>
          </table:table-cell>
          <table:table-cell office:value-type="float" office:value="0">
            <text:p>0</text:p>
          </table:table-cell>
          <table:table-cell office:value-type="float" office:value="0.074074074">
            <text:p>0,074074074</text:p>
          </table:table-cell>
          <table:table-cell office:value-type="float" office:value="1.703703704">
            <text:p>1,703703704</text:p>
          </table:table-cell>
          <table:table-cell office:value-type="float" office:value="2.962962963">
            <text:p>2,962962963</text:p>
          </table:table-cell>
          <table:table-cell office:value-type="float" office:value="3.185185185">
            <text:p>3,185185185</text:p>
          </table:table-cell>
          <table:table-cell office:value-type="float" office:value="2.296296296">
            <text:p>2,296296296</text:p>
          </table:table-cell>
          <table:table-cell office:value-type="float" office:value="2.851851852">
            <text:p>2,851851852</text:p>
          </table:table-cell>
          <table:table-cell office:value-type="float" office:value="2.307692308">
            <text:p>2,307692308</text:p>
          </table:table-cell>
          <table:table-cell office:value-type="float" office:value="4.481481481">
            <text:p>4,481481481</text:p>
          </table:table-cell>
          <table:table-cell office:value-type="float" office:value="1.269230769">
            <text:p>1,269230769</text:p>
          </table:table-cell>
          <table:table-cell office:value-type="float" office:value="1.777777778">
            <text:p>1,777777778</text:p>
          </table:table-cell>
          <table:table-cell office:value-type="float" office:value="3.222222222">
            <text:p>3,222222222</text:p>
          </table:table-cell>
          <table:table-cell office:value-type="float" office:value="2.740740741">
            <text:p>2,740740741</text:p>
          </table:table-cell>
          <table:table-cell office:value-type="string">
            <text:p>.</text:p>
          </table:table-cell>
          <table:table-cell office:value-type="float" office:value="1.148148148">
            <text:p>1,148148148</text:p>
          </table:table-cell>
          <table:table-cell office:value-type="float" office:value="2.148148148">
            <text:p>2,148148148</text:p>
          </table:table-cell>
          <table:table-cell office:value-type="float" office:value="3.185185185">
            <text:p>3,185185185</text:p>
          </table:table-cell>
          <table:table-cell office:value-type="float" office:value="2.111111111">
            <text:p>2,111111111</text:p>
          </table:table-cell>
          <table:table-cell office:value-type="float" office:value="160">
            <text:p>160</text:p>
          </table:table-cell>
          <table:table-cell office:value-type="float" office:value="229">
            <text:p>229</text:p>
          </table:table-cell>
          <table:table-cell office:value-type="float" office:value="270.5">
            <text:p>270,5</text:p>
          </table:table-cell>
          <table:table-cell office:value-type="float" office:value="117.5">
            <text:p>117,5</text:p>
          </table:table-cell>
          <table:table-cell office:value-type="float" office:value="1167.5">
            <text:p>1167,5</text:p>
          </table:table-cell>
          <table:table-cell office:value-type="float" office:value="60">
            <text:p>60</text:p>
          </table:table-cell>
          <table:table-cell office:value-type="float" office:value="58.5">
            <text:p>58,5</text:p>
          </table:table-cell>
          <table:table-cell office:value-type="float" office:value="59.25">
            <text:p>59,25</text:p>
          </table:table-cell>
          <table:table-cell office:value-type="float" office:value="180.5">
            <text:p>180,5</text:p>
          </table:table-cell>
          <table:table-cell office:value-type="float" office:value="176.5">
            <text:p>176,5</text:p>
          </table:table-cell>
          <table:table-cell office:value-type="float" office:value="178.5">
            <text:p>178,5</text:p>
          </table:table-cell>
          <table:table-cell office:value-type="float" office:value="646">
            <text:p>646</text:p>
          </table:table-cell>
          <table:table-cell office:value-type="float" office:value="524.5">
            <text:p>524,5</text:p>
          </table:table-cell>
          <table:table-cell office:value-type="float" office:value="468">
            <text:p>468</text:p>
          </table:table-cell>
          <table:table-cell office:value-type="float" office:value="476.5">
            <text:p>476,5</text:p>
          </table:table-cell>
          <table:table-cell office:value-type="float" office:value="478.5">
            <text:p>478,5</text:p>
          </table:table-cell>
          <table:table-cell office:value-type="float" office:value="2">
            <text:p>2</text:p>
          </table:table-cell>
          <table:table-cell office:value-type="float" office:value="378.5">
            <text:p>378,5</text:p>
          </table:table-cell>
          <table:table-cell office:value-type="float" office:value="377.5">
            <text:p>377,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39">
            <text:p>439</text:p>
          </table:table-cell>
          <table:table-cell office:value-type="float" office:value="364.5">
            <text:p>364,5</text:p>
          </table:table-cell>
          <table:table-cell office:value-type="float" office:value="378">
            <text:p>378</text:p>
          </table:table-cell>
          <table:table-cell office:value-type="float" office:value="0.553319058">
            <text:p>0,553319058</text:p>
          </table:table-cell>
          <table:table-cell office:value-type="float" office:value="1.23164919">
            <text:p>1,23164919</text:p>
          </table:table-cell>
          <table:table-cell office:value-type="float" office:value="0.846580407">
            <text:p>0,846580407</text:p>
          </table:table-cell>
          <table:table-cell office:value-type="float" office:value="0.100642398">
            <text:p>0,100642398</text:p>
          </table:table-cell>
          <table:table-cell office:value-type="float" office:value="0.331932773">
            <text:p>0,331932773</text:p>
          </table:table-cell>
          <table:table-cell office:value-type="float" office:value="0.050749465">
            <text:p>0,050749465</text:p>
          </table:table-cell>
          <table:table-cell office:value-type="float" office:value="0.400856531">
            <text:p>0,400856531</text:p>
          </table:table-cell>
          <table:table-cell office:value-type="float" office:value="0.323768737">
            <text:p>0,323768737</text:p>
          </table:table-cell>
          <table:table-cell office:value-type="float" office:value="0.166167024">
            <text:p>0,166167024</text:p>
          </table:table-cell>
          <table:table-cell office:value-type="float" office:value="0.317987152">
            <text:p>0,317987152</text:p>
          </table:table-cell>
          <table:table-cell office:value-type="float" office:value="0.376017131">
            <text:p>0,376017131</text:p>
          </table:table-cell>
          <table:table-cell office:value-type="float" office:value="121.5">
            <text:p>121,5</text:p>
          </table:table-cell>
          <table:table-cell office:value-type="float" office:value="0.449250535">
            <text:p>0,449250535</text:p>
          </table:table-cell>
          <table:table-cell office:value-type="float" office:value="1.751745592">
            <text:p>1,751745592</text:p>
          </table:table-cell>
        </table:table-row>
        <table:table-row table:style-name="ro1">
          <table:table-cell office:value-type="string">
            <text:p>LF-222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27.5384615384615">
            <text:p>27,538461538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8461538">
            <text:p>0,038461538</text:p>
          </table:table-cell>
          <table:table-cell office:value-type="float" office:value="0">
            <text:p>0</text:p>
          </table:table-cell>
          <table:table-cell office:value-type="float" office:value="0.615384615">
            <text:p>0,615384615</text:p>
          </table:table-cell>
          <table:table-cell office:value-type="float" office:value="0.192307692">
            <text:p>0,192307692</text:p>
          </table:table-cell>
          <table:table-cell office:value-type="float" office:value="0">
            <text:p>0</text:p>
          </table:table-cell>
          <table:table-cell office:value-type="float" office:value="0.153846154">
            <text:p>0,153846154</text:p>
          </table:table-cell>
          <table:table-cell office:value-type="float" office:value="1.653846154">
            <text:p>1,653846154</text:p>
          </table:table-cell>
          <table:table-cell office:value-type="float" office:value="2.384615385">
            <text:p>2,384615385</text:p>
          </table:table-cell>
          <table:table-cell office:value-type="float" office:value="3.653846154">
            <text:p>3,653846154</text:p>
          </table:table-cell>
          <table:table-cell table:number-columns-repeated="2" office:value-type="float" office:value="2.038461538">
            <text:p>2,038461538</text:p>
          </table:table-cell>
          <table:table-cell office:value-type="float" office:value="3">
            <text:p>3</text:p>
          </table:table-cell>
          <table:table-cell office:value-type="float" office:value="4.64">
            <text:p>4,64</text:p>
          </table:table-cell>
          <table:table-cell office:value-type="float" office:value="1.846153846">
            <text:p>1,846153846</text:p>
          </table:table-cell>
          <table:table-cell office:value-type="float" office:value="1.807692308">
            <text:p>1,807692308</text:p>
          </table:table-cell>
          <table:table-cell office:value-type="float" office:value="2.8">
            <text:p>2,8</text:p>
          </table:table-cell>
          <table:table-cell office:value-type="float" office:value="2.461538462">
            <text:p>2,461538462</text:p>
          </table:table-cell>
          <table:table-cell office:value-type="string">
            <text:p>.</text:p>
          </table:table-cell>
          <table:table-cell office:value-type="float" office:value="1.538461538">
            <text:p>1,538461538</text:p>
          </table:table-cell>
          <table:table-cell office:value-type="float" office:value="1.961538462">
            <text:p>1,961538462</text:p>
          </table:table-cell>
          <table:table-cell office:value-type="float" office:value="3">
            <text:p>3</text:p>
          </table:table-cell>
          <table:table-cell office:value-type="float" office:value="1.730769231">
            <text:p>1,730769231</text:p>
          </table:table-cell>
          <table:table-cell office:value-type="float" office:value="153.5">
            <text:p>153,5</text:p>
          </table:table-cell>
          <table:table-cell office:value-type="float" office:value="216.5">
            <text:p>216,5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  <table:table-cell office:value-type="float" office:value="1122.5">
            <text:p>1122,5</text:p>
          </table:table-cell>
          <table:table-cell office:value-type="float" office:value="63">
            <text:p>63</text:p>
          </table:table-cell>
          <table:table-cell office:value-type="float" office:value="63.5">
            <text:p>63,5</text:p>
          </table:table-cell>
          <table:table-cell office:value-type="float" office:value="63.25">
            <text:p>63,25</text:p>
          </table:table-cell>
          <table:table-cell office:value-type="float" office:value="166.5">
            <text:p>166,5</text:p>
          </table:table-cell>
          <table:table-cell office:value-type="float" office:value="173">
            <text:p>173</text:p>
          </table:table-cell>
          <table:table-cell office:value-type="float" office:value="169.75">
            <text:p>169,75</text:p>
          </table:table-cell>
          <table:table-cell office:value-type="float" office:value="611.5">
            <text:p>611,5</text:p>
          </table:table-cell>
          <table:table-cell office:value-type="float" office:value="497.5">
            <text:p>497,5</text:p>
          </table:table-cell>
          <table:table-cell office:value-type="float" office:value="412">
            <text:p>412</text:p>
          </table:table-cell>
          <table:table-cell office:value-type="float" office:value="402.5">
            <text:p>402,5</text:p>
          </table:table-cell>
          <table:table-cell office:value-type="float" office:value="416.5">
            <text:p>416,5</text:p>
          </table:table-cell>
          <table:table-cell office:value-type="float" office:value="14">
            <text:p>14</text:p>
          </table:table-cell>
          <table:table-cell office:value-type="float" office:value="381.5">
            <text:p>381,5</text:p>
          </table:table-cell>
          <table:table-cell office:value-type="float" office:value="376">
            <text:p>376</text:p>
          </table:table-cell>
          <table:table-cell office:value-type="float" office:value="5.5">
            <text:p>5,5</text:p>
          </table:table-cell>
          <table:table-cell office:value-type="float" office:value="211">
            <text:p>211</text:p>
          </table:table-cell>
          <table:table-cell office:value-type="float" office:value="462.5">
            <text:p>462,5</text:p>
          </table:table-cell>
          <table:table-cell office:value-type="float" office:value="443.5">
            <text:p>443,5</text:p>
          </table:table-cell>
          <table:table-cell office:value-type="float" office:value="453">
            <text:p>453</text:p>
          </table:table-cell>
          <table:table-cell office:value-type="float" office:value="297.5">
            <text:p>297,5</text:p>
          </table:table-cell>
          <table:table-cell office:value-type="float" office:value="305">
            <text:p>305</text:p>
          </table:table-cell>
          <table:table-cell office:value-type="float" office:value="0.544766147">
            <text:p>0,544766147</text:p>
          </table:table-cell>
          <table:table-cell office:value-type="float" office:value="1.229145729">
            <text:p>1,229145729</text:p>
          </table:table-cell>
          <table:table-cell office:value-type="float" office:value="0.820075758">
            <text:p>0,820075758</text:p>
          </table:table-cell>
          <table:table-cell office:value-type="float" office:value="0.108685969">
            <text:p>0,108685969</text:p>
          </table:table-cell>
          <table:table-cell office:value-type="float" office:value="0.372606775">
            <text:p>0,372606775</text:p>
          </table:table-cell>
          <table:table-cell office:value-type="float" office:value="0.056347439">
            <text:p>0,056347439</text:p>
          </table:table-cell>
          <table:table-cell office:value-type="float" office:value="0.367037862">
            <text:p>0,367037862</text:p>
          </table:table-cell>
          <table:table-cell office:value-type="float" office:value="0.337416481">
            <text:p>0,337416481</text:p>
          </table:table-cell>
          <table:table-cell office:value-type="float" office:value="0.187973274">
            <text:p>0,187973274</text:p>
          </table:table-cell>
          <table:table-cell office:value-type="float" office:value="0.268374165">
            <text:p>0,268374165</text:p>
          </table:table-cell>
          <table:table-cell office:value-type="float" office:value="0.403563474">
            <text:p>0,403563474</text:p>
          </table:table-cell>
          <table:table-cell office:value-type="float" office:value="114">
            <text:p>114</text:p>
          </table:table-cell>
          <table:table-cell office:value-type="float" office:value="0.443207127">
            <text:p>0,443207127</text:p>
          </table:table-cell>
          <table:table-cell office:value-type="float" office:value="1.769401812">
            <text:p>1,769401812</text:p>
          </table:table-cell>
        </table:table-row>
        <table:table-row table:style-name="ro1">
          <table:table-cell office:value-type="string">
            <text:p>LF-225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24.7083333333333">
            <text:p>24,708333333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458333333">
            <text:p>0,458333333</text:p>
          </table:table-cell>
          <table:table-cell office:value-type="float" office:value="0.291666667">
            <text:p>0,291666667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.958333333">
            <text:p>1,958333333</text:p>
          </table:table-cell>
          <table:table-cell office:value-type="float" office:value="2.652173913">
            <text:p>2,652173913</text:p>
          </table:table-cell>
          <table:table-cell office:value-type="float" office:value="3.958333333">
            <text:p>3,958333333</text:p>
          </table:table-cell>
          <table:table-cell office:value-type="float" office:value="2.333333333">
            <text:p>2,333333333</text:p>
          </table:table-cell>
          <table:table-cell office:value-type="float" office:value="2">
            <text:p>2</text:p>
          </table:table-cell>
          <table:table-cell office:value-type="float" office:value="2.791666667">
            <text:p>2,791666667</text:p>
          </table:table-cell>
          <table:table-cell office:value-type="float" office:value="4.916666667">
            <text:p>4,916666667</text:p>
          </table:table-cell>
          <table:table-cell office:value-type="float" office:value="2.25">
            <text:p>2,25</text:p>
          </table:table-cell>
          <table:table-cell office:value-type="float" office:value="1.541666667">
            <text:p>1,541666667</text:p>
          </table:table-cell>
          <table:table-cell office:value-type="float" office:value="2.577777778">
            <text:p>2,577777778</text:p>
          </table:table-cell>
          <table:table-cell office:value-type="float" office:value="2.833333333">
            <text:p>2,833333333</text:p>
          </table:table-cell>
          <table:table-cell office:value-type="string">
            <text:p>.</text:p>
          </table:table-cell>
          <table:table-cell office:value-type="float" office:value="1.458333333">
            <text:p>1,458333333</text:p>
          </table:table-cell>
          <table:table-cell office:value-type="float" office:value="2.666666667">
            <text:p>2,666666667</text:p>
          </table:table-cell>
          <table:table-cell office:value-type="float" office:value="3.125">
            <text:p>3,125</text:p>
          </table:table-cell>
          <table:table-cell office:value-type="float" office:value="1.958333333">
            <text:p>1,958333333</text:p>
          </table:table-cell>
          <table:table-cell office:value-type="float" office:value="158">
            <text:p>158</text:p>
          </table:table-cell>
          <table:table-cell office:value-type="float" office:value="232">
            <text:p>232</text:p>
          </table:table-cell>
          <table:table-cell office:value-type="float" office:value="256.5">
            <text:p>256,5</text:p>
          </table:table-cell>
          <table:table-cell office:value-type="float" office:value="133.5">
            <text:p>133,5</text:p>
          </table:table-cell>
          <table:table-cell office:value-type="float" office:value="1165.5">
            <text:p>1165,5</text:p>
          </table:table-cell>
          <table:table-cell office:value-type="float" office:value="59.5">
            <text:p>59,5</text:p>
          </table:table-cell>
          <table:table-cell office:value-type="float" office:value="62.5">
            <text:p>62,5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614.5">
            <text:p>614,5</text:p>
          </table:table-cell>
          <table:table-cell office:value-type="float" office:value="459">
            <text:p>459</text:p>
          </table:table-cell>
          <table:table-cell office:value-type="float" office:value="503">
            <text:p>503</text:p>
          </table:table-cell>
          <table:table-cell office:value-type="float" office:value="503.5">
            <text:p>503,5</text:p>
          </table:table-cell>
          <table:table-cell office:value-type="float" office:value="516">
            <text:p>516</text:p>
          </table:table-cell>
          <table:table-cell office:value-type="float" office:value="12.5">
            <text:p>12,5</text:p>
          </table:table-cell>
          <table:table-cell office:value-type="float" office:value="368.5">
            <text:p>368,5</text:p>
          </table:table-cell>
          <table:table-cell office:value-type="float" office:value="363">
            <text:p>363</text:p>
          </table:table-cell>
          <table:table-cell office:value-type="float" office:value="5.5">
            <text:p>5,5</text:p>
          </table:table-cell>
          <table:table-cell office:value-type="float" office:value="147.5">
            <text:p>147,5</text:p>
          </table:table-cell>
          <table:table-cell office:value-type="float" office:value="395.5">
            <text:p>395,5</text:p>
          </table:table-cell>
          <table:table-cell office:value-type="float" office:value="403">
            <text:p>403</text:p>
          </table:table-cell>
          <table:table-cell office:value-type="float" office:value="399.25">
            <text:p>399,25</text:p>
          </table:table-cell>
          <table:table-cell office:value-type="float" office:value="395">
            <text:p>395</text:p>
          </table:table-cell>
          <table:table-cell office:value-type="float" office:value="415.5">
            <text:p>415,5</text:p>
          </table:table-cell>
          <table:table-cell office:value-type="float" office:value="0.527241527">
            <text:p>0,527241527</text:p>
          </table:table-cell>
          <table:table-cell office:value-type="float" office:value="1.338779956">
            <text:p>1,338779956</text:p>
          </table:table-cell>
          <table:table-cell office:value-type="float" office:value="0.904483431">
            <text:p>0,904483431</text:p>
          </table:table-cell>
          <table:table-cell office:value-type="float" office:value="0.114543115">
            <text:p>0,114543115</text:p>
          </table:table-cell>
          <table:table-cell office:value-type="float" office:value="0.386075949">
            <text:p>0,386075949</text:p>
          </table:table-cell>
          <table:table-cell office:value-type="float" office:value="0.052338052">
            <text:p>0,052338052</text:p>
          </table:table-cell>
          <table:table-cell office:value-type="float" office:value="0.431574432">
            <text:p>0,431574432</text:p>
          </table:table-cell>
          <table:table-cell office:value-type="float" office:value="0.313813814">
            <text:p>0,313813814</text:p>
          </table:table-cell>
          <table:table-cell office:value-type="float" office:value="0.126555127">
            <text:p>0,126555127</text:p>
          </table:table-cell>
          <table:table-cell office:value-type="float" office:value="0.347704848">
            <text:p>0,347704848</text:p>
          </table:table-cell>
          <table:table-cell office:value-type="float" office:value="0.342556843">
            <text:p>0,342556843</text:p>
          </table:table-cell>
          <table:table-cell office:value-type="float" office:value="155.5">
            <text:p>155,5</text:p>
          </table:table-cell>
          <table:table-cell office:value-type="float" office:value="0.393822394">
            <text:p>0,393822394</text:p>
          </table:table-cell>
          <table:table-cell office:value-type="float" office:value="1.867159164">
            <text:p>1,867159164</text:p>
          </table:table-cell>
        </table:table-row>
        <table:table-row table:style-name="ro1">
          <table:table-cell office:value-type="string">
            <text:p>LF-228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24.5862068965517">
            <text:p>24,586206896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137931">
            <text:p>0,24137931</text:p>
          </table:table-cell>
          <table:table-cell office:value-type="float" office:value="0">
            <text:p>0</text:p>
          </table:table-cell>
          <table:table-cell office:value-type="float" office:value="0.448275862">
            <text:p>0,448275862</text:p>
          </table:table-cell>
          <table:table-cell office:value-type="float" office:value="0.275862069">
            <text:p>0,275862069</text:p>
          </table:table-cell>
          <table:table-cell office:value-type="float" office:value="0.034482759">
            <text:p>0,034482759</text:p>
          </table:table-cell>
          <table:table-cell office:value-type="float" office:value="0">
            <text:p>0</text:p>
          </table:table-cell>
          <table:table-cell office:value-type="float" office:value="1.862068966">
            <text:p>1,862068966</text:p>
          </table:table-cell>
          <table:table-cell office:value-type="float" office:value="1.785714286">
            <text:p>1,785714286</text:p>
          </table:table-cell>
          <table:table-cell office:value-type="float" office:value="2.965517241">
            <text:p>2,965517241</text:p>
          </table:table-cell>
          <table:table-cell office:value-type="float" office:value="2.24137931">
            <text:p>2,24137931</text:p>
          </table:table-cell>
          <table:table-cell office:value-type="float" office:value="1.896551724">
            <text:p>1,896551724</text:p>
          </table:table-cell>
          <table:table-cell office:value-type="float" office:value="1.724137931">
            <text:p>1,724137931</text:p>
          </table:table-cell>
          <table:table-cell office:value-type="float" office:value="3.793103448">
            <text:p>3,793103448</text:p>
          </table:table-cell>
          <table:table-cell office:value-type="float" office:value="2.310344828">
            <text:p>2,310344828</text:p>
          </table:table-cell>
          <table:table-cell office:value-type="float" office:value="1.689655172">
            <text:p>1,689655172</text:p>
          </table:table-cell>
          <table:table-cell office:value-type="float" office:value="2.772727273">
            <text:p>2,772727273</text:p>
          </table:table-cell>
          <table:table-cell office:value-type="float" office:value="2.137931034">
            <text:p>2,137931034</text:p>
          </table:table-cell>
          <table:table-cell office:value-type="string">
            <text:p>.</text:p>
          </table:table-cell>
          <table:table-cell office:value-type="float" office:value="1.392857143">
            <text:p>1,392857143</text:p>
          </table:table-cell>
          <table:table-cell office:value-type="float" office:value="1.448275862">
            <text:p>1,448275862</text:p>
          </table:table-cell>
          <table:table-cell office:value-type="float" office:value="3.103448276">
            <text:p>3,103448276</text:p>
          </table:table-cell>
          <table:table-cell office:value-type="float" office:value="1.892857143">
            <text:p>1,892857143</text:p>
          </table:table-cell>
          <table:table-cell office:value-type="float" office:value="150.5">
            <text:p>150,5</text:p>
          </table:table-cell>
          <table:table-cell office:value-type="float" office:value="207.5">
            <text:p>207,5</text:p>
          </table:table-cell>
          <table:table-cell office:value-type="float" office:value="248">
            <text:p>248</text:p>
          </table:table-cell>
          <table:table-cell office:value-type="float" office:value="111.5">
            <text:p>111,5</text:p>
          </table:table-cell>
          <table:table-cell office:value-type="float" office:value="1139">
            <text:p>1139</text:p>
          </table:table-cell>
          <table:table-cell office:value-type="float" office:value="54.5">
            <text:p>54,5</text:p>
          </table:table-cell>
          <table:table-cell office:value-type="float" office:value="58">
            <text:p>58</text:p>
          </table:table-cell>
          <table:table-cell office:value-type="float" office:value="56.25">
            <text:p>56,25</text:p>
          </table:table-cell>
          <table:table-cell office:value-type="float" office:value="145.5">
            <text:p>145,5</text:p>
          </table:table-cell>
          <table:table-cell office:value-type="float" office:value="147">
            <text:p>147</text:p>
          </table:table-cell>
          <table:table-cell office:value-type="float" office:value="146.25">
            <text:p>146,25</text:p>
          </table:table-cell>
          <table:table-cell office:value-type="float" office:value="633">
            <text:p>633</text:p>
          </table:table-cell>
          <table:table-cell office:value-type="float" office:value="465.5">
            <text:p>465,5</text:p>
          </table:table-cell>
          <table:table-cell office:value-type="float" office:value="388">
            <text:p>388</text:p>
          </table:table-cell>
          <table:table-cell office:value-type="float" office:value="433.5">
            <text:p>433,5</text:p>
          </table:table-cell>
          <table:table-cell office:value-type="float" office:value="430.5">
            <text:p>430,5</text:p>
          </table:table-cell>
          <table:table-cell office:value-type="float" office:value="3">
            <text:p>3</text:p>
          </table:table-cell>
          <table:table-cell office:value-type="float" office:value="349.5">
            <text:p>349,5</text:p>
          </table:table-cell>
          <table:table-cell office:value-type="float" office:value="354.5">
            <text:p>354,5</text:p>
          </table:table-cell>
          <table:table-cell office:value-type="float" office:value="5">
            <text:p>5</text:p>
          </table:table-cell>
          <table:table-cell office:value-type="float" office:value="208.5">
            <text:p>208,5</text:p>
          </table:table-cell>
          <table:table-cell office:value-type="float" office:value="452.5">
            <text:p>452,5</text:p>
          </table:table-cell>
          <table:table-cell office:value-type="float" office:value="447.5">
            <text:p>447,5</text:p>
          </table:table-cell>
          <table:table-cell office:value-type="float" office:value="450">
            <text:p>450</text:p>
          </table:table-cell>
          <table:table-cell office:value-type="float" office:value="272.5">
            <text:p>272,5</text:p>
          </table:table-cell>
          <table:table-cell office:value-type="float" office:value="277">
            <text:p>277</text:p>
          </table:table-cell>
          <table:table-cell office:value-type="float" office:value="0.555750658">
            <text:p>0,555750658</text:p>
          </table:table-cell>
          <table:table-cell office:value-type="float" office:value="1.359828142">
            <text:p>1,359828142</text:p>
          </table:table-cell>
          <table:table-cell office:value-type="float" office:value="0.836693548">
            <text:p>0,836693548</text:p>
          </table:table-cell>
          <table:table-cell office:value-type="float" office:value="0.097892888">
            <text:p>0,097892888</text:p>
          </table:table-cell>
          <table:table-cell office:value-type="float" office:value="0.384615385">
            <text:p>0,384615385</text:p>
          </table:table-cell>
          <table:table-cell office:value-type="float" office:value="0.049385426">
            <text:p>0,049385426</text:p>
          </table:table-cell>
          <table:table-cell office:value-type="float" office:value="0.340649693">
            <text:p>0,340649693</text:p>
          </table:table-cell>
          <table:table-cell office:value-type="float" office:value="0.30904302">
            <text:p>0,30904302</text:p>
          </table:table-cell>
          <table:table-cell office:value-type="float" office:value="0.183055312">
            <text:p>0,183055312</text:p>
          </table:table-cell>
          <table:table-cell office:value-type="float" office:value="0.241220369">
            <text:p>0,241220369</text:p>
          </table:table-cell>
          <table:table-cell office:value-type="float" office:value="0.395083406">
            <text:p>0,395083406</text:p>
          </table:table-cell>
          <table:table-cell office:value-type="float" office:value="167.5">
            <text:p>167,5</text:p>
          </table:table-cell>
          <table:table-cell office:value-type="float" office:value="0.408691835">
            <text:p>0,408691835</text:p>
          </table:table-cell>
          <table:table-cell office:value-type="float" office:value="1.786272205">
            <text:p>1,786272205</text:p>
          </table:table-cell>
        </table:table-row>
        <table:table-row table:style-name="ro1">
          <table:table-cell office:value-type="string">
            <text:p>LF-252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28.2222222222222">
            <text:p>28,2222222222</text:p>
          </table:table-cell>
          <table:table-cell office:value-type="float" office:value="27">
            <text:p>27</text:p>
          </table:table-cell>
          <table:table-cell office:value-type="float" office:value="0.962962963">
            <text:p>0,962962963</text:p>
          </table:table-cell>
          <table:table-cell office:value-type="float" office:value="0.037037037">
            <text:p>0,037037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851851852">
            <text:p>0,851851852</text:p>
          </table:table-cell>
          <table:table-cell office:value-type="float" office:value="0.074074074">
            <text:p>0,074074074</text:p>
          </table:table-cell>
          <table:table-cell table:number-columns-repeated="2" office:value-type="float" office:value="0.037037037">
            <text:p>0,037037037</text:p>
          </table:table-cell>
          <table:table-cell office:value-type="float" office:value="1.888888889">
            <text:p>1,888888889</text:p>
          </table:table-cell>
          <table:table-cell office:value-type="float" office:value="1.666666667">
            <text:p>1,666666667</text:p>
          </table:table-cell>
          <table:table-cell office:value-type="float" office:value="3.148148148">
            <text:p>3,148148148</text:p>
          </table:table-cell>
          <table:table-cell office:value-type="float" office:value="1.888888889">
            <text:p>1,888888889</text:p>
          </table:table-cell>
          <table:table-cell office:value-type="float" office:value="1.666666667">
            <text:p>1,666666667</text:p>
          </table:table-cell>
          <table:table-cell office:value-type="float" office:value="2.777777778">
            <text:p>2,777777778</text:p>
          </table:table-cell>
          <table:table-cell office:value-type="float" office:value="4.37037037">
            <text:p>4,37037037</text:p>
          </table:table-cell>
          <table:table-cell office:value-type="float" office:value="2.777777778">
            <text:p>2,777777778</text:p>
          </table:table-cell>
          <table:table-cell office:value-type="float" office:value="2.259259259">
            <text:p>2,259259259</text:p>
          </table:table-cell>
          <table:table-cell office:value-type="float" office:value="3.355555556">
            <text:p>3,355555556</text:p>
          </table:table-cell>
          <table:table-cell office:value-type="float" office:value="2.222222222">
            <text:p>2,222222222</text:p>
          </table:table-cell>
          <table:table-cell office:value-type="string">
            <text:p>.</text:p>
          </table:table-cell>
          <table:table-cell office:value-type="float" office:value="1.703703704">
            <text:p>1,703703704</text:p>
          </table:table-cell>
          <table:table-cell office:value-type="float" office:value="2">
            <text:p>2</text:p>
          </table:table-cell>
          <table:table-cell office:value-type="float" office:value="3.148148148">
            <text:p>3,148148148</text:p>
          </table:table-cell>
          <table:table-cell office:value-type="float" office:value="1.777777778">
            <text:p>1,777777778</text:p>
          </table:table-cell>
          <table:table-cell office:value-type="float" office:value="155.5">
            <text:p>155,5</text:p>
          </table:table-cell>
          <table:table-cell office:value-type="float" office:value="280.5">
            <text:p>280,5</text:p>
          </table:table-cell>
          <table:table-cell office:value-type="float" office:value="245">
            <text:p>245</text:p>
          </table:table-cell>
          <table:table-cell office:value-type="float" office:value="149.5">
            <text:p>149,5</text:p>
          </table:table-cell>
          <table:table-cell office:value-type="float" office:value="1273">
            <text:p>1273</text:p>
          </table:table-cell>
          <table:table-cell table:number-columns-repeated="3" office:value-type="float" office:value="61.5">
            <text:p>61,5</text:p>
          </table:table-cell>
          <table:table-cell office:value-type="float" office:value="181.5">
            <text:p>181,5</text:p>
          </table:table-cell>
          <table:table-cell office:value-type="float" office:value="171.5">
            <text:p>171,5</text:p>
          </table:table-cell>
          <table:table-cell office:value-type="float" office:value="176.5">
            <text:p>176,5</text:p>
          </table:table-cell>
          <table:table-cell office:value-type="float" office:value="638">
            <text:p>638</text:p>
          </table:table-cell>
          <table:table-cell office:value-type="float" office:value="532.5">
            <text:p>532,5</text:p>
          </table:table-cell>
          <table:table-cell office:value-type="float" office:value="488.5">
            <text:p>488,5</text:p>
          </table:table-cell>
          <table:table-cell office:value-type="float" office:value="492.5">
            <text:p>492,5</text:p>
          </table:table-cell>
          <table:table-cell office:value-type="float" office:value="487.5">
            <text:p>487,5</text:p>
          </table:table-cell>
          <table:table-cell office:value-type="float" office:value="5">
            <text:p>5</text:p>
          </table:table-cell>
          <table:table-cell office:value-type="float" office:value="376.5">
            <text:p>376,5</text:p>
          </table:table-cell>
          <table:table-cell office:value-type="float" office:value="379.5">
            <text:p>379,5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517">
            <text:p>517</text:p>
          </table:table-cell>
          <table:table-cell office:value-type="float" office:value="527.5">
            <text:p>527,5</text:p>
          </table:table-cell>
          <table:table-cell office:value-type="float" office:value="522.25">
            <text:p>522,25</text:p>
          </table:table-cell>
          <table:table-cell office:value-type="float" office:value="358.5">
            <text:p>358,5</text:p>
          </table:table-cell>
          <table:table-cell office:value-type="float" office:value="385.5">
            <text:p>385,5</text:p>
          </table:table-cell>
          <table:table-cell office:value-type="float" office:value="0.501178319">
            <text:p>0,501178319</text:p>
          </table:table-cell>
          <table:table-cell office:value-type="float" office:value="1.198122066">
            <text:p>1,198122066</text:p>
          </table:table-cell>
          <table:table-cell office:value-type="float" office:value="1.144897959">
            <text:p>1,144897959</text:p>
          </table:table-cell>
          <table:table-cell office:value-type="float" office:value="0.11743912">
            <text:p>0,11743912</text:p>
          </table:table-cell>
          <table:table-cell office:value-type="float" office:value="0.348441926">
            <text:p>0,348441926</text:p>
          </table:table-cell>
          <table:table-cell office:value-type="float" office:value="0.048311076">
            <text:p>0,048311076</text:p>
          </table:table-cell>
          <table:table-cell office:value-type="float" office:value="0.383739199">
            <text:p>0,383739199</text:p>
          </table:table-cell>
          <table:table-cell office:value-type="float" office:value="0.296936371">
            <text:p>0,296936371</text:p>
          </table:table-cell>
          <table:table-cell office:value-type="float" office:value="0.20581304">
            <text:p>0,20581304</text:p>
          </table:table-cell>
          <table:table-cell office:value-type="float" office:value="0.292223095">
            <text:p>0,292223095</text:p>
          </table:table-cell>
          <table:table-cell office:value-type="float" office:value="0.410251375">
            <text:p>0,410251375</text:p>
          </table:table-cell>
          <table:table-cell office:value-type="float" office:value="105.5">
            <text:p>105,5</text:p>
          </table:table-cell>
          <table:table-cell office:value-type="float" office:value="0.418303221">
            <text:p>0,418303221</text:p>
          </table:table-cell>
          <table:table-cell office:value-type="float" office:value="1.822285872">
            <text:p>1,822285872</text:p>
          </table:table-cell>
        </table:table-row>
        <table:table-row table:style-name="ro1">
          <table:table-cell office:value-type="string">
            <text:p>LM-209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float" office:value="22.3571428571429">
            <text:p>22,35714285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57142857">
            <text:p>0,357142857</text:p>
          </table:table-cell>
          <table:table-cell office:value-type="float" office:value="0">
            <text:p>0</text:p>
          </table:table-cell>
          <table:table-cell office:value-type="float" office:value="0.321428571">
            <text:p>0,321428571</text:p>
          </table:table-cell>
          <table:table-cell office:value-type="float" office:value="0.107142857">
            <text:p>0,107142857</text:p>
          </table:table-cell>
          <table:table-cell office:value-type="float" office:value="0">
            <text:p>0</text:p>
          </table:table-cell>
          <table:table-cell office:value-type="float" office:value="0.214285714">
            <text:p>0,214285714</text:p>
          </table:table-cell>
          <table:table-cell table:number-columns-repeated="2" office:value-type="float" office:value="1.392857143">
            <text:p>1,392857143</text:p>
          </table:table-cell>
          <table:table-cell office:value-type="float" office:value="1.785714286">
            <text:p>1,785714286</text:p>
          </table:table-cell>
          <table:table-cell office:value-type="float" office:value="2.178571429">
            <text:p>2,178571429</text:p>
          </table:table-cell>
          <table:table-cell office:value-type="float" office:value="1.357142857">
            <text:p>1,357142857</text:p>
          </table:table-cell>
          <table:table-cell office:value-type="float" office:value="2.107142857">
            <text:p>2,107142857</text:p>
          </table:table-cell>
          <table:table-cell office:value-type="float" office:value="1.857142857">
            <text:p>1,857142857</text:p>
          </table:table-cell>
          <table:table-cell office:value-type="float" office:value="2.928571429">
            <text:p>2,928571429</text:p>
          </table:table-cell>
          <table:table-cell office:value-type="float" office:value="3.571428571">
            <text:p>3,571428571</text:p>
          </table:table-cell>
          <table:table-cell office:value-type="float" office:value="2.266666667">
            <text:p>2,266666667</text:p>
          </table:table-cell>
          <table:table-cell office:value-type="float" office:value="1.642857143">
            <text:p>1,642857143</text:p>
          </table:table-cell>
          <table:table-cell office:value-type="string">
            <text:p>.</text:p>
          </table:table-cell>
          <table:table-cell table:number-columns-repeated="2" office:value-type="float" office:value="1.464285714">
            <text:p>1,464285714</text:p>
          </table:table-cell>
          <table:table-cell office:value-type="float" office:value="3.107142857">
            <text:p>3,107142857</text:p>
          </table:table-cell>
          <table:table-cell office:value-type="float" office:value="2.357142857">
            <text:p>2,357142857</text:p>
          </table:table-cell>
          <table:table-cell office:value-type="float" office:value="154.5">
            <text:p>154,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136.5">
            <text:p>136,5</text:p>
          </table:table-cell>
          <table:table-cell office:value-type="float" office:value="1184.5">
            <text:p>1184,5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0.5">
            <text:p>60,5</text:p>
          </table:table-cell>
          <table:table-cell office:value-type="float" office:value="175.5">
            <text:p>175,5</text:p>
          </table:table-cell>
          <table:table-cell office:value-type="float" office:value="177">
            <text:p>177</text:p>
          </table:table-cell>
          <table:table-cell office:value-type="float" office:value="176.25">
            <text:p>176,25</text:p>
          </table:table-cell>
          <table:table-cell office:value-type="float" office:value="638">
            <text:p>638</text:p>
          </table:table-cell>
          <table:table-cell office:value-type="float" office:value="511.5">
            <text:p>511,5</text:p>
          </table:table-cell>
          <table:table-cell office:value-type="float" office:value="395.5">
            <text:p>395,5</text:p>
          </table:table-cell>
          <table:table-cell office:value-type="float" office:value="392">
            <text:p>392</text:p>
          </table:table-cell>
          <table:table-cell office:value-type="float" office:value="407">
            <text:p>407</text:p>
          </table:table-cell>
          <table:table-cell office:value-type="float" office:value="15">
            <text:p>15</text:p>
          </table:table-cell>
          <table:table-cell office:value-type="float" office:value="384">
            <text:p>384</text:p>
          </table:table-cell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511.5">
            <text:p>511,5</text:p>
          </table:table-cell>
          <table:table-cell office:value-type="float" office:value="511.75">
            <text:p>511,75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  <table:table-cell office:value-type="float" office:value="0.538623892">
            <text:p>0,538623892</text:p>
          </table:table-cell>
          <table:table-cell office:value-type="float" office:value="1.247311828">
            <text:p>1,247311828</text:p>
          </table:table-cell>
          <table:table-cell office:value-type="float" office:value="0.995951417">
            <text:p>0,995951417</text:p>
          </table:table-cell>
          <table:table-cell office:value-type="float" office:value="0.115238497">
            <text:p>0,115238497</text:p>
          </table:table-cell>
          <table:table-cell office:value-type="float" office:value="0.343262411">
            <text:p>0,343262411</text:p>
          </table:table-cell>
          <table:table-cell office:value-type="float" office:value="0.051076404">
            <text:p>0,051076404</text:p>
          </table:table-cell>
          <table:table-cell office:value-type="float" office:value="0.333896159">
            <text:p>0,333896159</text:p>
          </table:table-cell>
          <table:table-cell office:value-type="float" office:value="0.322921064">
            <text:p>0,322921064</text:p>
          </table:table-cell>
          <table:table-cell office:value-type="float" office:value="0.216124947">
            <text:p>0,216124947</text:p>
          </table:table-cell>
          <table:table-cell office:value-type="float" office:value="0.243984804">
            <text:p>0,243984804</text:p>
          </table:table-cell>
          <table:table-cell office:value-type="float" office:value="0.432038835">
            <text:p>0,432038835</text:p>
          </table:table-cell>
          <table:table-cell office:value-type="float" office:value="126.5">
            <text:p>126,5</text:p>
          </table:table-cell>
          <table:table-cell office:value-type="float" office:value="0.431827775">
            <text:p>0,431827775</text:p>
          </table:table-cell>
          <table:table-cell office:value-type="float" office:value="1.910282594">
            <text:p>1,910282594</text:p>
          </table:table-cell>
        </table:table-row>
        <table:table-row table:style-name="ro1">
          <table:table-cell office:value-type="string">
            <text:p>LM-221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float" office:value="34.6296296296296">
            <text:p>34,629629629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18518519">
            <text:p>0,518518519</text:p>
          </table:table-cell>
          <table:table-cell office:value-type="float" office:value="0.185185185">
            <text:p>0,185185185</text:p>
          </table:table-cell>
          <table:table-cell office:value-type="float" office:value="0.037037037">
            <text:p>0,037037037</text:p>
          </table:table-cell>
          <table:table-cell office:value-type="float" office:value="0.259259259">
            <text:p>0,259259259</text:p>
          </table:table-cell>
          <table:table-cell office:value-type="float" office:value="2.037037037">
            <text:p>2,037037037</text:p>
          </table:table-cell>
          <table:table-cell office:value-type="float" office:value="2.148148148">
            <text:p>2,148148148</text:p>
          </table:table-cell>
          <table:table-cell office:value-type="float" office:value="3.296296296">
            <text:p>3,296296296</text:p>
          </table:table-cell>
          <table:table-cell office:value-type="float" office:value="1.923076923">
            <text:p>1,923076923</text:p>
          </table:table-cell>
          <table:table-cell office:value-type="float" office:value="1.962962963">
            <text:p>1,962962963</text:p>
          </table:table-cell>
          <table:table-cell office:value-type="float" office:value="3.37037037">
            <text:p>3,37037037</text:p>
          </table:table-cell>
          <table:table-cell office:value-type="float" office:value="1.259259259">
            <text:p>1,259259259</text:p>
          </table:table-cell>
          <table:table-cell office:value-type="float" office:value="2.148148148">
            <text:p>2,148148148</text:p>
          </table:table-cell>
          <table:table-cell office:value-type="float" office:value="5.407407407">
            <text:p>5,407407407</text:p>
          </table:table-cell>
          <table:table-cell office:value-type="float" office:value="3.133333333">
            <text:p>3,133333333</text:p>
          </table:table-cell>
          <table:table-cell office:value-type="float" office:value="2.296296296">
            <text:p>2,296296296</text:p>
          </table:table-cell>
          <table:table-cell office:value-type="string">
            <text:p>.</text:p>
          </table:table-cell>
          <table:table-cell office:value-type="float" office:value="1.592592593">
            <text:p>1,592592593</text:p>
          </table:table-cell>
          <table:table-cell office:value-type="float" office:value="2.407407407">
            <text:p>2,407407407</text:p>
          </table:table-cell>
          <table:table-cell office:value-type="float" office:value="3.192307692">
            <text:p>3,192307692</text:p>
          </table:table-cell>
          <table:table-cell office:value-type="float" office:value="2.222222222">
            <text:p>2,222222222</text:p>
          </table:table-cell>
          <table:table-cell office:value-type="float" office:value="155.5">
            <text:p>155,5</text:p>
          </table:table-cell>
          <table:table-cell office:value-type="float" office:value="235.5">
            <text:p>235,5</text:p>
          </table:table-cell>
          <table:table-cell office:value-type="float" office:value="275">
            <text:p>275</text:p>
          </table:table-cell>
          <table:table-cell office:value-type="float" office:value="101.5">
            <text:p>101,5</text:p>
          </table:table-cell>
          <table:table-cell office:value-type="float" office:value="1273">
            <text:p>1273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68">
            <text:p>168</text:p>
          </table:table-cell>
          <table:table-cell office:value-type="float" office:value="166.5">
            <text:p>166,5</text:p>
          </table:table-cell>
          <table:table-cell office:value-type="float" office:value="167.25">
            <text:p>167,25</text:p>
          </table:table-cell>
          <table:table-cell office:value-type="float" office:value="624">
            <text:p>624</text:p>
          </table:table-cell>
          <table:table-cell office:value-type="float" office:value="515">
            <text:p>515</text:p>
          </table:table-cell>
          <table:table-cell office:value-type="float" office:value="544.5">
            <text:p>544,5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457.5">
            <text:p>457,5</text:p>
          </table:table-cell>
          <table:table-cell office:value-type="float" office:value="461.5">
            <text:p>461,5</text:p>
          </table:table-cell>
          <table:table-cell office:value-type="float" office:value="459.5">
            <text:p>459,5</text:p>
          </table:table-cell>
          <table:table-cell office:value-type="float" office:value="443">
            <text:p>443</text:p>
          </table:table-cell>
          <table:table-cell office:value-type="float" office:value="438.5">
            <text:p>438,5</text:p>
          </table:table-cell>
          <table:table-cell office:value-type="float" office:value="0.490180676">
            <text:p>0,490180676</text:p>
          </table:table-cell>
          <table:table-cell office:value-type="float" office:value="1.211650485">
            <text:p>1,211650485</text:p>
          </table:table-cell>
          <table:table-cell office:value-type="float" office:value="0.856363636">
            <text:p>0,856363636</text:p>
          </table:table-cell>
          <table:table-cell office:value-type="float" office:value="0.079732914">
            <text:p>0,079732914</text:p>
          </table:table-cell>
          <table:table-cell office:value-type="float" office:value="0.328849028">
            <text:p>0,328849028</text:p>
          </table:table-cell>
          <table:table-cell office:value-type="float" office:value="0.043205027">
            <text:p>0,043205027</text:p>
          </table:table-cell>
          <table:table-cell office:value-type="float" office:value="0.427729772">
            <text:p>0,427729772</text:p>
          </table:table-cell>
          <table:table-cell office:value-type="float" office:value="0.320502749">
            <text:p>0,320502749</text:p>
          </table:table-cell>
          <table:table-cell office:value-type="float" office:value="0.161036921">
            <text:p>0,161036921</text:p>
          </table:table-cell>
          <table:table-cell office:value-type="float" office:value="0.346229379">
            <text:p>0,346229379</text:p>
          </table:table-cell>
          <table:table-cell office:value-type="float" office:value="0.360958366">
            <text:p>0,360958366</text:p>
          </table:table-cell>
          <table:table-cell office:value-type="float" office:value="109">
            <text:p>109</text:p>
          </table:table-cell>
          <table:table-cell office:value-type="float" office:value="0.404556167">
            <text:p>0,404556167</text:p>
          </table:table-cell>
          <table:table-cell office:value-type="float" office:value="1.803131991">
            <text:p>1,803131991</text:p>
          </table:table-cell>
        </table:table-row>
        <table:table-row table:style-name="ro1">
          <table:table-cell office:value-type="string">
            <text:p>LM-229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float" office:value="38.48">
            <text:p>38,4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88">
            <text:p>0,88</text:p>
          </table:table-cell>
          <table:table-cell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2.08">
            <text:p>2,08</text:p>
          </table:table-cell>
          <table:table-cell office:value-type="float" office:value="2.4">
            <text:p>2,4</text:p>
          </table:table-cell>
          <table:table-cell office:value-type="float" office:value="2.24">
            <text:p>2,24</text:p>
          </table:table-cell>
          <table:table-cell office:value-type="float" office:value="1.56">
            <text:p>1,56</text:p>
          </table:table-cell>
          <table:table-cell office:value-type="float" office:value="1.92">
            <text:p>1,92</text:p>
          </table:table-cell>
          <table:table-cell office:value-type="float" office:value="3.2">
            <text:p>3,2</text:p>
          </table:table-cell>
          <table:table-cell table:number-columns-repeated="2" office:value-type="float" office:value="1.4">
            <text:p>1,4</text:p>
          </table:table-cell>
          <table:table-cell office:value-type="float" office:value="4.64">
            <text:p>4,64</text:p>
          </table:table-cell>
          <table:table-cell office:value-type="float" office:value="3.477272727">
            <text:p>3,477272727</text:p>
          </table:table-cell>
          <table:table-cell office:value-type="float" office:value="3.24">
            <text:p>3,24</text:p>
          </table:table-cell>
          <table:table-cell office:value-type="string">
            <text:p>.</text:p>
          </table:table-cell>
          <table:table-cell office:value-type="float" office:value="1.44">
            <text:p>1,44</text:p>
          </table:table-cell>
          <table:table-cell office:value-type="float" office:value="2.16">
            <text:p>2,16</text:p>
          </table:table-cell>
          <table:table-cell office:value-type="float" office:value="3.2">
            <text:p>3,2</text:p>
          </table:table-cell>
          <table:table-cell office:value-type="float" office:value="2.12">
            <text:p>2,12</text:p>
          </table:table-cell>
          <table:table-cell office:value-type="float" office:value="160.5">
            <text:p>160,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95.5">
            <text:p>95,5</text:p>
          </table:table-cell>
          <table:table-cell office:value-type="float" office:value="1113.5">
            <text:p>1113,5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52.5">
            <text:p>152,5</text:p>
          </table:table-cell>
          <table:table-cell office:value-type="float" office:value="147.5">
            <text:p>147,5</text:p>
          </table:table-cell>
          <table:table-cell office:value-type="float" office:value="150">
            <text:p>150</text:p>
          </table:table-cell>
          <table:table-cell office:value-type="float" office:value="617.5">
            <text:p>617,5</text:p>
          </table:table-cell>
          <table:table-cell office:value-type="float" office:value="489">
            <text:p>489</text:p>
          </table:table-cell>
          <table:table-cell office:value-type="float" office:value="423">
            <text:p>423</text:p>
          </table:table-cell>
          <table:table-cell office:value-type="float" office:value="427.5">
            <text:p>427,5</text:p>
          </table:table-cell>
          <table:table-cell office:value-type="float" office:value="432">
            <text:p>432</text:p>
          </table:table-cell>
          <table:table-cell office:value-type="float" office:value="4.5">
            <text:p>4,5</text:p>
          </table:table-cell>
          <table:table-cell office:value-type="float" office:value="376.5">
            <text:p>376,5</text:p>
          </table:table-cell>
          <table:table-cell office:value-type="float" office:value="367">
            <text:p>367</text:p>
          </table:table-cell>
          <table:table-cell office:value-type="float" office:value="9.5">
            <text:p>9,5</text:p>
          </table:table-cell>
          <table:table-cell office:value-type="float" office:value="217">
            <text:p>217</text:p>
          </table:table-cell>
          <table:table-cell office:value-type="float" office:value="459">
            <text:p>459</text:p>
          </table:table-cell>
          <table:table-cell office:value-type="float" office:value="449">
            <text:p>449</text:p>
          </table:table-cell>
          <table:table-cell office:value-type="float" office:value="454">
            <text:p>454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office:value-type="float" office:value="0.554557701">
            <text:p>0,554557701</text:p>
          </table:table-cell>
          <table:table-cell office:value-type="float" office:value="1.262781186">
            <text:p>1,262781186</text:p>
          </table:table-cell>
          <table:table-cell office:value-type="float" office:value="0.975806452">
            <text:p>0,975806452</text:p>
          </table:table-cell>
          <table:table-cell office:value-type="float" office:value="0.085765604">
            <text:p>0,085765604</text:p>
          </table:table-cell>
          <table:table-cell office:value-type="float" office:value="0.3">
            <text:p>0,3</text:p>
          </table:table-cell>
          <table:table-cell office:value-type="float" office:value="0.040413112">
            <text:p>0,040413112</text:p>
          </table:table-cell>
          <table:table-cell office:value-type="float" office:value="0.379883251">
            <text:p>0,379883251</text:p>
          </table:table-cell>
          <table:table-cell office:value-type="float" office:value="0.333857207">
            <text:p>0,333857207</text:p>
          </table:table-cell>
          <table:table-cell office:value-type="float" office:value="0.194881006">
            <text:p>0,194881006</text:p>
          </table:table-cell>
          <table:table-cell office:value-type="float" office:value="0.299057027">
            <text:p>0,299057027</text:p>
          </table:table-cell>
          <table:table-cell office:value-type="float" office:value="0.407723395">
            <text:p>0,407723395</text:p>
          </table:table-cell>
          <table:table-cell office:value-type="float" office:value="128.5">
            <text:p>128,5</text:p>
          </table:table-cell>
          <table:table-cell office:value-type="float" office:value="0.439155815">
            <text:p>0,439155815</text:p>
          </table:table-cell>
          <table:table-cell office:value-type="float" office:value="1.78595236">
            <text:p>1,78595236</text:p>
          </table:table-cell>
        </table:table-row>
        <table:table-row table:style-name="ro1">
          <table:table-cell office:value-type="string">
            <text:p>LM-232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float" office:value="31.6538461538462">
            <text:p>31,65384615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23076923">
            <text:p>0,92307692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461538">
            <text:p>0,038461538</text:p>
          </table:table-cell>
          <table:table-cell office:value-type="float" office:value="2.038461538">
            <text:p>2,038461538</text:p>
          </table:table-cell>
          <table:table-cell office:value-type="float" office:value="2.769230769">
            <text:p>2,769230769</text:p>
          </table:table-cell>
          <table:table-cell office:value-type="float" office:value="2.961538462">
            <text:p>2,961538462</text:p>
          </table:table-cell>
          <table:table-cell office:value-type="float" office:value="1.52">
            <text:p>1,52</text:p>
          </table:table-cell>
          <table:table-cell office:value-type="float" office:value="2.153846154">
            <text:p>2,153846154</text:p>
          </table:table-cell>
          <table:table-cell office:value-type="float" office:value="4">
            <text:p>4</text:p>
          </table:table-cell>
          <table:table-cell office:value-type="float" office:value="1.458333333">
            <text:p>1,458333333</text:p>
          </table:table-cell>
          <table:table-cell office:value-type="float" office:value="2.192307692">
            <text:p>2,192307692</text:p>
          </table:table-cell>
          <table:table-cell office:value-type="float" office:value="4.923076923">
            <text:p>4,923076923</text:p>
          </table:table-cell>
          <table:table-cell office:value-type="float" office:value="3.6">
            <text:p>3,6</text:p>
          </table:table-cell>
          <table:table-cell office:value-type="float" office:value="2.115384615">
            <text:p>2,115384615</text:p>
          </table:table-cell>
          <table:table-cell office:value-type="string">
            <text:p>.</text:p>
          </table:table-cell>
          <table:table-cell office:value-type="float" office:value="1.961538462">
            <text:p>1,961538462</text:p>
          </table:table-cell>
          <table:table-cell office:value-type="float" office:value="3">
            <text:p>3</text:p>
          </table:table-cell>
          <table:table-cell office:value-type="float" office:value="3.038461538">
            <text:p>3,038461538</text:p>
          </table:table-cell>
          <table:table-cell office:value-type="float" office:value="1.923076923">
            <text:p>1,923076923</text:p>
          </table:table-cell>
          <table:table-cell office:value-type="float" office:value="158.5">
            <text:p>158,5</text:p>
          </table:table-cell>
          <table:table-cell office:value-type="float" office:value="238">
            <text:p>238</text:p>
          </table:table-cell>
          <table:table-cell office:value-type="float" office:value="281">
            <text:p>281</text:p>
          </table:table-cell>
          <table:table-cell office:value-type="float" office:value="117.5">
            <text:p>117,5</text:p>
          </table:table-cell>
          <table:table-cell office:value-type="float" office:value="1043.5">
            <text:p>1043,5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152.5">
            <text:p>152,5</text:p>
          </table:table-cell>
          <table:table-cell office:value-type="float" office:value="157.5">
            <text:p>157,5</text:p>
          </table:table-cell>
          <table:table-cell office:value-type="float" office:value="155">
            <text:p>155</text:p>
          </table:table-cell>
          <table:table-cell office:value-type="float" office:value="599.5">
            <text:p>599,5</text:p>
          </table:table-cell>
          <table:table-cell office:value-type="float" office:value="471">
            <text:p>471</text:p>
          </table:table-cell>
          <table:table-cell office:value-type="float" office:value="315">
            <text:p>315</text:p>
          </table:table-cell>
          <table:table-cell office:value-type="float" office:value="389.5">
            <text:p>389,5</text:p>
          </table:table-cell>
          <table:table-cell office:value-type="float" office:value="379.5">
            <text:p>379,5</text:p>
          </table:table-cell>
          <table:table-cell office:value-type="float" office:value="10">
            <text:p>10</text:p>
          </table:table-cell>
          <table:table-cell office:value-type="float" office:value="393.5">
            <text:p>393,5</text:p>
          </table:table-cell>
          <table:table-cell office:value-type="float" office:value="385.5">
            <text:p>385,5</text:p>
          </table:table-cell>
          <table:table-cell office:value-type="float" office:value="8">
            <text:p>8</text:p>
          </table:table-cell>
          <table:table-cell office:value-type="float" office:value="164">
            <text:p>164</text:p>
          </table:table-cell>
          <table:table-cell office:value-type="float" office:value="373.5">
            <text:p>373,5</text:p>
          </table:table-cell>
          <table:table-cell office:value-type="float" office:value="429.5">
            <text:p>429,5</text:p>
          </table:table-cell>
          <table:table-cell office:value-type="float" office:value="401.5">
            <text:p>401,5</text:p>
          </table:table-cell>
          <table:table-cell office:value-type="float" office:value="309.5">
            <text:p>309,5</text:p>
          </table:table-cell>
          <table:table-cell office:value-type="float" office:value="299">
            <text:p>299</text:p>
          </table:table-cell>
          <table:table-cell office:value-type="float" office:value="0.574508864">
            <text:p>0,574508864</text:p>
          </table:table-cell>
          <table:table-cell office:value-type="float" office:value="1.272823779">
            <text:p>1,272823779</text:p>
          </table:table-cell>
          <table:table-cell office:value-type="float" office:value="0.846975089">
            <text:p>0,846975089</text:p>
          </table:table-cell>
          <table:table-cell office:value-type="float" office:value="0.112601821">
            <text:p>0,112601821</text:p>
          </table:table-cell>
          <table:table-cell office:value-type="float" office:value="0.380645161">
            <text:p>0,380645161</text:p>
          </table:table-cell>
          <table:table-cell office:value-type="float" office:value="0.056540489">
            <text:p>0,056540489</text:p>
          </table:table-cell>
          <table:table-cell office:value-type="float" office:value="0.301868711">
            <text:p>0,301868711</text:p>
          </table:table-cell>
          <table:table-cell office:value-type="float" office:value="0.373263057">
            <text:p>0,373263057</text:p>
          </table:table-cell>
          <table:table-cell office:value-type="float" office:value="0.157163392">
            <text:p>0,157163392</text:p>
          </table:table-cell>
          <table:table-cell office:value-type="float" office:value="0.291566842">
            <text:p>0,291566842</text:p>
          </table:table-cell>
          <table:table-cell office:value-type="float" office:value="0.384762817">
            <text:p>0,384762817</text:p>
          </table:table-cell>
          <table:table-cell office:value-type="float" office:value="128.5">
            <text:p>128,5</text:p>
          </table:table-cell>
          <table:table-cell office:value-type="float" office:value="0.451365597">
            <text:p>0,451365597</text:p>
          </table:table-cell>
          <table:table-cell office:value-type="float" office:value="1.808202986">
            <text:p>1,808202986</text:p>
          </table:table-cell>
        </table:table-row>
        <table:table-row table:style-name="ro1">
          <table:table-cell office:value-type="string">
            <text:p>LM-249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float" office:value="21.7916666666667">
            <text:p>21,791666666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1666667">
            <text:p>0,041666667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208333333">
            <text:p>0,208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1.708333333">
            <text:p>1,708333333</text:p>
          </table:table-cell>
          <table:table-cell office:value-type="float" office:value="1.625">
            <text:p>1,625</text:p>
          </table:table-cell>
          <table:table-cell office:value-type="float" office:value="2.333333333">
            <text:p>2,333333333</text:p>
          </table:table-cell>
          <table:table-cell office:value-type="float" office:value="3.434782609">
            <text:p>3,434782609</text:p>
          </table:table-cell>
          <table:table-cell office:value-type="float" office:value="1.791666667">
            <text:p>1,791666667</text:p>
          </table:table-cell>
          <table:table-cell office:value-type="float" office:value="2.590909091">
            <text:p>2,590909091</text:p>
          </table:table-cell>
          <table:table-cell office:value-type="float" office:value="2.333333333">
            <text:p>2,333333333</text:p>
          </table:table-cell>
          <table:table-cell office:value-type="float" office:value="3.041666667">
            <text:p>3,041666667</text:p>
          </table:table-cell>
          <table:table-cell office:value-type="float" office:value="4.125">
            <text:p>4,125</text:p>
          </table:table-cell>
          <table:table-cell office:value-type="float" office:value="3.177777778">
            <text:p>3,177777778</text:p>
          </table:table-cell>
          <table:table-cell office:value-type="float" office:value="1.791666667">
            <text:p>1,791666667</text:p>
          </table:table-cell>
          <table:table-cell office:value-type="string">
            <text:p>.</text:p>
          </table:table-cell>
          <table:table-cell office:value-type="float" office:value="1.625">
            <text:p>1,625</text:p>
          </table:table-cell>
          <table:table-cell office:value-type="float" office:value="1.916666667">
            <text:p>1,916666667</text:p>
          </table:table-cell>
          <table:table-cell office:value-type="float" office:value="3.458333333">
            <text:p>3,458333333</text:p>
          </table:table-cell>
          <table:table-cell office:value-type="float" office:value="2.666666667">
            <text:p>2,666666667</text:p>
          </table:table-cell>
          <table:table-cell office:value-type="float" office:value="168">
            <text:p>168</text:p>
          </table:table-cell>
          <table:table-cell office:value-type="float" office:value="237.5">
            <text:p>237,5</text:p>
          </table:table-cell>
          <table:table-cell office:value-type="float" office:value="247">
            <text:p>247</text:p>
          </table:table-cell>
          <table:table-cell office:value-type="float" office:value="105.5">
            <text:p>105,5</text:p>
          </table:table-cell>
          <table:table-cell office:value-type="float" office:value="1125">
            <text:p>1125</text:p>
          </table:table-cell>
          <table:table-cell office:value-type="float" office:value="53">
            <text:p>53</text:p>
          </table:table-cell>
          <table:table-cell office:value-type="float" office:value="46.5">
            <text:p>46,5</text:p>
          </table:table-cell>
          <table:table-cell office:value-type="float" office:value="49.75">
            <text:p>49,75</text:p>
          </table:table-cell>
          <table:table-cell office:value-type="float" office:value="168.5">
            <text:p>168,5</text:p>
          </table:table-cell>
          <table:table-cell office:value-type="float" office:value="166">
            <text:p>166</text:p>
          </table:table-cell>
          <table:table-cell office:value-type="float" office:value="167.25">
            <text:p>167,25</text:p>
          </table:table-cell>
          <table:table-cell office:value-type="float" office:value="650.5">
            <text:p>650,5</text:p>
          </table:table-cell>
          <table:table-cell office:value-type="float" office:value="519.5">
            <text:p>519,5</text:p>
          </table:table-cell>
          <table:table-cell office:value-type="float" office:value="404.5">
            <text:p>404,5</text:p>
          </table:table-cell>
          <table:table-cell office:value-type="float" office:value="405">
            <text:p>405</text:p>
          </table:table-cell>
          <table:table-cell office:value-type="float" office:value="409.5">
            <text:p>409,5</text:p>
          </table:table-cell>
          <table:table-cell office:value-type="float" office:value="4.5">
            <text:p>4,5</text:p>
          </table:table-cell>
          <table:table-cell office:value-type="float" office:value="364.5">
            <text:p>364,5</text:p>
          </table:table-cell>
          <table:table-cell office:value-type="float" office:value="356.5">
            <text:p>356,5</text:p>
          </table:table-cell>
          <table:table-cell office:value-type="float" office:value="8">
            <text:p>8</text:p>
          </table:table-cell>
          <table:table-cell office:value-type="float" office:value="259.5">
            <text:p>259,5</text:p>
          </table:table-cell>
          <table:table-cell office:value-type="float" office:value="456.5">
            <text:p>456,5</text:p>
          </table:table-cell>
          <table:table-cell office:value-type="float" office:value="469.5">
            <text:p>469,5</text:p>
          </table:table-cell>
          <table:table-cell office:value-type="float" office:value="463">
            <text:p>463</text:p>
          </table:table-cell>
          <table:table-cell office:value-type="float" office:value="332.5">
            <text:p>332,5</text:p>
          </table:table-cell>
          <table:table-cell office:value-type="float" office:value="333.5">
            <text:p>333,5</text:p>
          </table:table-cell>
          <table:table-cell office:value-type="float" office:value="0.578222222">
            <text:p>0,578222222</text:p>
          </table:table-cell>
          <table:table-cell office:value-type="float" office:value="1.252165544">
            <text:p>1,252165544</text:p>
          </table:table-cell>
          <table:table-cell office:value-type="float" office:value="0.961538462">
            <text:p>0,961538462</text:p>
          </table:table-cell>
          <table:table-cell office:value-type="float" office:value="0.093777778">
            <text:p>0,093777778</text:p>
          </table:table-cell>
          <table:table-cell office:value-type="float" office:value="0.297458894">
            <text:p>0,297458894</text:p>
          </table:table-cell>
          <table:table-cell office:value-type="float" office:value="0.044222222">
            <text:p>0,044222222</text:p>
          </table:table-cell>
          <table:table-cell office:value-type="float" office:value="0.359555556">
            <text:p>0,359555556</text:p>
          </table:table-cell>
          <table:table-cell office:value-type="float" office:value="0.320444444">
            <text:p>0,320444444</text:p>
          </table:table-cell>
          <table:table-cell office:value-type="float" office:value="0.230666667">
            <text:p>0,230666667</text:p>
          </table:table-cell>
          <table:table-cell office:value-type="float" office:value="0.296">
            <text:p>0,296</text:p>
          </table:table-cell>
          <table:table-cell office:value-type="float" office:value="0.411555556">
            <text:p>0,411555556</text:p>
          </table:table-cell>
          <table:table-cell office:value-type="float" office:value="131">
            <text:p>131</text:p>
          </table:table-cell>
          <table:table-cell office:value-type="float" office:value="0.461777778">
            <text:p>0,461777778</text:p>
          </table:table-cell>
          <table:table-cell office:value-type="float" office:value="2.004670719">
            <text:p>2,004670719</text:p>
          </table:table-cell>
        </table:table-row>
        <table:table-row table:style-name="ro1">
          <table:table-cell office:value-type="string">
            <text:p>WF-002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float" office:value="30.1595744680851">
            <text:p>30,1595744681</text:p>
          </table:table-cell>
          <table:table-cell office:value-type="float" office:value="94">
            <text:p>94</text:p>
          </table:table-cell>
          <table:table-cell office:value-type="float" office:value="0.968085106">
            <text:p>0,968085106</text:p>
          </table:table-cell>
          <table:table-cell office:value-type="float" office:value="0.031914894">
            <text:p>0,0319148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638298">
            <text:p>0,010638298</text:p>
          </table:table-cell>
          <table:table-cell office:value-type="float" office:value="0.989361702">
            <text:p>0,989361702</text:p>
          </table:table-cell>
          <table:table-cell office:value-type="float" office:value="2.258064516">
            <text:p>2,258064516</text:p>
          </table:table-cell>
          <table:table-cell office:value-type="float" office:value="2.76344086">
            <text:p>2,76344086</text:p>
          </table:table-cell>
          <table:table-cell office:value-type="float" office:value="1.612903226">
            <text:p>1,612903226</text:p>
          </table:table-cell>
          <table:table-cell office:value-type="float" office:value="2.344086022">
            <text:p>2,344086022</text:p>
          </table:table-cell>
          <table:table-cell office:value-type="float" office:value="2.741935484">
            <text:p>2,741935484</text:p>
          </table:table-cell>
          <table:table-cell office:value-type="float" office:value="2.346153846">
            <text:p>2,346153846</text:p>
          </table:table-cell>
          <table:table-cell office:value-type="float" office:value="3.032258065">
            <text:p>3,032258065</text:p>
          </table:table-cell>
          <table:table-cell office:value-type="float" office:value="1.698924731">
            <text:p>1,698924731</text:p>
          </table:table-cell>
          <table:table-cell office:value-type="float" office:value="3.301075269">
            <text:p>3,301075269</text:p>
          </table:table-cell>
          <table:table-cell office:value-type="float" office:value="3.522727273">
            <text:p>3,522727273</text:p>
          </table:table-cell>
          <table:table-cell office:value-type="float" office:value="3.677419355">
            <text:p>3,677419355</text:p>
          </table:table-cell>
          <table:table-cell office:value-type="float" office:value="3.15384615384615">
            <text:p>3,1538461538</text:p>
          </table:table-cell>
          <table:table-cell office:value-type="float" office:value="1.591397849">
            <text:p>1,591397849</text:p>
          </table:table-cell>
          <table:table-cell office:value-type="float" office:value="2.23655914">
            <text:p>2,23655914</text:p>
          </table:table-cell>
          <table:table-cell office:value-type="float" office:value="3.172043011">
            <text:p>3,172043011</text:p>
          </table:table-cell>
          <table:table-cell office:value-type="float" office:value="2.849462366">
            <text:p>2,849462366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  <table:table-cell office:value-type="float" office:value="984">
            <text:p>984</text:p>
          </table:table-cell>
          <table:table-cell office:value-type="float" office:value="51">
            <text:p>51</text:p>
          </table:table-cell>
          <table:table-cell office:value-type="float" office:value="50.5">
            <text:p>50,5</text:p>
          </table:table-cell>
          <table:table-cell office:value-type="float" office:value="50.75">
            <text:p>50,75</text:p>
          </table:table-cell>
          <table:table-cell office:value-type="float" office:value="156.5">
            <text:p>156,5</text:p>
          </table:table-cell>
          <table:table-cell office:value-type="float" office:value="152.5">
            <text:p>152,5</text:p>
          </table:table-cell>
          <table:table-cell office:value-type="float" office:value="154.5">
            <text:p>154,5</text:p>
          </table:table-cell>
          <table:table-cell office:value-type="float" office:value="698">
            <text:p>698</text:p>
          </table:table-cell>
          <table:table-cell office:value-type="float" office:value="624">
            <text:p>624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3.5">
            <text:p>373,5</text:p>
          </table:table-cell>
          <table:table-cell office:value-type="float" office:value="0.5">
            <text:p>0,5</text:p>
          </table:table-cell>
          <table:table-cell office:value-type="float" office:value="305.5">
            <text:p>305,5</text:p>
          </table:table-cell>
          <table:table-cell office:value-type="float" office:value="312">
            <text:p>312</text:p>
          </table:table-cell>
          <table:table-cell office:value-type="float" office:value="6.5">
            <text:p>6,5</text:p>
          </table:table-cell>
          <table:table-cell office:value-type="float" office:value="211.5">
            <text:p>211,5</text:p>
          </table:table-cell>
          <table:table-cell office:value-type="float" office:value="436">
            <text:p>436</text:p>
          </table:table-cell>
          <table:table-cell office:value-type="float" office:value="418.5">
            <text:p>418,5</text:p>
          </table:table-cell>
          <table:table-cell office:value-type="float" office:value="427.25">
            <text:p>427,25</text:p>
          </table:table-cell>
          <table:table-cell office:value-type="float" office:value="288">
            <text:p>288</text:p>
          </table:table-cell>
          <table:table-cell office:value-type="float" office:value="273.5">
            <text:p>273,5</text:p>
          </table:table-cell>
          <table:table-cell office:value-type="float" office:value="0.709349593">
            <text:p>0,709349593</text:p>
          </table:table-cell>
          <table:table-cell office:value-type="float" office:value="1.118589744">
            <text:p>1,118589744</text:p>
          </table:table-cell>
          <table:table-cell office:value-type="float" office:value="0.853658537">
            <text:p>0,853658537</text:p>
          </table:table-cell>
          <table:table-cell office:value-type="float" office:value="0.075203252">
            <text:p>0,075203252</text:p>
          </table:table-cell>
          <table:table-cell office:value-type="float" office:value="0.328478964">
            <text:p>0,328478964</text:p>
          </table:table-cell>
          <table:table-cell office:value-type="float" office:value="0.051575203">
            <text:p>0,051575203</text:p>
          </table:table-cell>
          <table:table-cell office:value-type="float" office:value="0.379065041">
            <text:p>0,379065041</text:p>
          </table:table-cell>
          <table:table-cell office:value-type="float" office:value="0.313770325">
            <text:p>0,313770325</text:p>
          </table:table-cell>
          <table:table-cell office:value-type="float" office:value="0.214939024">
            <text:p>0,214939024</text:p>
          </table:table-cell>
          <table:table-cell office:value-type="float" office:value="0.285315041">
            <text:p>0,285315041</text:p>
          </table:table-cell>
          <table:table-cell office:value-type="float" office:value="0.434197154">
            <text:p>0,434197154</text:p>
          </table:table-cell>
          <table:table-cell office:value-type="float" office:value="0.075203252">
            <text:p>0,075203252</text:p>
          </table:table-cell>
          <table:table-cell office:value-type="float" office:value="0.634146341">
            <text:p>0,634146341</text:p>
          </table:table-cell>
          <table:table-cell office:value-type="float" office:value="2.23">
            <text:p>2,23</text:p>
          </table:table-cell>
        </table:table-row>
        <table:table-row table:style-name="ro1">
          <table:table-cell office:value-type="string">
            <text:p>WF-019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float" office:value="28.3478260869565">
            <text:p>28,347826087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010869565">
            <text:p>0,010869565</text:p>
          </table:table-cell>
          <table:table-cell office:value-type="float" office:value="0.72826087">
            <text:p>0,72826087</text:p>
          </table:table-cell>
          <table:table-cell office:value-type="float" office:value="2.255555556">
            <text:p>2,255555556</text:p>
          </table:table-cell>
          <table:table-cell office:value-type="float" office:value="4.222222222">
            <text:p>4,222222222</text:p>
          </table:table-cell>
          <table:table-cell office:value-type="float" office:value="2.933333333">
            <text:p>2,933333333</text:p>
          </table:table-cell>
          <table:table-cell office:value-type="float" office:value="2.011111111">
            <text:p>2,011111111</text:p>
          </table:table-cell>
          <table:table-cell office:value-type="float" office:value="3.488888889">
            <text:p>3,488888889</text:p>
          </table:table-cell>
          <table:table-cell office:value-type="float" office:value="3.72">
            <text:p>3,72</text:p>
          </table:table-cell>
          <table:table-cell office:value-type="float" office:value="3.977777778">
            <text:p>3,977777778</text:p>
          </table:table-cell>
          <table:table-cell office:value-type="float" office:value="1.733333333">
            <text:p>1,733333333</text:p>
          </table:table-cell>
          <table:table-cell office:value-type="float" office:value="2.811111111">
            <text:p>2,811111111</text:p>
          </table:table-cell>
          <table:table-cell office:value-type="float" office:value="2.357142857">
            <text:p>2,357142857</text:p>
          </table:table-cell>
          <table:table-cell office:value-type="float" office:value="3.1">
            <text:p>3,1</text:p>
          </table:table-cell>
          <table:table-cell office:value-type="float" office:value="3.26923076923077">
            <text:p>3,2692307692</text:p>
          </table:table-cell>
          <table:table-cell office:value-type="float" office:value="1.666666667">
            <text:p>1,666666667</text:p>
          </table:table-cell>
          <table:table-cell office:value-type="float" office:value="3.344444444">
            <text:p>3,344444444</text:p>
          </table:table-cell>
          <table:table-cell office:value-type="float" office:value="3.112359551">
            <text:p>3,112359551</text:p>
          </table:table-cell>
          <table:table-cell office:value-type="float" office:value="2.606741573">
            <text:p>2,606741573</text:p>
          </table:table-cell>
          <table:table-cell office:value-type="float" office:value="161">
            <text:p>161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96">
            <text:p>96</text:p>
          </table:table-cell>
          <table:table-cell office:value-type="float" office:value="1122">
            <text:p>1122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8.5">
            <text:p>58,5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60.5">
            <text:p>160,5</text:p>
          </table:table-cell>
          <table:table-cell office:value-type="float" office:value="694">
            <text:p>694</text:p>
          </table:table-cell>
          <table:table-cell office:value-type="float" office:value="630.5">
            <text:p>630,5</text:p>
          </table:table-cell>
          <table:table-cell office:value-type="float" office:value="422.5">
            <text:p>422,5</text:p>
          </table:table-cell>
          <table:table-cell office:value-type="float" office:value="419">
            <text:p>419</text:p>
          </table:table-cell>
          <table:table-cell office:value-type="float" office:value="417.5">
            <text:p>417,5</text:p>
          </table:table-cell>
          <table:table-cell office:value-type="float" office:value="1.5">
            <text:p>1,5</text:p>
          </table:table-cell>
          <table:table-cell office:value-type="float" office:value="363">
            <text:p>363</text:p>
          </table:table-cell>
          <table:table-cell office:value-type="float" office:value="359">
            <text:p>359</text:p>
          </table:table-cell>
          <table:table-cell office:value-type="float" office:value="4">
            <text:p>4</text:p>
          </table:table-cell>
          <table:table-cell office:value-type="float" office:value="243.5">
            <text:p>243,5</text:p>
          </table:table-cell>
          <table:table-cell office:value-type="float" office:value="483.5">
            <text:p>483,5</text:p>
          </table:table-cell>
          <table:table-cell office:value-type="float" office:value="468">
            <text:p>468</text:p>
          </table:table-cell>
          <table:table-cell office:value-type="float" office:value="475.75">
            <text:p>475,75</text:p>
          </table:table-cell>
          <table:table-cell office:value-type="float" office:value="313.5">
            <text:p>313,5</text:p>
          </table:table-cell>
          <table:table-cell office:value-type="float" office:value="316.5">
            <text:p>316,5</text:p>
          </table:table-cell>
          <table:table-cell office:value-type="float" office:value="0.618538324">
            <text:p>0,618538324</text:p>
          </table:table-cell>
          <table:table-cell office:value-type="float" office:value="1.100713719">
            <text:p>1,100713719</text:p>
          </table:table-cell>
          <table:table-cell office:value-type="float" office:value="0.901785714">
            <text:p>0,901785714</text:p>
          </table:table-cell>
          <table:table-cell office:value-type="float" office:value="0.085561497">
            <text:p>0,085561497</text:p>
          </table:table-cell>
          <table:table-cell office:value-type="float" office:value="0.364485981">
            <text:p>0,364485981</text:p>
          </table:table-cell>
          <table:table-cell office:value-type="float" office:value="0.052139037">
            <text:p>0,052139037</text:p>
          </table:table-cell>
          <table:table-cell office:value-type="float" office:value="0.376559715">
            <text:p>0,376559715</text:p>
          </table:table-cell>
          <table:table-cell office:value-type="float" office:value="0.321746881">
            <text:p>0,321746881</text:p>
          </table:table-cell>
          <table:table-cell office:value-type="float" office:value="0.217023173">
            <text:p>0,217023173</text:p>
          </table:table-cell>
          <table:table-cell office:value-type="float" office:value="0.280748663">
            <text:p>0,280748663</text:p>
          </table:table-cell>
          <table:table-cell office:value-type="float" office:value="0.424019608">
            <text:p>0,424019608</text:p>
          </table:table-cell>
          <table:table-cell office:value-type="float" office:value="0.056595365">
            <text:p>0,056595365</text:p>
          </table:table-cell>
          <table:table-cell office:value-type="float" office:value="0.561942959">
            <text:p>0,561942959</text:p>
          </table:table-cell>
          <table:table-cell office:value-type="float" office:value="1.89">
            <text:p>1,89</text:p>
          </table:table-cell>
        </table:table-row>
        <table:table-row table:style-name="ro1">
          <table:table-cell office:value-type="string">
            <text:p>WF-201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.909090909">
            <text:p>0,909090909</text:p>
          </table:table-cell>
          <table:table-cell office:value-type="float" office:value="0.090909091">
            <text:p>0,090909091</text:p>
          </table:table-cell>
          <table:table-cell office:value-type="float" office:value="0.045454545">
            <text:p>0,045454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045454545">
            <text:p>0,045454545</text:p>
          </table:table-cell>
          <table:table-cell office:value-type="float" office:value="0">
            <text:p>0</text:p>
          </table:table-cell>
          <table:table-cell office:value-type="float" office:value="0.863636364">
            <text:p>0,863636364</text:p>
          </table:table-cell>
          <table:table-cell office:value-type="float" office:value="1.772727273">
            <text:p>1,772727273</text:p>
          </table:table-cell>
          <table:table-cell office:value-type="float" office:value="3.636363636">
            <text:p>3,636363636</text:p>
          </table:table-cell>
          <table:table-cell office:value-type="float" office:value="3.818181818">
            <text:p>3,818181818</text:p>
          </table:table-cell>
          <table:table-cell office:value-type="float" office:value="1.681818182">
            <text:p>1,681818182</text:p>
          </table:table-cell>
          <table:table-cell office:value-type="float" office:value="3">
            <text:p>3</text:p>
          </table:table-cell>
          <table:table-cell office:value-type="float" office:value="4.19047619">
            <text:p>4,19047619</text:p>
          </table:table-cell>
          <table:table-cell office:value-type="float" office:value="4.545454545">
            <text:p>4,545454545</text:p>
          </table:table-cell>
          <table:table-cell office:value-type="float" office:value="1.772727273">
            <text:p>1,772727273</text:p>
          </table:table-cell>
          <table:table-cell office:value-type="float" office:value="2.545454545">
            <text:p>2,545454545</text:p>
          </table:table-cell>
          <table:table-cell office:value-type="float" office:value="2.863636364">
            <text:p>2,863636364</text:p>
          </table:table-cell>
          <table:table-cell office:value-type="float" office:value="2.318181818">
            <text:p>2,318181818</text:p>
          </table:table-cell>
          <table:table-cell office:value-type="string">
            <text:p>.</text:p>
          </table:table-cell>
          <table:table-cell office:value-type="float" office:value="1.428571429">
            <text:p>1,428571429</text:p>
          </table:table-cell>
          <table:table-cell table:number-columns-repeated="2" office:value-type="float" office:value="3.090909091">
            <text:p>3,090909091</text:p>
          </table:table-cell>
          <table:table-cell office:value-type="float" office:value="2.619047619">
            <text:p>2,619047619</text:p>
          </table:table-cell>
          <table:table-cell office:value-type="float" office:value="169">
            <text:p>169</text:p>
          </table:table-cell>
          <table:table-cell office:value-type="float" office:value="237">
            <text:p>237</text:p>
          </table:table-cell>
          <table:table-cell office:value-type="float" office:value="288">
            <text:p>288</text:p>
          </table:table-cell>
          <table:table-cell office:value-type="float" office:value="119">
            <text:p>119</text:p>
          </table:table-cell>
          <table:table-cell office:value-type="float" office:value="1229">
            <text:p>1229</text:p>
          </table:table-cell>
          <table:table-cell office:value-type="float" office:value="67.5">
            <text:p>67,5</text:p>
          </table:table-cell>
          <table:table-cell office:value-type="float" office:value="66">
            <text:p>66</text:p>
          </table:table-cell>
          <table:table-cell office:value-type="float" office:value="66.75">
            <text:p>66,75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office:value-type="float" office:value="170.5">
            <text:p>170,5</text:p>
          </table:table-cell>
          <table:table-cell office:value-type="float" office:value="631">
            <text:p>631</text:p>
          </table:table-cell>
          <table:table-cell office:value-type="float" office:value="495">
            <text:p>495</text:p>
          </table:table-cell>
          <table:table-cell office:value-type="float" office:value="488.5">
            <text:p>488,5</text:p>
          </table:table-cell>
          <table:table-cell office:value-type="float" office:value="486.5">
            <text:p>486,5</text:p>
          </table:table-cell>
          <table:table-cell office:value-type="float" office:value="497">
            <text:p>497</text:p>
          </table:table-cell>
          <table:table-cell office:value-type="float" office:value="10.5">
            <text:p>10,5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461.5">
            <text:p>461,5</text:p>
          </table:table-cell>
          <table:table-cell office:value-type="float" office:value="480">
            <text:p>480</text:p>
          </table:table-cell>
          <table:table-cell office:value-type="float" office:value="470.75">
            <text:p>470,75</text:p>
          </table:table-cell>
          <table:table-cell office:value-type="float" office:value="372">
            <text:p>372</text:p>
          </table:table-cell>
          <table:table-cell office:value-type="float" office:value="374">
            <text:p>374</text:p>
          </table:table-cell>
          <table:table-cell office:value-type="float" office:value="0.513425549">
            <text:p>0,513425549</text:p>
          </table:table-cell>
          <table:table-cell office:value-type="float" office:value="1.274747475">
            <text:p>1,274747475</text:p>
          </table:table-cell>
          <table:table-cell office:value-type="float" office:value="0.822916667">
            <text:p>0,822916667</text:p>
          </table:table-cell>
          <table:table-cell office:value-type="float" office:value="0.096826688">
            <text:p>0,096826688</text:p>
          </table:table-cell>
          <table:table-cell office:value-type="float" office:value="0.391495601">
            <text:p>0,391495601</text:p>
          </table:table-cell>
          <table:table-cell office:value-type="float" office:value="0.054312449">
            <text:p>0,054312449</text:p>
          </table:table-cell>
          <table:table-cell office:value-type="float" office:value="0.397477624">
            <text:p>0,397477624</text:p>
          </table:table-cell>
          <table:table-cell office:value-type="float" office:value="0.325061025">
            <text:p>0,325061025</text:p>
          </table:table-cell>
          <table:table-cell office:value-type="float" office:value="0.174125305">
            <text:p>0,174125305</text:p>
          </table:table-cell>
          <table:table-cell office:value-type="float" office:value="0.303498779">
            <text:p>0,303498779</text:p>
          </table:table-cell>
          <table:table-cell office:value-type="float" office:value="0.383034988">
            <text:p>0,383034988</text:p>
          </table:table-cell>
          <table:table-cell office:value-type="float" office:value="136">
            <text:p>136</text:p>
          </table:table-cell>
          <table:table-cell office:value-type="float" office:value="0.402766477">
            <text:p>0,402766477</text:p>
          </table:table-cell>
          <table:table-cell office:value-type="float" office:value="1.616161616">
            <text:p>1,616161616</text:p>
          </table:table-cell>
        </table:table-row>
        <table:table-row table:style-name="ro1">
          <table:table-cell office:value-type="string">
            <text:p>WF-204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float" office:value="25.3928571428571">
            <text:p>25,39285714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28571">
            <text:p>0,0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0.928571429">
            <text:p>0,928571429</text:p>
          </table:table-cell>
          <table:table-cell office:value-type="float" office:value="2.25">
            <text:p>2,25</text:p>
          </table:table-cell>
          <table:table-cell office:value-type="float" office:value="2.464285714">
            <text:p>2,464285714</text:p>
          </table:table-cell>
          <table:table-cell office:value-type="float" office:value="2.107142857">
            <text:p>2,107142857</text:p>
          </table:table-cell>
          <table:table-cell office:value-type="float" office:value="3.259259259">
            <text:p>3,259259259</text:p>
          </table:table-cell>
          <table:table-cell office:value-type="float" office:value="2.357142857">
            <text:p>2,357142857</text:p>
          </table:table-cell>
          <table:table-cell office:value-type="float" office:value="2.142857143">
            <text:p>2,142857143</text:p>
          </table:table-cell>
          <table:table-cell office:value-type="float" office:value="3.357142857">
            <text:p>3,357142857</text:p>
          </table:table-cell>
          <table:table-cell office:value-type="float" office:value="1.642857143">
            <text:p>1,642857143</text:p>
          </table:table-cell>
          <table:table-cell office:value-type="float" office:value="2.25">
            <text:p>2,25</text:p>
          </table:table-cell>
          <table:table-cell office:value-type="float" office:value="3.173913043">
            <text:p>3,173913043</text:p>
          </table:table-cell>
          <table:table-cell office:value-type="float" office:value="3.392857143">
            <text:p>3,392857143</text:p>
          </table:table-cell>
          <table:table-cell office:value-type="string">
            <text:p>.</text:p>
          </table:table-cell>
          <table:table-cell office:value-type="float" office:value="1.5">
            <text:p>1,5</text:p>
          </table:table-cell>
          <table:table-cell office:value-type="float" office:value="1.888888889">
            <text:p>1,888888889</text:p>
          </table:table-cell>
          <table:table-cell office:value-type="float" office:value="3.071428571">
            <text:p>3,071428571</text:p>
          </table:table-cell>
          <table:table-cell office:value-type="float" office:value="2.035714286">
            <text:p>2,035714286</text:p>
          </table:table-cell>
          <table:table-cell office:value-type="float" office:value="174.5">
            <text:p>174,5</text:p>
          </table:table-cell>
          <table:table-cell office:value-type="float" office:value="206.5">
            <text:p>206,5</text:p>
          </table:table-cell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1170.5">
            <text:p>1170,5</text:p>
          </table:table-cell>
          <table:table-cell office:value-type="float" office:value="57">
            <text:p>57</text:p>
          </table:table-cell>
          <table:table-cell office:value-type="float" office:value="54.5">
            <text:p>54,5</text:p>
          </table:table-cell>
          <table:table-cell office:value-type="float" office:value="55.75">
            <text:p>55,75</text:p>
          </table:table-cell>
          <table:table-cell table:number-columns-repeated="3" office:value-type="float" office:value="148">
            <text:p>148</text:p>
          </table:table-cell>
          <table:table-cell office:value-type="float" office:value="620.5">
            <text:p>620,5</text:p>
          </table:table-cell>
          <table:table-cell office:value-type="float" office:value="493.5">
            <text:p>493,5</text:p>
          </table:table-cell>
          <table:table-cell office:value-type="float" office:value="472.5">
            <text:p>472,5</text:p>
          </table:table-cell>
          <table:table-cell office:value-type="float" office:value="489.5">
            <text:p>489,5</text:p>
          </table:table-cell>
          <table:table-cell office:value-type="float" office:value="479.5">
            <text:p>479,5</text:p>
          </table:table-cell>
          <table:table-cell office:value-type="float" office:value="10">
            <text:p>10</text:p>
          </table:table-cell>
          <table:table-cell office:value-type="float" office:value="337.5">
            <text:p>337,5</text:p>
          </table:table-cell>
          <table:table-cell office:value-type="float" office:value="352">
            <text:p>352</text:p>
          </table:table-cell>
          <table:table-cell office:value-type="float" office:value="14.5">
            <text:p>14,5</text:p>
          </table:table-cell>
          <table:table-cell office:value-type="float" office:value="269">
            <text:p>269</text:p>
          </table:table-cell>
          <table:table-cell office:value-type="float" office:value="423.5">
            <text:p>423,5</text:p>
          </table:table-cell>
          <table:table-cell office:value-type="float" office:value="429">
            <text:p>429</text:p>
          </table:table-cell>
          <table:table-cell office:value-type="float" office:value="426.25">
            <text:p>426,25</text:p>
          </table:table-cell>
          <table:table-cell office:value-type="float" office:value="397.5">
            <text:p>397,5</text:p>
          </table:table-cell>
          <table:table-cell office:value-type="float" office:value="390">
            <text:p>390</text:p>
          </table:table-cell>
          <table:table-cell office:value-type="float" office:value="0.530115335">
            <text:p>0,530115335</text:p>
          </table:table-cell>
          <table:table-cell office:value-type="float" office:value="1.257345491">
            <text:p>1,257345491</text:p>
          </table:table-cell>
          <table:table-cell office:value-type="float" office:value="0.901746725">
            <text:p>0,901746725</text:p>
          </table:table-cell>
          <table:table-cell office:value-type="float" office:value="0.065783853">
            <text:p>0,065783853</text:p>
          </table:table-cell>
          <table:table-cell office:value-type="float" office:value="0.376689189">
            <text:p>0,376689189</text:p>
          </table:table-cell>
          <table:table-cell office:value-type="float" office:value="0.047629218">
            <text:p>0,047629218</text:p>
          </table:table-cell>
          <table:table-cell office:value-type="float" office:value="0.403673644">
            <text:p>0,403673644</text:p>
          </table:table-cell>
          <table:table-cell office:value-type="float" office:value="0.294532251">
            <text:p>0,294532251</text:p>
          </table:table-cell>
          <table:table-cell office:value-type="float" office:value="0.229816318">
            <text:p>0,229816318</text:p>
          </table:table-cell>
          <table:table-cell office:value-type="float" office:value="0.336394703">
            <text:p>0,336394703</text:p>
          </table:table-cell>
          <table:table-cell office:value-type="float" office:value="0.364160615">
            <text:p>0,364160615</text:p>
          </table:table-cell>
          <table:table-cell office:value-type="float" office:value="127">
            <text:p>127</text:p>
          </table:table-cell>
          <table:table-cell office:value-type="float" office:value="0.421614695">
            <text:p>0,421614695</text:p>
          </table:table-cell>
          <table:table-cell office:value-type="float" office:value="1.921238096">
            <text:p>1,921238096</text:p>
          </table:table-cell>
        </table:table-row>
        <table:table-row table:style-name="ro1">
          <table:table-cell office:value-type="string">
            <text:p>WF-213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float" office:value="25.6551724137931">
            <text:p>25,655172413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48275862">
            <text:p>1,448275862</text:p>
          </table:table-cell>
          <table:table-cell office:value-type="float" office:value="2.592592593">
            <text:p>2,592592593</text:p>
          </table:table-cell>
          <table:table-cell office:value-type="float" office:value="3.24137931">
            <text:p>3,24137931</text:p>
          </table:table-cell>
          <table:table-cell office:value-type="float" office:value="1.896551724">
            <text:p>1,896551724</text:p>
          </table:table-cell>
          <table:table-cell office:value-type="float" office:value="2.482758621">
            <text:p>2,482758621</text:p>
          </table:table-cell>
          <table:table-cell office:value-type="float" office:value="2.862068966">
            <text:p>2,862068966</text:p>
          </table:table-cell>
          <table:table-cell office:value-type="float" office:value="4.142857143">
            <text:p>4,142857143</text:p>
          </table:table-cell>
          <table:table-cell office:value-type="float" office:value="1.75862069">
            <text:p>1,75862069</text:p>
          </table:table-cell>
          <table:table-cell office:value-type="float" office:value="2.103448276">
            <text:p>2,103448276</text:p>
          </table:table-cell>
          <table:table-cell office:value-type="float" office:value="4.066666667">
            <text:p>4,066666667</text:p>
          </table:table-cell>
          <table:table-cell office:value-type="float" office:value="1.689655172">
            <text:p>1,689655172</text:p>
          </table:table-cell>
          <table:table-cell office:value-type="string">
            <text:p>.</text:p>
          </table:table-cell>
          <table:table-cell office:value-type="float" office:value="1.310344828">
            <text:p>1,310344828</text:p>
          </table:table-cell>
          <table:table-cell office:value-type="float" office:value="2.344827586">
            <text:p>2,344827586</text:p>
          </table:table-cell>
          <table:table-cell office:value-type="float" office:value="3">
            <text:p>3</text:p>
          </table:table-cell>
          <table:table-cell office:value-type="float" office:value="1.862068966">
            <text:p>1,862068966</text:p>
          </table:table-cell>
          <table:table-cell office:value-type="float" office:value="173">
            <text:p>173</text:p>
          </table:table-cell>
          <table:table-cell office:value-type="float" office:value="206.5">
            <text:p>206,5</text:p>
          </table:table-cell>
          <table:table-cell office:value-type="float" office:value="319">
            <text:p>319</text:p>
          </table:table-cell>
          <table:table-cell office:value-type="float" office:value="96">
            <text:p>96</text:p>
          </table:table-cell>
          <table:table-cell office:value-type="float" office:value="1180">
            <text:p>1180</text:p>
          </table:table-cell>
          <table:table-cell office:value-type="float" office:value="63">
            <text:p>63</text:p>
          </table:table-cell>
          <table:table-cell office:value-type="float" office:value="61.5">
            <text:p>61,5</text:p>
          </table:table-cell>
          <table:table-cell office:value-type="float" office:value="62.25">
            <text:p>62,25</text:p>
          </table:table-cell>
          <table:table-cell office:value-type="float" office:value="171.5">
            <text:p>171,5</text:p>
          </table:table-cell>
          <table:table-cell office:value-type="float" office:value="170">
            <text:p>170</text:p>
          </table:table-cell>
          <table:table-cell office:value-type="float" office:value="170.75">
            <text:p>170,75</text:p>
          </table:table-cell>
          <table:table-cell office:value-type="float" office:value="629">
            <text:p>629</text:p>
          </table:table-cell>
          <table:table-cell office:value-type="float" office:value="464.5">
            <text:p>464,5</text:p>
          </table:table-cell>
          <table:table-cell office:value-type="float" office:value="477">
            <text:p>477</text:p>
          </table:table-cell>
          <table:table-cell office:value-type="float" office:value="489.5">
            <text:p>489,5</text:p>
          </table:table-cell>
          <table:table-cell office:value-type="float" office:value="485.5">
            <text:p>485,5</text:p>
          </table:table-cell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office:value-type="float" office:value="399.5">
            <text:p>399,5</text:p>
          </table:table-cell>
          <table:table-cell office:value-type="float" office:value="13.5">
            <text:p>13,5</text:p>
          </table:table-cell>
          <table:table-cell office:value-type="float" office:value="216">
            <text:p>216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office:value-type="float" office:value="416">
            <text:p>416</text:p>
          </table:table-cell>
          <table:table-cell office:value-type="float" office:value="387.5">
            <text:p>387,5</text:p>
          </table:table-cell>
          <table:table-cell office:value-type="float" office:value="387">
            <text:p>387</text:p>
          </table:table-cell>
          <table:table-cell office:value-type="float" office:value="0.533050847">
            <text:p>0,533050847</text:p>
          </table:table-cell>
          <table:table-cell office:value-type="float" office:value="1.354144241">
            <text:p>1,354144241</text:p>
          </table:table-cell>
          <table:table-cell office:value-type="float" office:value="0.647335423">
            <text:p>0,647335423</text:p>
          </table:table-cell>
          <table:table-cell office:value-type="float" office:value="0.081355932">
            <text:p>0,081355932</text:p>
          </table:table-cell>
          <table:table-cell office:value-type="float" office:value="0.364568082">
            <text:p>0,364568082</text:p>
          </table:table-cell>
          <table:table-cell office:value-type="float" office:value="0.052754237">
            <text:p>0,052754237</text:p>
          </table:table-cell>
          <table:table-cell office:value-type="float" office:value="0.404237288">
            <text:p>0,404237288</text:p>
          </table:table-cell>
          <table:table-cell office:value-type="float" office:value="0.332838983">
            <text:p>0,332838983</text:p>
          </table:table-cell>
          <table:table-cell office:value-type="float" office:value="0.183050847">
            <text:p>0,183050847</text:p>
          </table:table-cell>
          <table:table-cell office:value-type="float" office:value="0.328177966">
            <text:p>0,328177966</text:p>
          </table:table-cell>
          <table:table-cell office:value-type="float" office:value="0.352542373">
            <text:p>0,352542373</text:p>
          </table:table-cell>
          <table:table-cell office:value-type="float" office:value="164.5">
            <text:p>164,5</text:p>
          </table:table-cell>
          <table:table-cell office:value-type="float" office:value="0.393644068">
            <text:p>0,393644068</text:p>
          </table:table-cell>
          <table:table-cell office:value-type="float" office:value="1.8026637">
            <text:p>1,8026637</text:p>
          </table:table-cell>
        </table:table-row>
        <table:table-row table:style-name="ro1">
          <table:table-cell office:value-type="string">
            <text:p>WM-016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float" office:value="30.3953488372093">
            <text:p>30,3953488372</text:p>
          </table:table-cell>
          <table:table-cell office:value-type="float" office:value="86">
            <text:p>86</text:p>
          </table:table-cell>
          <table:table-cell office:value-type="float" office:value="0.011627907">
            <text:p>0,011627907</text:p>
          </table:table-cell>
          <table:table-cell office:value-type="float" office:value="0.988372093">
            <text:p>0,9883720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883721">
            <text:p>0,034883721</text:p>
          </table:table-cell>
          <table:table-cell table:number-columns-repeated="2" office:value-type="float" office:value="0">
            <text:p>0</text:p>
          </table:table-cell>
          <table:table-cell office:value-type="float" office:value="0.965116279">
            <text:p>0,965116279</text:p>
          </table:table-cell>
          <table:table-cell office:value-type="float" office:value="2.104651163">
            <text:p>2,104651163</text:p>
          </table:table-cell>
          <table:table-cell office:value-type="float" office:value="3.174418605">
            <text:p>3,174418605</text:p>
          </table:table-cell>
          <table:table-cell office:value-type="float" office:value="3.255813953">
            <text:p>3,255813953</text:p>
          </table:table-cell>
          <table:table-cell office:value-type="float" office:value="1.848837209">
            <text:p>1,848837209</text:p>
          </table:table-cell>
          <table:table-cell office:value-type="float" office:value="2.523255814">
            <text:p>2,523255814</text:p>
          </table:table-cell>
          <table:table-cell office:value-type="float" office:value="4.125">
            <text:p>4,125</text:p>
          </table:table-cell>
          <table:table-cell office:value-type="float" office:value="1.406976744">
            <text:p>1,406976744</text:p>
          </table:table-cell>
          <table:table-cell office:value-type="float" office:value="2.11627907">
            <text:p>2,11627907</text:p>
          </table:table-cell>
          <table:table-cell office:value-type="float" office:value="5.209302326">
            <text:p>5,209302326</text:p>
          </table:table-cell>
          <table:table-cell office:value-type="float" office:value="4.01754386">
            <text:p>4,01754386</text:p>
          </table:table-cell>
          <table:table-cell office:value-type="float" office:value="2.61627907">
            <text:p>2,61627907</text:p>
          </table:table-cell>
          <table:table-cell office:value-type="float" office:value="4.5">
            <text:p>4,5</text:p>
          </table:table-cell>
          <table:table-cell office:value-type="float" office:value="1.61627907">
            <text:p>1,61627907</text:p>
          </table:table-cell>
          <table:table-cell office:value-type="float" office:value="3.058823529">
            <text:p>3,058823529</text:p>
          </table:table-cell>
          <table:table-cell office:value-type="float" office:value="3.081395349">
            <text:p>3,081395349</text:p>
          </table:table-cell>
          <table:table-cell office:value-type="float" office:value="1.953488372">
            <text:p>1,953488372</text:p>
          </table:table-cell>
          <table:table-cell office:value-type="float" office:value="144">
            <text:p>144</text:p>
          </table:table-cell>
          <table:table-cell office:value-type="float" office:value="217">
            <text:p>217</text:p>
          </table:table-cell>
          <table:table-cell office:value-type="float" office:value="252.5">
            <text:p>252,5</text:p>
          </table:table-cell>
          <table:table-cell office:value-type="float" office:value="100.5">
            <text:p>100,5</text:p>
          </table:table-cell>
          <table:table-cell office:value-type="float" office:value="1086.5">
            <text:p>1086,5</text:p>
          </table:table-cell>
          <table:table-cell office:value-type="float" office:value="53.5">
            <text:p>53,5</text:p>
          </table:table-cell>
          <table:table-cell office:value-type="float" office:value="56.5">
            <text:p>56,5</text:p>
          </table:table-cell>
          <table:table-cell office:value-type="float" office:value="55">
            <text:p>55</text:p>
          </table:table-cell>
          <table:table-cell office:value-type="float" office:value="155">
            <text:p>155</text:p>
          </table:table-cell>
          <table:table-cell office:value-type="float" office:value="159.5">
            <text:p>159,5</text:p>
          </table:table-cell>
          <table:table-cell office:value-type="float" office:value="157.25">
            <text:p>157,25</text:p>
          </table:table-cell>
          <table:table-cell office:value-type="float" office:value="698.5">
            <text:p>698,5</text:p>
          </table:table-cell>
          <table:table-cell office:value-type="float" office:value="641">
            <text:p>641</text:p>
          </table:table-cell>
          <table:table-cell office:value-type="float" office:value="354">
            <text:p>354</text:p>
          </table:table-cell>
          <table:table-cell office:value-type="float" office:value="387">
            <text:p>387</text:p>
          </table:table-cell>
          <table:table-cell office:value-type="float" office:value="379">
            <text:p>379</text:p>
          </table:table-cell>
          <table:table-cell office:value-type="float" office:value="8">
            <text:p>8</text:p>
          </table:table-cell>
          <table:table-cell office:value-type="float" office:value="359.5">
            <text:p>359,5</text:p>
          </table:table-cell>
          <table:table-cell office:value-type="float" office:value="365">
            <text:p>365</text:p>
          </table:table-cell>
          <table:table-cell office:value-type="float" office:value="5.5">
            <text:p>5,5</text:p>
          </table:table-cell>
          <table:table-cell office:value-type="float" office:value="240.5">
            <text:p>240,5</text:p>
          </table:table-cell>
          <table:table-cell office:value-type="float" office:value="486.5">
            <text:p>486,5</text:p>
          </table:table-cell>
          <table:table-cell office:value-type="float" office:value="487.5">
            <text:p>487,5</text:p>
          </table:table-cell>
          <table:table-cell office:value-type="float" office:value="487">
            <text:p>487</text:p>
          </table:table-cell>
          <table:table-cell office:value-type="float" office:value="360">
            <text:p>360</text:p>
          </table:table-cell>
          <table:table-cell office:value-type="float" office:value="329">
            <text:p>329</text:p>
          </table:table-cell>
          <table:table-cell office:value-type="float" office:value="0.642890014">
            <text:p>0,642890014</text:p>
          </table:table-cell>
          <table:table-cell office:value-type="float" office:value="1.089703588">
            <text:p>1,089703588</text:p>
          </table:table-cell>
          <table:table-cell office:value-type="float" office:value="0.859405941">
            <text:p>0,859405941</text:p>
          </table:table-cell>
          <table:table-cell office:value-type="float" office:value="0.09249885">
            <text:p>0,09249885</text:p>
          </table:table-cell>
          <table:table-cell office:value-type="float" office:value="0.349761526">
            <text:p>0,349761526</text:p>
          </table:table-cell>
          <table:table-cell office:value-type="float" office:value="0.050621261">
            <text:p>0,050621261</text:p>
          </table:table-cell>
          <table:table-cell office:value-type="float" office:value="0.325816843">
            <text:p>0,325816843</text:p>
          </table:table-cell>
          <table:table-cell office:value-type="float" office:value="0.333410032">
            <text:p>0,333410032</text:p>
          </table:table-cell>
          <table:table-cell office:value-type="float" office:value="0.221352968">
            <text:p>0,221352968</text:p>
          </table:table-cell>
          <table:table-cell office:value-type="float" office:value="0.317073171">
            <text:p>0,317073171</text:p>
          </table:table-cell>
          <table:table-cell office:value-type="float" office:value="0.448228256">
            <text:p>0,448228256</text:p>
          </table:table-cell>
          <table:table-cell office:value-type="float" office:value="0.052922227">
            <text:p>0,052922227</text:p>
          </table:table-cell>
          <table:table-cell office:value-type="float" office:value="0.589967786">
            <text:p>0,589967786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string">
            <text:p>WM-026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float" office:value="25.6860465116279">
            <text:p>25,68604651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1627907">
            <text:p>0,011627907</text:p>
          </table:table-cell>
          <table:table-cell office:value-type="float" office:value="0">
            <text:p>0</text:p>
          </table:table-cell>
          <table:table-cell office:value-type="float" office:value="0.976744186">
            <text:p>0,976744186</text:p>
          </table:table-cell>
          <table:table-cell office:value-type="float" office:value="2.011627907">
            <text:p>2,011627907</text:p>
          </table:table-cell>
          <table:table-cell office:value-type="float" office:value="2.372093023">
            <text:p>2,372093023</text:p>
          </table:table-cell>
          <table:table-cell office:value-type="float" office:value="3.093023256">
            <text:p>3,093023256</text:p>
          </table:table-cell>
          <table:table-cell office:value-type="float" office:value="2.209302326">
            <text:p>2,209302326</text:p>
          </table:table-cell>
          <table:table-cell office:value-type="float" office:value="2.11627907">
            <text:p>2,11627907</text:p>
          </table:table-cell>
          <table:table-cell office:value-type="float" office:value="3.230769231">
            <text:p>3,230769231</text:p>
          </table:table-cell>
          <table:table-cell office:value-type="float" office:value="2.406976744">
            <text:p>2,406976744</text:p>
          </table:table-cell>
          <table:table-cell office:value-type="float" office:value="2.534883721">
            <text:p>2,534883721</text:p>
          </table:table-cell>
          <table:table-cell office:value-type="float" office:value="4.162790698">
            <text:p>4,162790698</text:p>
          </table:table-cell>
          <table:table-cell office:value-type="float" office:value="4.0625">
            <text:p>4,0625</text:p>
          </table:table-cell>
          <table:table-cell office:value-type="float" office:value="2.569767442">
            <text:p>2,569767442</text:p>
          </table:table-cell>
          <table:table-cell office:value-type="float" office:value="3.88461538461538">
            <text:p>3,8846153846</text:p>
          </table:table-cell>
          <table:table-cell office:value-type="float" office:value="1.918604651">
            <text:p>1,918604651</text:p>
          </table:table-cell>
          <table:table-cell office:value-type="float" office:value="2.523255814">
            <text:p>2,523255814</text:p>
          </table:table-cell>
          <table:table-cell office:value-type="float" office:value="3.174418605">
            <text:p>3,174418605</text:p>
          </table:table-cell>
          <table:table-cell office:value-type="float" office:value="3.26744186">
            <text:p>3,26744186</text:p>
          </table:table-cell>
          <table:table-cell office:value-type="float" office:value="148.5">
            <text:p>148,5</text:p>
          </table:table-cell>
          <table:table-cell office:value-type="float" office:value="230">
            <text:p>230</text:p>
          </table:table-cell>
          <table:table-cell office:value-type="float" office:value="278">
            <text:p>278</text:p>
          </table:table-cell>
          <table:table-cell office:value-type="float" office:value="131">
            <text:p>131</text:p>
          </table:table-cell>
          <table:table-cell office:value-type="float" office:value="1205">
            <text:p>1205</text:p>
          </table:table-cell>
          <table:table-cell office:value-type="float" office:value="63.5">
            <text:p>63,5</text:p>
          </table:table-cell>
          <table:table-cell office:value-type="float" office:value="65">
            <text:p>65</text:p>
          </table:table-cell>
          <table:table-cell office:value-type="float" office:value="64.25">
            <text:p>64,25</text:p>
          </table:table-cell>
          <table:table-cell office:value-type="float" office:value="163.5">
            <text:p>163,5</text:p>
          </table:table-cell>
          <table:table-cell office:value-type="float" office:value="165">
            <text:p>165</text:p>
          </table:table-cell>
          <table:table-cell office:value-type="float" office:value="164.25">
            <text:p>164,25</text:p>
          </table:table-cell>
          <table:table-cell office:value-type="float" office:value="674.5">
            <text:p>674,5</text:p>
          </table:table-cell>
          <table:table-cell office:value-type="float" office:value="533">
            <text:p>533</text:p>
          </table:table-cell>
          <table:table-cell office:value-type="float" office:value="486.5">
            <text:p>486,5</text:p>
          </table:table-cell>
          <table:table-cell office:value-type="float" office:value="473.5">
            <text:p>473,5</text:p>
          </table:table-cell>
          <table:table-cell office:value-type="float" office:value="460">
            <text:p>460</text:p>
          </table:table-cell>
          <table:table-cell office:value-type="float" office:value="13.5">
            <text:p>13,5</text:p>
          </table:table-cell>
          <table:table-cell office:value-type="float" office:value="399.5">
            <text:p>399,5</text:p>
          </table:table-cell>
          <table:table-cell office:value-type="float" office:value="393">
            <text:p>393</text:p>
          </table:table-cell>
          <table:table-cell office:value-type="float" office:value="6.5">
            <text:p>6,5</text:p>
          </table:table-cell>
          <table:table-cell office:value-type="float" office:value="193">
            <text:p>193</text:p>
          </table:table-cell>
          <table:table-cell office:value-type="float" office:value="497">
            <text:p>497</text:p>
          </table:table-cell>
          <table:table-cell office:value-type="float" office:value="486">
            <text:p>486</text:p>
          </table:table-cell>
          <table:table-cell office:value-type="float" office:value="491.5">
            <text:p>491,5</text:p>
          </table:table-cell>
          <table:table-cell office:value-type="float" office:value="402.5">
            <text:p>402,5</text:p>
          </table:table-cell>
          <table:table-cell office:value-type="float" office:value="386.5">
            <text:p>386,5</text:p>
          </table:table-cell>
          <table:table-cell office:value-type="float" office:value="0.559751037">
            <text:p>0,559751037</text:p>
          </table:table-cell>
          <table:table-cell office:value-type="float" office:value="1.265478424">
            <text:p>1,265478424</text:p>
          </table:table-cell>
          <table:table-cell office:value-type="float" office:value="0.827338129">
            <text:p>0,827338129</text:p>
          </table:table-cell>
          <table:table-cell office:value-type="float" office:value="0.108713693">
            <text:p>0,108713693</text:p>
          </table:table-cell>
          <table:table-cell office:value-type="float" office:value="0.391171994">
            <text:p>0,391171994</text:p>
          </table:table-cell>
          <table:table-cell office:value-type="float" office:value="0.053319502">
            <text:p>0,053319502</text:p>
          </table:table-cell>
          <table:table-cell office:value-type="float" office:value="0.40373444">
            <text:p>0,40373444</text:p>
          </table:table-cell>
          <table:table-cell office:value-type="float" office:value="0.328838174">
            <text:p>0,328838174</text:p>
          </table:table-cell>
          <table:table-cell office:value-type="float" office:value="0.160165975">
            <text:p>0,160165975</text:p>
          </table:table-cell>
          <table:table-cell office:value-type="float" office:value="0.327385892">
            <text:p>0,327385892</text:p>
          </table:table-cell>
          <table:table-cell office:value-type="float" office:value="0.407883817">
            <text:p>0,407883817</text:p>
          </table:table-cell>
          <table:table-cell office:value-type="float" office:value="0.117427386">
            <text:p>0,117427386</text:p>
          </table:table-cell>
          <table:table-cell office:value-type="float" office:value="0.442323651">
            <text:p>0,442323651</text:p>
          </table:table-cell>
          <table:table-cell office:value-type="float" office:value="1.93">
            <text:p>1,93</text:p>
          </table:table-cell>
        </table:table-row>
        <table:table-row table:style-name="ro1">
          <table:table-cell office:value-type="string">
            <text:p>WM-205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float" office:value="29.36">
            <text:p>29,3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4">
            <text:p>1,84</text:p>
          </table:table-cell>
          <table:table-cell office:value-type="float" office:value="3.041666667">
            <text:p>3,041666667</text:p>
          </table:table-cell>
          <table:table-cell office:value-type="float" office:value="3.8">
            <text:p>3,8</text:p>
          </table:table-cell>
          <table:table-cell office:value-type="float" office:value="2.32">
            <text:p>2,32</text:p>
          </table:table-cell>
          <table:table-cell office:value-type="float" office:value="2.2">
            <text:p>2,2</text:p>
          </table:table-cell>
          <table:table-cell office:value-type="float" office:value="3.52">
            <text:p>3,52</text:p>
          </table:table-cell>
          <table:table-cell office:value-type="float" office:value="1.541666667">
            <text:p>1,541666667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4.428571429">
            <text:p>4,428571429</text:p>
          </table:table-cell>
          <table:table-cell office:value-type="float" office:value="1.96">
            <text:p>1,96</text:p>
          </table:table-cell>
          <table:table-cell office:value-type="string">
            <text:p>.</text:p>
          </table:table-cell>
          <table:table-cell office:value-type="float" office:value="1.44">
            <text:p>1,44</text:p>
          </table:table-cell>
          <table:table-cell office:value-type="float" office:value="2.6">
            <text:p>2,6</text:p>
          </table:table-cell>
          <table:table-cell office:value-type="float" office:value="3.04">
            <text:p>3,04</text:p>
          </table:table-cell>
          <table:table-cell office:value-type="float" office:value="1.92">
            <text:p>1,92</text:p>
          </table:table-cell>
          <table:table-cell office:value-type="float" office:value="160.5">
            <text:p>160,5</text:p>
          </table:table-cell>
          <table:table-cell office:value-type="float" office:value="232">
            <text:p>232</text:p>
          </table:table-cell>
          <table:table-cell office:value-type="float" office:value="276.5">
            <text:p>276,5</text:p>
          </table:table-cell>
          <table:table-cell office:value-type="float" office:value="106">
            <text:p>106</text:p>
          </table:table-cell>
          <table:table-cell office:value-type="float" office:value="1276.5">
            <text:p>1276,5</text:p>
          </table:table-cell>
          <table:table-cell office:value-type="float" office:value="60.5">
            <text:p>60,5</text:p>
          </table:table-cell>
          <table:table-cell office:value-type="float" office:value="56.5">
            <text:p>56,5</text:p>
          </table:table-cell>
          <table:table-cell office:value-type="float" office:value="58.5">
            <text:p>58,5</text:p>
          </table:table-cell>
          <table:table-cell office:value-type="float" office:value="167.5">
            <text:p>167,5</text:p>
          </table:table-cell>
          <table:table-cell office:value-type="float" office:value="165">
            <text:p>165</text:p>
          </table:table-cell>
          <table:table-cell office:value-type="float" office:value="166.25">
            <text:p>166,25</text:p>
          </table:table-cell>
          <table:table-cell office:value-type="float" office:value="579.5">
            <text:p>579,5</text:p>
          </table:table-cell>
          <table:table-cell office:value-type="float" office:value="489">
            <text:p>489</text:p>
          </table:table-cell>
          <table:table-cell office:value-type="float" office:value="487">
            <text:p>487</text:p>
          </table:table-cell>
          <table:table-cell office:value-type="float" office:value="499.5">
            <text:p>499,5</text:p>
          </table:table-cell>
          <table:table-cell office:value-type="float" office:value="494">
            <text:p>494</text:p>
          </table:table-cell>
          <table:table-cell office:value-type="float" office:value="5.5">
            <text:p>5,5</text:p>
          </table:table-cell>
          <table:table-cell office:value-type="float" office:value="418.5">
            <text:p>418,5</text:p>
          </table:table-cell>
          <table:table-cell office:value-type="float" office:value="415">
            <text:p>415</text:p>
          </table:table-cell>
          <table:table-cell office:value-type="float" office:value="3.5">
            <text:p>3,5</text:p>
          </table:table-cell>
          <table:table-cell office:value-type="float" office:value="270">
            <text:p>270</text:p>
          </table:table-cell>
          <table:table-cell office:value-type="float" office:value="510.5">
            <text:p>510,5</text:p>
          </table:table-cell>
          <table:table-cell office:value-type="float" office:value="498.5">
            <text:p>498,5</text:p>
          </table:table-cell>
          <table:table-cell office:value-type="float" office:value="504.5">
            <text:p>504,5</text:p>
          </table:table-cell>
          <table:table-cell office:value-type="float" office:value="442.5">
            <text:p>442,5</text:p>
          </table:table-cell>
          <table:table-cell office:value-type="float" office:value="437.5">
            <text:p>437,5</text:p>
          </table:table-cell>
          <table:table-cell office:value-type="float" office:value="0.453975715">
            <text:p>0,453975715</text:p>
          </table:table-cell>
          <table:table-cell office:value-type="float" office:value="1.185071575">
            <text:p>1,185071575</text:p>
          </table:table-cell>
          <table:table-cell office:value-type="float" office:value="0.839059675">
            <text:p>0,839059675</text:p>
          </table:table-cell>
          <table:table-cell office:value-type="float" office:value="0.083039561">
            <text:p>0,083039561</text:p>
          </table:table-cell>
          <table:table-cell office:value-type="float" office:value="0.351879699">
            <text:p>0,351879699</text:p>
          </table:table-cell>
          <table:table-cell office:value-type="float" office:value="0.045828437">
            <text:p>0,045828437</text:p>
          </table:table-cell>
          <table:table-cell office:value-type="float" office:value="0.381511947">
            <text:p>0,381511947</text:p>
          </table:table-cell>
          <table:table-cell office:value-type="float" office:value="0.326478653">
            <text:p>0,326478653</text:p>
          </table:table-cell>
          <table:table-cell office:value-type="float" office:value="0.211515864">
            <text:p>0,211515864</text:p>
          </table:table-cell>
          <table:table-cell office:value-type="float" office:value="0.344692519">
            <text:p>0,344692519</text:p>
          </table:table-cell>
          <table:table-cell office:value-type="float" office:value="0.395221308">
            <text:p>0,395221308</text:p>
          </table:table-cell>
          <table:table-cell office:value-type="float" office:value="90.5">
            <text:p>90,5</text:p>
          </table:table-cell>
          <table:table-cell office:value-type="float" office:value="0.383078731">
            <text:p>0,383078731</text:p>
          </table:table-cell>
          <table:table-cell office:value-type="float" office:value="1.832016379">
            <text:p>1,832016379</text:p>
          </table:table-cell>
        </table:table-row>
        <table:table-row table:style-name="ro1">
          <table:table-cell office:value-type="string">
            <text:p>WM-223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float" office:value="42.76">
            <text:p>42,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8">
            <text:p>0,08</text:p>
          </table:table-cell>
          <table:table-cell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float" office:value="1.583333333">
            <text:p>1,583333333</text:p>
          </table:table-cell>
          <table:table-cell office:value-type="float" office:value="2.88">
            <text:p>2,88</text:p>
          </table:table-cell>
          <table:table-cell office:value-type="float" office:value="3.08">
            <text:p>3,08</text:p>
          </table:table-cell>
          <table:table-cell office:value-type="float" office:value="1.12">
            <text:p>1,12</text:p>
          </table:table-cell>
          <table:table-cell office:value-type="float" office:value="2.12">
            <text:p>2,12</text:p>
          </table:table-cell>
          <table:table-cell office:value-type="float" office:value="4.36">
            <text:p>4,36</text:p>
          </table:table-cell>
          <table:table-cell office:value-type="float" office:value="1">
            <text:p>1</text:p>
          </table:table-cell>
          <table:table-cell office:value-type="float" office:value="1.96">
            <text:p>1,96</text:p>
          </table:table-cell>
          <table:table-cell office:value-type="float" office:value="5.48">
            <text:p>5,48</text:p>
          </table:table-cell>
          <table:table-cell office:value-type="float" office:value="3.170212766">
            <text:p>3,170212766</text:p>
          </table:table-cell>
          <table:table-cell office:value-type="float" office:value="2.541666667">
            <text:p>2,541666667</text:p>
          </table:table-cell>
          <table:table-cell office:value-type="string">
            <text:p>.</text:p>
          </table:table-cell>
          <table:table-cell office:value-type="float" office:value="1.36">
            <text:p>1,36</text:p>
          </table:table-cell>
          <table:table-cell office:value-type="float" office:value="3.083333333">
            <text:p>3,083333333</text:p>
          </table:table-cell>
          <table:table-cell office:value-type="float" office:value="3">
            <text:p>3</text:p>
          </table:table-cell>
          <table:table-cell office:value-type="float" office:value="2.04">
            <text:p>2,04</text:p>
          </table:table-cell>
          <table:table-cell office:value-type="float" office:value="156">
            <text:p>156</text:p>
          </table:table-cell>
          <table:table-cell office:value-type="float" office:value="271.5">
            <text:p>271,5</text:p>
          </table:table-cell>
          <table:table-cell office:value-type="float" office:value="274">
            <text:p>274</text:p>
          </table:table-cell>
          <table:table-cell office:value-type="float" office:value="107">
            <text:p>107</text:p>
          </table:table-cell>
          <table:table-cell office:value-type="float" office:value="1242">
            <text:p>1242</text:p>
          </table:table-cell>
          <table:table-cell office:value-type="float" office:value="52.5">
            <text:p>52,5</text:p>
          </table:table-cell>
          <table:table-cell office:value-type="float" office:value="53">
            <text:p>53</text:p>
          </table:table-cell>
          <table:table-cell office:value-type="float" office:value="52.75">
            <text:p>52,75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56.5">
            <text:p>156,5</text:p>
          </table:table-cell>
          <table:table-cell office:value-type="float" office:value="649">
            <text:p>649</text:p>
          </table:table-cell>
          <table:table-cell office:value-type="float" office:value="512">
            <text:p>512</text:p>
          </table:table-cell>
          <table:table-cell office:value-type="float" office:value="498.5">
            <text:p>498,5</text:p>
          </table:table-cell>
          <table:table-cell office:value-type="float" office:value="487">
            <text:p>487</text:p>
          </table:table-cell>
          <table:table-cell office:value-type="float" office:value="508">
            <text:p>508</text:p>
          </table:table-cell>
          <table:table-cell office:value-type="float" office:value="21">
            <text:p>21</text:p>
          </table:table-cell>
          <table:table-cell office:value-type="float" office:value="418">
            <text:p>418</text:p>
          </table:table-cell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474">
            <text:p>474</text:p>
          </table:table-cell>
          <table:table-cell office:value-type="float" office:value="475.5">
            <text:p>475,5</text:p>
          </table:table-cell>
          <table:table-cell office:value-type="float" office:value="474.75">
            <text:p>474,75</text:p>
          </table:table-cell>
          <table:table-cell office:value-type="float" office:value="427">
            <text:p>427</text:p>
          </table:table-cell>
          <table:table-cell office:value-type="float" office:value="440">
            <text:p>440</text:p>
          </table:table-cell>
          <table:table-cell office:value-type="float" office:value="0.522544283">
            <text:p>0,522544283</text:p>
          </table:table-cell>
          <table:table-cell office:value-type="float" office:value="1.267578125">
            <text:p>1,267578125</text:p>
          </table:table-cell>
          <table:table-cell office:value-type="float" office:value="0.990875912">
            <text:p>0,990875912</text:p>
          </table:table-cell>
          <table:table-cell office:value-type="float" office:value="0.086151369">
            <text:p>0,086151369</text:p>
          </table:table-cell>
          <table:table-cell office:value-type="float" office:value="0.337060703">
            <text:p>0,337060703</text:p>
          </table:table-cell>
          <table:table-cell office:value-type="float" office:value="0.04247182">
            <text:p>0,04247182</text:p>
          </table:table-cell>
          <table:table-cell office:value-type="float" office:value="0.40136876">
            <text:p>0,40136876</text:p>
          </table:table-cell>
          <table:table-cell office:value-type="float" office:value="0.335346216">
            <text:p>0,335346216</text:p>
          </table:table-cell>
          <table:table-cell office:value-type="float" office:value="0.187600644">
            <text:p>0,187600644</text:p>
          </table:table-cell>
          <table:table-cell office:value-type="float" office:value="0.349033816">
            <text:p>0,349033816</text:p>
          </table:table-cell>
          <table:table-cell office:value-type="float" office:value="0.382246377">
            <text:p>0,382246377</text:p>
          </table:table-cell>
          <table:table-cell office:value-type="float" office:value="137">
            <text:p>137</text:p>
          </table:table-cell>
          <table:table-cell office:value-type="float" office:value="0.412238325">
            <text:p>0,412238325</text:p>
          </table:table-cell>
          <table:table-cell office:value-type="float" office:value="1.786760858">
            <text:p>1,786760858</text:p>
          </table:table-cell>
        </table:table-row>
        <table:table-row table:style-name="ro1">
          <table:table-cell office:value-type="string">
            <text:p>WM-238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float" office:value="24.8181818181818">
            <text:p>24,818181818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66666667">
            <text:p>1,666666667</text:p>
          </table:table-cell>
          <table:table-cell office:value-type="float" office:value="2.363636364">
            <text:p>2,363636364</text:p>
          </table:table-cell>
          <table:table-cell office:value-type="float" office:value="3.272727273">
            <text:p>3,272727273</text:p>
          </table:table-cell>
          <table:table-cell office:value-type="float" office:value="2.181818182">
            <text:p>2,181818182</text:p>
          </table:table-cell>
          <table:table-cell office:value-type="float" office:value="2.136363636">
            <text:p>2,136363636</text:p>
          </table:table-cell>
          <table:table-cell office:value-type="float" office:value="3.318181818">
            <text:p>3,318181818</text:p>
          </table:table-cell>
          <table:table-cell office:value-type="float" office:value="1.5">
            <text:p>1,5</text:p>
          </table:table-cell>
          <table:table-cell office:value-type="float" office:value="2.409090909">
            <text:p>2,409090909</text:p>
          </table:table-cell>
          <table:table-cell office:value-type="float" office:value="4.590909091">
            <text:p>4,590909091</text:p>
          </table:table-cell>
          <table:table-cell office:value-type="float" office:value="3.711538462">
            <text:p>3,711538462</text:p>
          </table:table-cell>
          <table:table-cell office:value-type="float" office:value="1.772727273">
            <text:p>1,772727273</text:p>
          </table:table-cell>
          <table:table-cell office:value-type="string">
            <text:p>.</text:p>
          </table:table-cell>
          <table:table-cell office:value-type="float" office:value="1.428571429">
            <text:p>1,428571429</text:p>
          </table:table-cell>
          <table:table-cell office:value-type="float" office:value="2.909090909">
            <text:p>2,909090909</text:p>
          </table:table-cell>
          <table:table-cell office:value-type="float" office:value="3">
            <text:p>3</text:p>
          </table:table-cell>
          <table:table-cell office:value-type="float" office:value="2.136363636">
            <text:p>2,136363636</text:p>
          </table:table-cell>
          <table:table-cell office:value-type="float" office:value="172">
            <text:p>172</text:p>
          </table:table-cell>
          <table:table-cell office:value-type="float" office:value="216">
            <text:p>216</text:p>
          </table:table-cell>
          <table:table-cell office:value-type="float" office:value="252.5">
            <text:p>252,5</text:p>
          </table:table-cell>
          <table:table-cell office:value-type="float" office:value="116">
            <text:p>116</text:p>
          </table:table-cell>
          <table:table-cell office:value-type="float" office:value="1224">
            <text:p>1224</text:p>
          </table:table-cell>
          <table:table-cell office:value-type="float" office:value="48.5">
            <text:p>48,5</text:p>
          </table:table-cell>
          <table:table-cell office:value-type="float" office:value="44">
            <text:p>44</text:p>
          </table:table-cell>
          <table:table-cell office:value-type="float" office:value="46.25">
            <text:p>46,25</text:p>
          </table:table-cell>
          <table:table-cell office:value-type="float" office:value="169.5">
            <text:p>169,5</text:p>
          </table:table-cell>
          <table:table-cell office:value-type="float" office:value="167.5">
            <text:p>167,5</text:p>
          </table:table-cell>
          <table:table-cell office:value-type="float" office:value="168.5">
            <text:p>168,5</text:p>
          </table:table-cell>
          <table:table-cell office:value-type="float" office:value="622.5">
            <text:p>622,5</text:p>
          </table:table-cell>
          <table:table-cell office:value-type="float" office:value="497.5">
            <text:p>497,5</text:p>
          </table:table-cell>
          <table:table-cell office:value-type="float" office:value="487.5">
            <text:p>487,5</text:p>
          </table:table-cell>
          <table:table-cell office:value-type="float" office:value="490.5">
            <text:p>490,5</text:p>
          </table:table-cell>
          <table:table-cell office:value-type="float" office:value="496.5">
            <text:p>496,5</text:p>
          </table:table-cell>
          <table:table-cell office:value-type="float" office:value="6">
            <text:p>6</text:p>
          </table:table-cell>
          <table:table-cell office:value-type="float" office:value="384.5">
            <text:p>384,5</text:p>
          </table:table-cell>
          <table:table-cell office:value-type="float" office:value="386.5">
            <text:p>386,5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 office:value-type="float" office:value="464.5">
            <text:p>464,5</text:p>
          </table:table-cell>
          <table:table-cell office:value-type="float" office:value="394">
            <text:p>394</text:p>
          </table:table-cell>
          <table:table-cell office:value-type="float" office:value="417">
            <text:p>417</text:p>
          </table:table-cell>
          <table:table-cell office:value-type="float" office:value="0.508578431">
            <text:p>0,508578431</text:p>
          </table:table-cell>
          <table:table-cell office:value-type="float" office:value="1.251256281">
            <text:p>1,251256281</text:p>
          </table:table-cell>
          <table:table-cell office:value-type="float" office:value="0.855445545">
            <text:p>0,855445545</text:p>
          </table:table-cell>
          <table:table-cell office:value-type="float" office:value="0.094771242">
            <text:p>0,094771242</text:p>
          </table:table-cell>
          <table:table-cell office:value-type="float" office:value="0.274480712">
            <text:p>0,274480712</text:p>
          </table:table-cell>
          <table:table-cell office:value-type="float" office:value="0.037785948">
            <text:p>0,037785948</text:p>
          </table:table-cell>
          <table:table-cell office:value-type="float" office:value="0.398284314">
            <text:p>0,398284314</text:p>
          </table:table-cell>
          <table:table-cell office:value-type="float" office:value="0.31495098">
            <text:p>0,31495098</text:p>
          </table:table-cell>
          <table:table-cell office:value-type="float" office:value="0.194444444">
            <text:p>0,194444444</text:p>
          </table:table-cell>
          <table:table-cell office:value-type="float" office:value="0.33129085">
            <text:p>0,33129085</text:p>
          </table:table-cell>
          <table:table-cell office:value-type="float" office:value="0.379493464">
            <text:p>0,379493464</text:p>
          </table:table-cell>
          <table:table-cell office:value-type="float" office:value="125">
            <text:p>125</text:p>
          </table:table-cell>
          <table:table-cell office:value-type="float" office:value="0.406454248">
            <text:p>0,406454248</text:p>
          </table:table-cell>
          <table:table-cell office:value-type="float" office:value="1.815625284">
            <text:p>1,815625284</text:p>
          </table:table-cell>
        </table:table-row>
        <table:table-row table:style-name="ro1" table:number-rows-repeated="1048521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/07/2018</text:date>, <text:time>15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FD_20_2.0.3_20_Norming_20_Data" style:display-name="PageStyle_CFD 2.0.3 Norming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" style:display-name="PageStyle_CFD 2.0.3 Norming Da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" style:display-name="PageStyle_CFD 2.0.3 Norming Da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" style:display-name="PageStyle_CFD 2.0.3 Norming Dat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" style:display-name="PageStyle_CFD 2.0.3 Norming Dat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5" style:display-name="PageStyle_CFD 2.0.3 Norming Data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6" style:display-name="PageStyle_CFD 2.0.3 Norming Data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7" style:display-name="PageStyle_CFD 2.0.3 Norming Dat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8" style:display-name="PageStyle_CFD 2.0.3 Norming Dat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9" style:display-name="PageStyle_CFD 2.0.3 Norming Dat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0" style:display-name="PageStyle_CFD 2.0.3 Norming Dat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1" style:display-name="PageStyle_CFD 2.0.3 Norming Dat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2" style:display-name="PageStyle_CFD 2.0.3 Norming Dat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3" style:display-name="PageStyle_CFD 2.0.3 Norming Dat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4" style:display-name="PageStyle_CFD 2.0.3 Norming Data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5" style:display-name="PageStyle_CFD 2.0.3 Norming Dat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6" style:display-name="PageStyle_CFD 2.0.3 Norming Data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7" style:display-name="PageStyle_CFD 2.0.3 Norming Data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8" style:display-name="PageStyle_CFD 2.0.3 Norming Data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19" style:display-name="PageStyle_CFD 2.0.3 Norming Data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0" style:display-name="PageStyle_CFD 2.0.3 Norming Data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1" style:display-name="PageStyle_CFD 2.0.3 Norming Data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2" style:display-name="PageStyle_CFD 2.0.3 Norming Data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3" style:display-name="PageStyle_CFD 2.0.3 Norming Data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4" style:display-name="PageStyle_CFD 2.0.3 Norming Data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5" style:display-name="PageStyle_CFD 2.0.3 Norming Data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6" style:display-name="PageStyle_CFD 2.0.3 Norming Data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7" style:display-name="PageStyle_CFD 2.0.3 Norming Data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8" style:display-name="PageStyle_CFD 2.0.3 Norming Data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29" style:display-name="PageStyle_CFD 2.0.3 Norming Data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0" style:display-name="PageStyle_CFD 2.0.3 Norming Data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1" style:display-name="PageStyle_CFD 2.0.3 Norming Data 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2" style:display-name="PageStyle_CFD 2.0.3 Norming Data 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3" style:display-name="PageStyle_CFD 2.0.3 Norming Data 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4" style:display-name="PageStyle_CFD 2.0.3 Norming Data 3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5" style:display-name="PageStyle_CFD 2.0.3 Norming Data 3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6" style:display-name="PageStyle_CFD 2.0.3 Norming Data 3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7" style:display-name="PageStyle_CFD 2.0.3 Norming Data 3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8" style:display-name="PageStyle_CFD 2.0.3 Norming Data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39" style:display-name="PageStyle_CFD 2.0.3 Norming Data 3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0" style:display-name="PageStyle_CFD 2.0.3 Norming Data 4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1" style:display-name="PageStyle_CFD 2.0.3 Norming Data 4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2" style:display-name="PageStyle_CFD 2.0.3 Norming Data 4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3" style:display-name="PageStyle_CFD 2.0.3 Norming Data 4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4" style:display-name="PageStyle_CFD 2.0.3 Norming Data 4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5" style:display-name="PageStyle_CFD 2.0.3 Norming Data 4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6" style:display-name="PageStyle_CFD 2.0.3 Norming Data 4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7" style:display-name="PageStyle_CFD 2.0.3 Norming Data 4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8" style:display-name="PageStyle_CFD 2.0.3 Norming Data 4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49" style:display-name="PageStyle_CFD 2.0.3 Norming Data 4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50" style:display-name="PageStyle_CFD 2.0.3 Norming Data 5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51" style:display-name="PageStyle_CFD 2.0.3 Norming Data 5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52" style:display-name="PageStyle_CFD 2.0.3 Norming Data 5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FD_20_2.0.3_20_Norming_20_Data_20_53" style:display-name="PageStyle_CFD 2.0.3 Norming Data 5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4:49:22.72</meta:creation-date>
    <dc:date>2018-07-18T15:17:29.66</dc:date>
    <meta:editing-duration>PT12M56S</meta:editing-duration>
    <meta:editing-cycles>1</meta:editing-cycles>
    <meta:document-statistic meta:table-count="3" meta:cell-count="3522" meta:object-count="0"/>
    <meta:generator>OpenOffice/4.1.5$Win32 OpenOffice.org_project/415m1$Build-9789</meta:generator>
  </office:meta>
</office:document-meta>
</file>